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3cm"/>
    </style:style>
    <style:style style:name="co2" style:family="table-column">
      <style:table-column-properties fo:break-before="auto" style:column-width="1.7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828cm"/>
    </style:style>
    <style:style style:name="co5" style:family="table-column">
      <style:table-column-properties fo:break-before="auto" style:column-width="1.686cm"/>
    </style:style>
    <style:style style:name="co6" style:family="table-column">
      <style:table-column-properties fo:break-before="auto" style:column-width="1.877cm"/>
    </style:style>
    <style:style style:name="co7" style:family="table-column">
      <style:table-column-properties fo:break-before="auto" style:column-width="5.279cm"/>
    </style:style>
    <style:style style:name="co8" style:family="table-column">
      <style:table-column-properties fo:break-before="auto" style:column-width="1.972cm"/>
    </style:style>
    <style:style style:name="co9" style:family="table-column">
      <style:table-column-properties fo:break-before="auto" style:column-width="4.8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6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="0.74pt solid #000000"/>
    </style:style>
    <style:style style:name="ce55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5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57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58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61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62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</style:style>
    <style:style style:name="ce63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6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69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0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72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ff0000" fo:font-weight="bold" style:font-weight-asian="bold" style:font-weight-complex="bold"/>
    </style:style>
    <style:style style:name="ce73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75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7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8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7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font-name="Liberation Sans"/>
    </style:style>
    <style:style style:name="ce3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HK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9" table:default-cell-style-name="ce53"/>
        <table:table-column table:style-name="co2" table:default-cell-style-name="Default"/>
        <table:table-column table:style-name="co2" table:default-cell-style-name="ce1"/>
        <table:table-column table:style-name="co2" table:number-columns-repeated="9" table:default-cell-style-name="ce53"/>
        <table:table-column table:style-name="co3" table:default-cell-style-name="Default"/>
        <table:table-column table:style-name="co4" table:default-cell-style-name="ce55"/>
        <table:table-column table:style-name="co5" table:number-columns-repeated="8" table:default-cell-style-name="Default"/>
        <table:table-column table:style-name="co5" table:default-cell-style-name="ce59"/>
        <table:table-column table:style-name="co5" table:number-columns-repeated="4" table:default-cell-style-name="Default"/>
        <table:table-column table:style-name="co3" table:default-cell-style-name="Default"/>
        <table:table-column table:style-name="co2" table:default-cell-style-name="ce1"/>
        <table:table-column table:style-name="co2" table:number-columns-repeated="9" table:default-cell-style-name="ce53"/>
        <table:table-column table:style-name="co3" table:default-cell-style-name="Default"/>
        <table:table-column table:style-name="co4" table:default-cell-style-name="Default"/>
        <table:table-column table:style-name="co5" table:number-columns-repeated="13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" table:default-cell-style-name="Default"/>
        <table:table-column table:style-name="co3" table:number-columns-repeated="7" table:default-cell-style-name="Default"/>
        <table:table-column table:style-name="co9" table:default-cell-style-name="Default"/>
        <table:table-column table:style-name="co3" table:number-columns-repeated="5" table:default-cell-style-name="Default"/>
        <table:table-row table:style-name="ro1" table:number-rows-repeated="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 table:number-columns-repeated="10"/>
          <table:table-cell table:number-columns-repeated="41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Test data in the same dataset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style-name="Default" office:value-type="string" calcext:value-type="string">
            <text:p>Test data isn’t in the same dataset</text:p>
          </table:table-cell>
          <table:table-cell table:style-name="Default" table:number-columns-repeated="6"/>
          <table:table-cell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 table:number-columns-repeated="3"/>
          <table:table-cell table:style-name="Default" office:value-type="string" calcext:value-type="string">
            <text:p>Test data is self-collected (17.32% contaminated)</text:p>
          </table:table-cell>
          <table:table-cell table:style-name="Default" table:number-columns-repeated="6"/>
          <table:table-cell table:number-columns-repeated="41"/>
        </table:table-row>
        <table:table-row table:style-name="ro1" table:number-rows-repeated="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 table:number-columns-repeated="10"/>
          <table:table-cell table:number-columns-repeated="41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2 results (0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<text:span text:style-name="T1">NF-UNSW-NB15-v2 (0% contamination) train and NF-UNSW-NB15-v3 test</text:span>.</text:p>
          </table:table-cell>
          <table:table-cell table:style-name="Default" table:number-columns-repeated="8"/>
          <table:table-cell/>
          <table:table-cell table:style-name="ce52"/>
          <table:table-cell office:value-type="string" calcext:value-type="string">
            <text:p>Performance evaluation for metrics on all datasets compared with the baseline algorithms (0% contamination).</text:p>
          </table:table-cell>
          <table:table-cell table:number-columns-repeated="7"/>
          <table:table-cell table:style-name="Default"/>
          <table:table-cell table:number-columns-repeated="5"/>
          <table:table-cell table:style-name="Default"/>
          <table:table-cell table:style-name="Default" office:value-type="string" calcext:value-type="string">
            <text:p><text:span text:style-name="T1">NF-UNSW-NB15-v2 (0% contamination) train and cleaned_unsw_output test</text:span>.</text:p>
          </table:table-cell>
          <table:table-cell table:style-name="Default" table:number-columns-repeated="8"/>
          <table:table-cell/>
          <table:table-cell office:value-type="string" calcext:value-type="string">
            <text:p>Performance evaluation for metrics on all datasets compared with the baseline algorithms (0% contamination). Test data is self-collected</text:p>
          </table:table-cell>
          <table:table-cell table:number-columns-repeated="39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 table:number-columns-repeated="10"/>
          <table:table-cell table:number-columns-repeated="36"/>
          <table:table-cell office:value-type="string" calcext:value-type="string">
            <text:p>Merged</text:p>
          </table:table-cell>
          <table:table-cell office:value-type="string" calcext:value-type="string">
            <text:p>CSE-v2</text:p>
          </table:table-cell>
          <table:table-cell office:value-type="string" calcext:value-type="string">
            <text:p>CSE-v3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number-columns-repeated="2" table:style-name="ce1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/>
          <table:table-cell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/>
          <table:table-cell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  <table:table-cell table:number-columns-repeated="2"/>
          <table:table-cell table:style-name="ce4"/>
          <table:table-cell table:style-name="ce1" office:value-type="string" calcext:value-type="string" table:number-columns-spanned="3" table:number-rows-spanned="1">
            <text:p>Self-Collected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>
            <text:p>Average</text:p>
          </table:table-cell>
          <table:table-cell/>
          <table:table-cell table:style-name="ce32" office:value-type="string" calcext:value-type="string">
            <text:p>Benign</text:p>
          </table:table-cell>
          <table:table-cell table:style-name="ce33" office:value-type="float" office:value="63554" calcext:value-type="float">
            <text:p>63554</text:p>
          </table:table-cell>
          <table:table-cell table:style-name="ce33" office:value-type="float" office:value="166205" calcext:value-type="float">
            <text:p>166205</text:p>
          </table:table-cell>
          <table:table-cell table:style-name="ce33" office:value-type="float" office:value="175543" calcext:value-type="float">
            <text:p>175543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/>
          <table:table-cell office:value-type="string" calcext:value-type="string">
            <text:p>Bot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14207" calcext:value-type="float">
            <text:p>14207</text:p>
          </table:table-cell>
          <table:table-cell table:style-name="ce33" office:value-type="float" office:value="20730" calcext:value-type="float">
            <text:p>2073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CA</text:p>
          </table:table-cell>
          <table:table-cell office:value-type="percentage" office:value="0.9445" calcext:value-type="percentage">
            <text:p>94.45%</text:p>
          </table:table-cell>
          <table:table-cell office:value-type="percentage" office:value="0.7099" calcext:value-type="percentage">
            <text:p>70.99%</text:p>
          </table:table-cell>
          <table:table-cell office:value-type="percentage" office:value="0.5687" calcext:value-type="percentage">
            <text:p>56.87%</text:p>
          </table:table-cell>
          <table:table-cell office:value-type="percentage" office:value="0.9764" calcext:value-type="percentage">
            <text:p>97.64%</text:p>
          </table:table-cell>
          <table:table-cell office:value-type="percentage" office:value="0.8359" calcext:value-type="percentage">
            <text:p>83.59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9757" calcext:value-type="percentage">
            <text:p>97.57%</text:p>
          </table:table-cell>
          <table:table-cell office:value-type="percentage" office:value="0.8271" calcext:value-type="percentage">
            <text:p>82.71%</text:p>
          </table:table-cell>
          <table:table-cell office:value-type="percentage" office:value="0.6104" calcext:value-type="percentage">
            <text:p>61.04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5696" calcext:value-type="percentage">
            <text:p>56.96%</text:p>
          </table:table-cell>
          <table:table-cell office:value-type="percentage" office:value="0.4354" calcext:value-type="percentage">
            <text:p>43.5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PCA</text:p>
          </table:table-cell>
          <table:table-cell table:style-name="ce58" table:formula="of:=[.C10]" office:value-type="percentage" office:value="0.9445" calcext:value-type="percentage">
            <text:p>94.45%</text:p>
          </table:table-cell>
          <table:table-cell table:style-name="ce58" table:formula="of:=[.D10]" office:value-type="percentage" office:value="0.7099" calcext:value-type="percentage">
            <text:p>70.99%</text:p>
          </table:table-cell>
          <table:table-cell table:style-name="ce58" table:formula="of:=[.E10]" office:value-type="percentage" office:value="0.5687" calcext:value-type="percentage">
            <text:p>56.87%</text:p>
          </table:table-cell>
          <table:table-cell table:style-name="ce58" table:formula="of:=[.C28]" office:value-type="percentage" office:value="0.883" calcext:value-type="percentage">
            <text:p>88.30%</text:p>
          </table:table-cell>
          <table:table-cell table:style-name="ce58" table:formula="of:=[.D28]" office:value-type="percentage" office:value="0.7684" calcext:value-type="percentage">
            <text:p>76.84%</text:p>
          </table:table-cell>
          <table:table-cell table:style-name="ce58" table:formula="of:=[.E28]" office:value-type="percentage" office:value="0.7513" calcext:value-type="percentage">
            <text:p>75.13%</text:p>
          </table:table-cell>
          <table:table-cell table:style-name="ce58" table:formula="of:=[.C46]" office:value-type="percentage" office:value="0.9873" calcext:value-type="percentage">
            <text:p>98.73%</text:p>
          </table:table-cell>
          <table:table-cell table:style-name="ce58" table:formula="of:=[.D46]" office:value-type="percentage" office:value="0.908" calcext:value-type="percentage">
            <text:p>90.80%</text:p>
          </table:table-cell>
          <table:table-cell table:style-name="ce58" table:formula="of:=[.E46]" office:value-type="percentage" office:value="0.7183" calcext:value-type="percentage">
            <text:p>71.83%</text:p>
          </table:table-cell>
          <table:table-cell table:style-name="ce58" table:formula="of:=[.C64]" office:value-type="percentage" office:value="0.7992" calcext:value-type="percentage">
            <text:p>79.92%</text:p>
          </table:table-cell>
          <table:table-cell table:style-name="ce67" table:formula="of:=[.D64]" office:value-type="percentage" office:value="0.5103" calcext:value-type="percentage">
            <text:p>51.03%</text:p>
          </table:table-cell>
          <table:table-cell table:style-name="ce67" table:formula="of:=[.E64]" office:value-type="percentage" office:value="0.1204" calcext:value-type="percentage">
            <text:p>12.04%</text:p>
          </table:table-cell>
          <table:table-cell table:style-name="ce69" table:formula="of:=AVERAGE([.Z10];[.AC10];[.AF10];[.AI10])" office:value-type="percentage" office:value="0.72415" calcext:value-type="percentage">
            <text:p>72.42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9202" calcext:value-type="percentage">
            <text:p>92.02%</text:p>
          </table:table-cell>
          <table:table-cell office:value-type="percentage" office:value="0.8921" calcext:value-type="percentage">
            <text:p>89.21%</text:p>
          </table:table-cell>
          <table:table-cell office:value-type="percentage" office:value="0.9391" calcext:value-type="percentage">
            <text:p>93.91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style-name="ce55" office:value-type="string" calcext:value-type="string">
            <text:p>Raw-Features-PCA</text:p>
          </table:table-cell>
          <table:table-cell table:style-name="ce65" table:formula="of:=[.AN10]" office:value-type="percentage" office:value="0.9202" calcext:value-type="percentage">
            <text:p>92.02%</text:p>
          </table:table-cell>
          <table:table-cell table:style-name="ce65" table:formula="of:=[.AO10]" office:value-type="percentage" office:value="0.8921" calcext:value-type="percentage">
            <text:p>89.21%</text:p>
          </table:table-cell>
          <table:table-cell table:style-name="ce27" table:formula="of:=[.AP10]" office:value-type="percentage" office:value="0.9391" calcext:value-type="percentage">
            <text:p>93.91%</text:p>
          </table:table-cell>
          <table:table-cell table:style-name="ce65" table:formula="of:=[.AN28]" office:value-type="percentage" office:value="0.9129" calcext:value-type="percentage">
            <text:p>91.29%</text:p>
          </table:table-cell>
          <table:table-cell table:style-name="ce65" table:formula="of:=[.AO28]" office:value-type="percentage" office:value="0.861" calcext:value-type="percentage">
            <text:p>86.10%</text:p>
          </table:table-cell>
          <table:table-cell table:style-name="ce65" table:formula="of:=[.AP28]" office:value-type="percentage" office:value="0.8708" calcext:value-type="percentage">
            <text:p>87.08%</text:p>
          </table:table-cell>
          <table:table-cell table:style-name="ce67" table:formula="of:=[.AN46]" office:value-type="percentage" office:value="0.754" calcext:value-type="percentage">
            <text:p>75.40%</text:p>
          </table:table-cell>
          <table:table-cell table:style-name="ce67" table:formula="of:=[.AO46]" office:value-type="percentage" office:value="0.5632" calcext:value-type="percentage">
            <text:p>56.32%</text:p>
          </table:table-cell>
          <table:table-cell table:style-name="ce58" table:formula="of:=[.AP46]" office:value-type="percentage" office:value="0.2132" calcext:value-type="percentage">
            <text:p>21.32%</text:p>
          </table:table-cell>
          <table:table-cell table:style-name="ce58" table:formula="of:=[.AN64]" office:value-type="percentage" office:value="0.73" calcext:value-type="percentage">
            <text:p>73.00%</text:p>
          </table:table-cell>
          <table:table-cell table:style-name="ce67" table:formula="of:=[.AO64]" office:value-type="percentage" office:value="0.5894" calcext:value-type="percentage">
            <text:p>58.94%</text:p>
          </table:table-cell>
          <table:table-cell table:style-name="ce67" table:formula="of:=[.AP64]" office:value-type="percentage" office:value="0.418" calcext:value-type="percentage">
            <text:p>41.80%</text:p>
          </table:table-cell>
          <table:table-cell table:style-name="ce75" table:formula="of:=AVERAGE([.AZ10];[.BC10];[.BF10];[.BI10])" office:value-type="percentage" office:value="0.726425" calcext:value-type="percentage">
            <text:p>72.64%</text:p>
          </table:table-cell>
          <table:table-cell table:number-columns-repeated="2"/>
          <table:table-cell table:style-name="ce55" office:value-type="string" calcext:value-type="string">
            <text:p>Raw-Features-RF</text:p>
          </table:table-cell>
          <table:table-cell table:style-name="ce27" office:value-type="percentage" office:value="0.8697" calcext:value-type="percentage">
            <text:p>86.97%</text:p>
          </table:table-cell>
          <table:table-cell table:style-name="ce27" office:value-type="percentage" office:value="0.8325" calcext:value-type="percentage">
            <text:p>83.25%</text:p>
          </table:table-cell>
          <table:table-cell table:style-name="ce27" office:value-type="percentage" office:value="0.8501" calcext:value-type="percentage">
            <text:p>85.01%</text:p>
          </table:table-cell>
          <table:table-cell table:style-name="ce27" office:value-type="percentage" office:value="0.8343" calcext:value-type="percentage">
            <text:p>83.43%</text:p>
          </table:table-cell>
          <table:table-cell table:style-name="ce27" office:value-type="percentage" office:value="0.6044" calcext:value-type="percentage">
            <text:p>60.44%</text:p>
          </table:table-cell>
          <table:table-cell table:style-name="ce27" office:value-type="percentage" office:value="0.7234" calcext:value-type="percentage">
            <text:p>72.34%</text:p>
          </table:table-cell>
          <table:table-cell table:style-name="ce58" office:value-type="percentage" office:value="0.7839" calcext:value-type="percentage">
            <text:p>78.39%</text:p>
          </table:table-cell>
          <table:table-cell table:style-name="ce58" office:value-type="percentage" office:value="0.5572" calcext:value-type="percentage">
            <text:p>55.72%</text:p>
          </table:table-cell>
          <table:table-cell table:style-name="ce58" office:value-type="percentage" office:value="0.6079" calcext:value-type="percentage">
            <text:p>60.79%</text:p>
          </table:table-cell>
          <table:table-cell table:style-name="ce58" office:value-type="percentage" office:value="0.8265" calcext:value-type="percentage">
            <text:p>82.65%</text:p>
          </table:table-cell>
          <table:table-cell table:style-name="ce58" office:value-type="percentage" office:value="0.732" calcext:value-type="percentage">
            <text:p>73.20%</text:p>
          </table:table-cell>
          <table:table-cell table:style-name="ce58" office:value-type="percentage" office:value="0.7892" calcext:value-type="percentage">
            <text:p>78.92%</text:p>
          </table:table-cell>
          <table:table-cell table:style-name="ce58" office:value-type="percentage" office:value="0.8125" calcext:value-type="percentage">
            <text:p>81.25%</text:p>
          </table:table-cell>
          <table:table-cell table:style-name="ce58" office:value-type="percentage" office:value="0.6979" calcext:value-type="percentage">
            <text:p>69.79%</text:p>
          </table:table-cell>
          <table:table-cell table:style-name="ce58" office:value-type="percentage" office:value="0.7958" calcext:value-type="percentage">
            <text:p>79.58%</text:p>
          </table:table-cell>
          <table:table-cell table:style-name="ce69" table:formula="of:=AVERAGE([.BS10];[.BV10];[.BY10];[.CB10])" office:value-type="percentage" office:value="0.647875" calcext:value-type="percentage">
            <text:p>64.79%</text:p>
          </table:table-cell>
          <table:table-cell/>
          <table:table-cell table:style-name="ce32" office:value-type="string" calcext:value-type="string">
            <text:p>Brute Force – Web</text:p>
          </table:table-cell>
          <table:table-cell table:style-name="ce33" office:value-type="float" office:value="14510" calcext:value-type="float">
            <text:p>14510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169" calcext:value-type="float">
            <text:p>169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F</text:p>
          </table:table-cell>
          <table:table-cell office:value-type="percentage" office:value="0.8964" calcext:value-type="percentage">
            <text:p>89.64%</text:p>
          </table:table-cell>
          <table:table-cell office:value-type="percentage" office:value="0.6637" calcext:value-type="percentage">
            <text:p>66.37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8562" calcext:value-type="percentage">
            <text:p>85.62%</text:p>
          </table:table-cell>
          <table:table-cell office:value-type="percentage" office:value="0.6876" calcext:value-type="percentage">
            <text:p>68.76%</text:p>
          </table:table-cell>
          <table:table-cell office:value-type="percentage" office:value="0.9851" calcext:value-type="percentage">
            <text:p>98.51%</text:p>
          </table:table-cell>
          <table:table-cell office:value-type="percentage" office:value="0.9057" calcext:value-type="percentage">
            <text:p>90.57%</text:p>
          </table:table-cell>
          <table:table-cell office:value-type="percentage" office:value="0.8491" calcext:value-type="percentage">
            <text:p>84.91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5866" calcext:value-type="percentage">
            <text:p>58.66%</text:p>
          </table:table-cell>
          <table:table-cell office:value-type="percentage" office:value="0.4423" calcext:value-type="percentage">
            <text:p>44.23%</text:p>
          </table:table-cell>
          <table:table-cell office:value-type="percentage" office:value="0.9505" calcext:value-type="percentage">
            <text:p>95.05%</text:p>
          </table:table-cell>
          <table:table-cell office:value-type="percentage" office:value="0.9698" calcext:value-type="percentage">
            <text:p>96.98%</text:p>
          </table:table-cell>
          <table:table-cell office:value-type="percentage" office:value="0.7012" calcext:value-type="percentage">
            <text:p>70.12%</text:p>
          </table:table-cell>
          <table:table-cell office:value-type="percentage" office:value="0.2643" calcext:value-type="percentage">
            <text:p>26.43%</text:p>
          </table:table-cell>
          <table:table-cell office:value-type="percentage" office:value="0.9999" calcext:value-type="percentage">
            <text:p>99.99%</text:p>
          </table:table-cell>
          <table:table-cell office:value-type="percentage" office:value="0.9991" calcext:value-type="percentage">
            <text:p>99.91%</text:p>
          </table:table-cell>
          <table:table-cell office:value-type="percentage" office:value="0.9998" calcext:value-type="percentage">
            <text:p>99.98%</text:p>
          </table:table-cell>
          <table:table-cell/>
          <table:table-cell table:style-name="ce56" office:value-type="string" calcext:value-type="string">
            <text:p>Anomal-E-PCA</text:p>
          </table:table-cell>
          <table:table-cell table:style-name="ce59" table:formula="of:=[.F10]" office:value-type="percentage" office:value="0.9764" calcext:value-type="percentage">
            <text:p>97.64%</text:p>
          </table:table-cell>
          <table:table-cell table:style-name="ce59" table:formula="of:=[.G10]" office:value-type="percentage" office:value="0.8359" calcext:value-type="percentage">
            <text:p>83.59%</text:p>
          </table:table-cell>
          <table:table-cell table:style-name="ce59" table:formula="of:=[.H10]" office:value-type="percentage" office:value="0.642" calcext:value-type="percentage">
            <text:p>64.20%</text:p>
          </table:table-cell>
          <table:table-cell table:style-name="ce62" table:formula="of:=[.F28]" office:value-type="percentage" office:value="0.9782" calcext:value-type="percentage">
            <text:p>97.82%</text:p>
          </table:table-cell>
          <table:table-cell table:style-name="ce62" table:formula="of:=[.G28]" office:value-type="percentage" office:value="0.9443" calcext:value-type="percentage">
            <text:p>94.43%</text:p>
          </table:table-cell>
          <table:table-cell table:style-name="ce62" table:formula="of:=[.H28]" office:value-type="percentage" office:value="0.8267" calcext:value-type="percentage">
            <text:p>82.67%</text:p>
          </table:table-cell>
          <table:table-cell table:style-name="ce59" table:formula="of:=[.F46]" office:value-type="percentage" office:value="0.999" calcext:value-type="percentage">
            <text:p>99.90%</text:p>
          </table:table-cell>
          <table:table-cell table:style-name="ce59" table:formula="of:=[.G46]" office:value-type="percentage" office:value="0.9938" calcext:value-type="percentage">
            <text:p>99.38%</text:p>
          </table:table-cell>
          <table:table-cell table:formula="of:=[.H46]" office:value-type="percentage" office:value="1" calcext:value-type="percentage">
            <text:p>100.00%</text:p>
          </table:table-cell>
          <table:table-cell table:style-name="ce62" table:formula="of:=[.F64]" office:value-type="percentage" office:value="0.8294" calcext:value-type="percentage">
            <text:p>82.94%</text:p>
          </table:table-cell>
          <table:table-cell table:style-name="ce62" table:formula="of:=[.G64]" office:value-type="percentage" office:value="0.4822" calcext:value-type="percentage">
            <text:p>48.22%</text:p>
          </table:table-cell>
          <table:table-cell table:style-name="ce62" table:formula="of:=[.H64]" office:value-type="percentage" office:value="0.0407" calcext:value-type="percentage">
            <text:p>4.07%</text:p>
          </table:table-cell>
          <table:table-cell table:style-name="ce70" table:formula="of:=AVERAGE([.Z11];[.AC11];[.AF11];[.AI11])" office:value-type="percentage" office:value="0.81405" calcext:value-type="percentage">
            <text:p>81.41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7604" calcext:value-type="percentage">
            <text:p>76.04%</text:p>
          </table:table-cell>
          <table:table-cell office:value-type="percentage" office:value="0.5743" calcext:value-type="percentage">
            <text:p>57.43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4388" calcext:value-type="percentage">
            <text:p>43.88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18" calcext:value-type="percentage">
            <text:p>78.18%</text:p>
          </table:table-cell>
          <table:table-cell office:value-type="percentage" office:value="0.439" calcext:value-type="percentage">
            <text:p>43.90%</text:p>
          </table:table-cell>
          <table:table-cell office:value-type="percentage" office:value="0.0002" calcext:value-type="percentage">
            <text:p>0.02%</text:p>
          </table:table-cell>
          <table:table-cell/>
          <table:table-cell table:style-name="ce56" office:value-type="string" calcext:value-type="string">
            <text:p>Anomal-E-PCA</text:p>
          </table:table-cell>
          <table:table-cell table:style-name="ce27" table:formula="of:=[.AQ10]" office:value-type="percentage" office:value="0.2183" calcext:value-type="percentage">
            <text:p>21.83%</text:p>
          </table:table-cell>
          <table:table-cell table:style-name="ce27" table:formula="of:=[.AR10]" office:value-type="percentage" office:value="0.1792" calcext:value-type="percentage">
            <text:p>17.92%</text:p>
          </table:table-cell>
          <table:table-cell table:style-name="ce65" table:formula="of:=[.AS10]" office:value-type="percentage" office:value="1" calcext:value-type="percentage">
            <text:p>100.00%</text:p>
          </table:table-cell>
          <table:table-cell table:style-name="ce27" table:formula="of:=[.AQ28]" office:value-type="percentage" office:value="0.8268" calcext:value-type="percentage">
            <text:p>82.68%</text:p>
          </table:table-cell>
          <table:table-cell table:style-name="ce27" table:formula="of:=[.AR28]" office:value-type="percentage" office:value="0.4529" calcext:value-type="percentage">
            <text:p>45.29%</text:p>
          </table:table-cell>
          <table:table-cell table:style-name="ce27" table:formula="of:=[.AS28]" office:value-type="percentage" office:value="0.0003" calcext:value-type="percentage">
            <text:p>0.03%</text:p>
          </table:table-cell>
          <table:table-cell table:style-name="ce68" table:formula="of:=[.AQ46]" office:value-type="percentage" office:value="0.2183" calcext:value-type="percentage">
            <text:p>21.83%</text:p>
          </table:table-cell>
          <table:table-cell table:style-name="ce68" table:formula="of:=[.AR46]" office:value-type="percentage" office:value="0.1792" calcext:value-type="percentage">
            <text:p>17.92%</text:p>
          </table:table-cell>
          <table:table-cell table:style-name="ce59" table:formula="of:=[.AS46]" office:value-type="percentage" office:value="1" calcext:value-type="percentage">
            <text:p>100.00%</text:p>
          </table:table-cell>
          <table:table-cell table:style-name="ce59" table:formula="of:=[.AQ64]" office:value-type="percentage" office:value="0.8267" calcext:value-type="percentage">
            <text:p>82.67%</text:p>
          </table:table-cell>
          <table:table-cell table:style-name="ce68" table:formula="of:=[.AR64]" office:value-type="percentage" office:value="0.4526" calcext:value-type="percentage">
            <text:p>45.26%</text:p>
          </table:table-cell>
          <table:table-cell table:style-name="ce68" table:formula="of:=[.AS64]" office:value-type="percentage" office:value="0" calcext:value-type="percentage">
            <text:p>0.00%</text:p>
          </table:table-cell>
          <table:table-cell table:style-name="ce74" table:formula="of:=AVERAGE([.AZ11];[.BC11];[.BF11];[.BI11])" office:value-type="percentage" office:value="0.315975" calcext:value-type="percentage">
            <text:p>31.60%</text:p>
          </table:table-cell>
          <table:table-cell table:number-columns-repeated="2"/>
          <table:table-cell table:style-name="ce56" office:value-type="string" calcext:value-type="string">
            <text:p>Anomal-E-RF</text:p>
          </table:table-cell>
          <table:table-cell table:style-name="ce27" office:value-type="percentage" office:value="0.0339" calcext:value-type="percentage">
            <text:p>3.39%</text:p>
          </table:table-cell>
          <table:table-cell table:style-name="ce27" office:value-type="percentage" office:value="0.0221" calcext:value-type="percentage">
            <text:p>2.21%</text:p>
          </table:table-cell>
          <table:table-cell table:style-name="ce27" office:value-type="percentage" office:value="0.0514" calcext:value-type="percentage">
            <text:p>5.14%</text:p>
          </table:table-cell>
          <table:table-cell table:style-name="ce27" office:value-type="percentage" office:value="0.4415" calcext:value-type="percentage">
            <text:p>44.15%</text:p>
          </table:table-cell>
          <table:table-cell table:style-name="ce27" office:value-type="percentage" office:value="0.1944" calcext:value-type="percentage">
            <text:p>19.44%</text:p>
          </table:table-cell>
          <table:table-cell table:style-name="ce27" office:value-type="percentage" office:value="0.2599" calcext:value-type="percentage">
            <text:p>25.99%</text:p>
          </table:table-cell>
          <table:table-cell table:style-name="ce68" office:value-type="percentage" office:value="0.4207" calcext:value-type="percentage">
            <text:p>42.07%</text:p>
          </table:table-cell>
          <table:table-cell table:style-name="ce68" office:value-type="percentage" office:value="0.1977" calcext:value-type="percentage">
            <text:p>19.77%</text:p>
          </table:table-cell>
          <table:table-cell table:style-name="ce68" office:value-type="percentage" office:value="0.2926" calcext:value-type="percentage">
            <text:p>29.26%</text:p>
          </table:table-cell>
          <table:table-cell table:style-name="ce68" office:value-type="percentage" office:value="0.8421" calcext:value-type="percentage">
            <text:p>84.21%</text:p>
          </table:table-cell>
          <table:table-cell table:style-name="ce68" office:value-type="percentage" office:value="0.6199" calcext:value-type="percentage">
            <text:p>61.99%</text:p>
          </table:table-cell>
          <table:table-cell table:style-name="ce68" office:value-type="percentage" office:value="0.6782" calcext:value-type="percentage">
            <text:p>67.82%</text:p>
          </table:table-cell>
          <table:table-cell table:style-name="ce68" office:value-type="percentage" office:value="0.7322" calcext:value-type="percentage">
            <text:p>73.22%</text:p>
          </table:table-cell>
          <table:table-cell table:style-name="ce68" office:value-type="percentage" office:value="0.4367" calcext:value-type="percentage">
            <text:p>43.67%</text:p>
          </table:table-cell>
          <table:table-cell table:style-name="ce68" office:value-type="percentage" office:value="0.5061" calcext:value-type="percentage">
            <text:p>50.61%</text:p>
          </table:table-cell>
          <table:table-cell table:style-name="ce74" table:formula="of:=AVERAGE([.BS11];[.BV11];[.BY11];[.CB11])" office:value-type="percentage" office:value="0.362175" calcext:value-type="percentage">
            <text:p>36.22%</text:p>
          </table:table-cell>
          <table:table-cell/>
          <table:table-cell table:style-name="ce32" office:value-type="string" calcext:value-type="string">
            <text:p>Brute Force – XSS</text:p>
          </table:table-cell>
          <table:table-cell table:style-name="ce33" office:value-type="float" office:value="8403" calcext:value-type="float">
            <text:p>8403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BLOF</text:p>
          </table:table-cell>
          <table:table-cell office:value-type="percentage" office:value="0.9412" calcext:value-type="percentage">
            <text:p>94.12%</text:p>
          </table:table-cell>
          <table:table-cell office:value-type="percentage" office:value="0.6848" calcext:value-type="percentage">
            <text:p>68.48%</text:p>
          </table:table-cell>
          <table:table-cell office:value-type="percentage" office:value="0.4937" calcext:value-type="percentage">
            <text:p>49.37%</text:p>
          </table:table-cell>
          <table:table-cell office:value-type="percentage" office:value="0.977" calcext:value-type="percentage">
            <text:p>97.70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6597" calcext:value-type="percentage">
            <text:p>65.97%</text:p>
          </table:table-cell>
          <table:table-cell office:value-type="percentage" office:value="0.9604" calcext:value-type="percentage">
            <text:p>96.04%</text:p>
          </table:table-cell>
          <table:table-cell office:value-type="percentage" office:value="0.8234" calcext:value-type="percentage">
            <text:p>82.34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589" calcext:value-type="percentage">
            <text:p>95.89%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4207" calcext:value-type="percentage">
            <text:p>42.07%</text:p>
          </table:table-cell>
          <table:table-cell office:value-type="percentage" office:value="0.9992" calcext:value-type="percentage">
            <text:p>99.92%</text:p>
          </table:table-cell>
          <table:table-cell office:value-type="percentage" office:value="0.995" calcext:value-type="percentage">
            <text:p>99.5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628" calcext:value-type="percentage">
            <text:p>96.28%</text:p>
          </table:table-cell>
          <table:table-cell office:value-type="percentage" office:value="0.7624" calcext:value-type="percentage">
            <text:p>76.24%</text:p>
          </table:table-cell>
          <table:table-cell office:value-type="percentage" office:value="0.542" calcext:value-type="percentage">
            <text:p>54.20%</text:p>
          </table:table-cell>
          <table:table-cell/>
          <table:table-cell table:style-name="ce57" office:value-type="string" calcext:value-type="string">
            <text:p><text:span text:style-name="T1">Multimodal-</text:span>Anomal-E-PCA</text:p>
          </table:table-cell>
          <table:table-cell table:style-name="ce60" table:formula="of:=[.I10]" office:value-type="percentage" office:value="0.9757" calcext:value-type="percentage">
            <text:p>97.57%</text:p>
          </table:table-cell>
          <table:table-cell table:style-name="ce60" table:formula="of:=[.J10]" office:value-type="percentage" office:value="0.8271" calcext:value-type="percentage">
            <text:p>82.71%</text:p>
          </table:table-cell>
          <table:table-cell table:style-name="ce60" table:formula="of:=[.K10]" office:value-type="percentage" office:value="0.6104" calcext:value-type="percentage">
            <text:p>61.04%</text:p>
          </table:table-cell>
          <table:table-cell table:style-name="ce63" table:formula="of:=[.I28]" office:value-type="percentage" office:value="0.9783" calcext:value-type="percentage">
            <text:p>97.83%</text:p>
          </table:table-cell>
          <table:table-cell table:style-name="ce63" table:formula="of:=[.J28]" office:value-type="percentage" office:value="0.9445" calcext:value-type="percentage">
            <text:p>94.45%</text:p>
          </table:table-cell>
          <table:table-cell table:style-name="ce63" table:formula="of:=[.K28]" office:value-type="percentage" office:value="0.8272" calcext:value-type="percentage">
            <text:p>82.72%</text:p>
          </table:table-cell>
          <table:table-cell table:style-name="ce60" table:formula="of:=[.I46]" office:value-type="percentage" office:value="0.9987" calcext:value-type="percentage">
            <text:p>99.87%</text:p>
          </table:table-cell>
          <table:table-cell table:style-name="ce60" table:formula="of:=[.J46]" office:value-type="percentage" office:value="0.9916" calcext:value-type="percentage">
            <text:p>99.16%</text:p>
          </table:table-cell>
          <table:table-cell table:style-name="ce63" table:formula="of:=[.K46]" office:value-type="percentage" office:value="1" calcext:value-type="percentage">
            <text:p>100.00%</text:p>
          </table:table-cell>
          <table:table-cell table:style-name="ce63" table:formula="of:=[.I64]" office:value-type="percentage" office:value="0.8645" calcext:value-type="percentage">
            <text:p>86.45%</text:p>
          </table:table-cell>
          <table:table-cell table:style-name="ce64" table:formula="of:=[.J64]" office:value-type="percentage" office:value="0.487" calcext:value-type="percentage">
            <text:p>48.70%</text:p>
          </table:table-cell>
          <table:table-cell table:style-name="ce60" table:formula="of:=[.K64]" office:value-type="percentage" office:value="0.0258" calcext:value-type="percentage">
            <text:p>2.58%</text:p>
          </table:table-cell>
          <table:table-cell table:style-name="ce71" table:formula="of:=AVERAGE([.Z12];[.AC12];[.AF12];[.AI12])" office:value-type="percentage" office:value="0.81255" calcext:value-type="percentage">
            <text:p>81.26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8805" calcext:value-type="percentage">
            <text:p>88.05%</text:p>
          </table:table-cell>
          <table:table-cell office:value-type="percentage" office:value="0.8235" calcext:value-type="percentage">
            <text:p>82.35%</text:p>
          </table:table-cell>
          <table:table-cell office:value-type="percentage" office:value="0.7153" calcext:value-type="percentage">
            <text:p>71.53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style-name="ce57" office:value-type="string" calcext:value-type="string">
            <text:p><text:span text:style-name="T1">Multimodal-</text:span>Anomal-E-PCA</text:p>
          </table:table-cell>
          <table:table-cell table:style-name="ce27" table:formula="of:=[.AT10]" office:value-type="percentage" office:value="0.2183" calcext:value-type="percentage">
            <text:p>21.83%</text:p>
          </table:table-cell>
          <table:table-cell table:style-name="ce27" table:formula="of:=[.AU10]" office:value-type="percentage" office:value="0.1792" calcext:value-type="percentage">
            <text:p>17.92%</text:p>
          </table:table-cell>
          <table:table-cell table:style-name="ce65" table:formula="of:=[.AV10]" office:value-type="percentage" office:value="1" calcext:value-type="percentage">
            <text:p>100.00%</text:p>
          </table:table-cell>
          <table:table-cell table:style-name="ce27" table:formula="of:=[.AT28]" office:value-type="percentage" office:value="0.8609" calcext:value-type="percentage">
            <text:p>86.09%</text:p>
          </table:table-cell>
          <table:table-cell table:style-name="ce27" table:formula="of:=[.AU28]" office:value-type="percentage" office:value="0.7277" calcext:value-type="percentage">
            <text:p>72.77%</text:p>
          </table:table-cell>
          <table:table-cell table:style-name="ce27" table:formula="of:=[.AV28]" office:value-type="percentage" office:value="0.4659" calcext:value-type="percentage">
            <text:p>46.59%</text:p>
          </table:table-cell>
          <table:table-cell table:style-name="ce64" table:formula="of:=[.AT46]" office:value-type="percentage" office:value="0.2183" calcext:value-type="percentage">
            <text:p>21.83%</text:p>
          </table:table-cell>
          <table:table-cell table:style-name="ce64" table:formula="of:=[.AU46]" office:value-type="percentage" office:value="0.1792" calcext:value-type="percentage">
            <text:p>17.92%</text:p>
          </table:table-cell>
          <table:table-cell table:style-name="ce63" table:formula="of:=[.AV46]" office:value-type="percentage" office:value="1" calcext:value-type="percentage">
            <text:p>100.00%</text:p>
          </table:table-cell>
          <table:table-cell table:style-name="ce64" table:formula="of:=[.AT64]" office:value-type="percentage" office:value="0.7279" calcext:value-type="percentage">
            <text:p>72.79%</text:p>
          </table:table-cell>
          <table:table-cell table:style-name="ce64" table:formula="of:=[.AU64]" office:value-type="percentage" office:value="0.5848" calcext:value-type="percentage">
            <text:p>58.48%</text:p>
          </table:table-cell>
          <table:table-cell table:style-name="ce64" table:formula="of:=[.AV64]" office:value-type="percentage" office:value="0.4064" calcext:value-type="percentage">
            <text:p>40.64%</text:p>
          </table:table-cell>
          <table:table-cell table:style-name="ce74" table:formula="of:=AVERAGE([.AZ12];[.BC12];[.BF12];[.BI12])" office:value-type="percentage" office:value="0.417725" calcext:value-type="percentage">
            <text:p>41.77%</text:p>
          </table:table-cell>
          <table:table-cell table:number-columns-repeated="2"/>
          <table:table-cell table:style-name="ce57" office:value-type="string" calcext:value-type="string">
            <text:p><text:span text:style-name="T1">Multimodal-</text:span>Anomal-E-RF</text:p>
          </table:table-cell>
          <table:table-cell table:style-name="ce27" office:value-type="percentage" office:value="0.8276" calcext:value-type="percentage">
            <text:p>82.76%</text:p>
          </table:table-cell>
          <table:table-cell table:style-name="ce27" office:value-type="percentage" office:value="0.8009" calcext:value-type="percentage">
            <text:p>80.09%</text:p>
          </table:table-cell>
          <table:table-cell table:style-name="ce27" office:value-type="percentage" office:value="0.7989" calcext:value-type="percentage">
            <text:p>79.89%</text:p>
          </table:table-cell>
          <table:table-cell table:style-name="ce27" office:value-type="percentage" office:value="0.7835" calcext:value-type="percentage">
            <text:p>78.35%</text:p>
          </table:table-cell>
          <table:table-cell table:style-name="ce27" office:value-type="percentage" office:value="0.5047" calcext:value-type="percentage">
            <text:p>50.47%</text:p>
          </table:table-cell>
          <table:table-cell table:style-name="ce27" office:value-type="percentage" office:value="0.5276" calcext:value-type="percentage">
            <text:p>52.76%</text:p>
          </table:table-cell>
          <table:table-cell table:style-name="ce64" office:value-type="percentage" office:value="0.7862" calcext:value-type="percentage">
            <text:p>78.62%</text:p>
          </table:table-cell>
          <table:table-cell table:style-name="ce64" office:value-type="percentage" office:value="0.5253" calcext:value-type="percentage">
            <text:p>52.53%</text:p>
          </table:table-cell>
          <table:table-cell table:style-name="ce64" office:value-type="percentage" office:value="0.5407" calcext:value-type="percentage">
            <text:p>54.07%</text:p>
          </table:table-cell>
          <table:table-cell table:style-name="ce64" office:value-type="percentage" office:value="0.9523" calcext:value-type="percentage">
            <text:p>95.23%</text:p>
          </table:table-cell>
          <table:table-cell table:style-name="ce64" office:value-type="percentage" office:value="0.752" calcext:value-type="percentage">
            <text:p>75.20%</text:p>
          </table:table-cell>
          <table:table-cell table:style-name="ce64" office:value-type="percentage" office:value="0.7814" calcext:value-type="percentage">
            <text:p>78.14%</text:p>
          </table:table-cell>
          <table:table-cell table:style-name="ce64" office:value-type="percentage" office:value="0.8703" calcext:value-type="percentage">
            <text:p>87.03%</text:p>
          </table:table-cell>
          <table:table-cell table:style-name="ce64" office:value-type="percentage" office:value="0.6359" calcext:value-type="percentage">
            <text:p>63.59%</text:p>
          </table:table-cell>
          <table:table-cell table:style-name="ce64" office:value-type="percentage" office:value="0.6445" calcext:value-type="percentage">
            <text:p>64.45%</text:p>
          </table:table-cell>
          <table:table-cell table:style-name="ce74" table:formula="of:=AVERAGE([.BS12];[.BV12];[.BY12];[.CB12])" office:value-type="percentage" office:value="0.604475" calcext:value-type="percentage">
            <text:p>60.45%</text:p>
          </table:table-cell>
          <table:table-cell/>
          <table:table-cell office:value-type="string" calcext:value-type="string">
            <text:p>DDOS attack – HOIC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108529" calcext:value-type="float">
            <text:p>108529</text:p>
          </table:table-cell>
          <table:table-cell table:style-name="ce33" office:value-type="float" office:value="102984" calcext:value-type="float">
            <text:p>102984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HBOS</text:p>
          </table:table-cell>
          <table:table-cell office:value-type="percentage" office:value="0.9447" calcext:value-type="percentage">
            <text:p>94.47%</text:p>
          </table:table-cell>
          <table:table-cell office:value-type="percentage" office:value="0.7134" calcext:value-type="percentage">
            <text:p>71.34%</text:p>
          </table:table-cell>
          <table:table-cell office:value-type="percentage" office:value="0.5824" calcext:value-type="percentage">
            <text:p>58.24%</text:p>
          </table:table-cell>
          <table:table-cell office:value-type="percentage" office:value="0.9818" calcext:value-type="percentage">
            <text:p>98.18%</text:p>
          </table:table-cell>
          <table:table-cell office:value-type="percentage" office:value="0.8845" calcext:value-type="percentage">
            <text:p>88.45%</text:p>
          </table:table-cell>
          <table:table-cell office:value-type="percentage" office:value="0.8036" calcext:value-type="percentage">
            <text:p>80.36%</text:p>
          </table:table-cell>
          <table:table-cell office:value-type="percentage" office:value="0.9835" calcext:value-type="percentage">
            <text:p>98.35%</text:p>
          </table:table-cell>
          <table:table-cell office:value-type="percentage" office:value="0.896" calcext:value-type="percentage">
            <text:p>89.60%</text:p>
          </table:table-cell>
          <table:table-cell office:value-type="percentage" office:value="0.8354" calcext:value-type="percentage">
            <text:p>83.54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5735" calcext:value-type="percentage">
            <text:p>57.35%</text:p>
          </table:table-cell>
          <table:table-cell office:value-type="percentage" office:value="0.4376" calcext:value-type="percentage">
            <text:p>43.76%</text:p>
          </table:table-cell>
          <table:table-cell office:value-type="percentage" office:value="0.9995" calcext:value-type="percentage">
            <text:p>99.95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IF</text:p>
          </table:table-cell>
          <table:table-cell table:style-name="ce61" table:formula="of:=[.C11]" office:value-type="percentage" office:value="0.8964" calcext:value-type="percentage">
            <text:p>89.64%</text:p>
          </table:table-cell>
          <table:table-cell table:style-name="ce61" table:formula="of:=[.D11]" office:value-type="percentage" office:value="0.6637" calcext:value-type="percentage">
            <text:p>66.37%</text:p>
          </table:table-cell>
          <table:table-cell table:style-name="ce61" table:formula="of:=[.E11]" office:value-type="percentage" office:value="0.8117" calcext:value-type="percentage">
            <text:p>81.17%</text:p>
          </table:table-cell>
          <table:table-cell table:style-name="ce61" table:formula="of:=[.C29]" office:value-type="percentage" office:value="0.9206" calcext:value-type="percentage">
            <text:p>92.06%</text:p>
          </table:table-cell>
          <table:table-cell table:style-name="ce61" table:formula="of:=[.D29]" office:value-type="percentage" office:value="0.8177" calcext:value-type="percentage">
            <text:p>81.77%</text:p>
          </table:table-cell>
          <table:table-cell table:style-name="ce61" table:formula="of:=[.E29]" office:value-type="percentage" office:value="0.7082" calcext:value-type="percentage">
            <text:p>70.82%</text:p>
          </table:table-cell>
          <table:table-cell table:style-name="ce61" table:formula="of:=[.C47]" office:value-type="percentage" office:value="0.9801" calcext:value-type="percentage">
            <text:p>98.01%</text:p>
          </table:table-cell>
          <table:table-cell table:style-name="ce61" table:formula="of:=[.D47]" office:value-type="percentage" office:value="0.8768" calcext:value-type="percentage">
            <text:p>87.68%</text:p>
          </table:table-cell>
          <table:table-cell table:style-name="ce61" table:formula="of:=[.E47]" office:value-type="percentage" office:value="0.7857" calcext:value-type="percentage">
            <text:p>78.57%</text:p>
          </table:table-cell>
          <table:table-cell table:style-name="ce61" table:formula="of:=[.C65]" office:value-type="percentage" office:value="0.8178" calcext:value-type="percentage">
            <text:p>81.78%</text:p>
          </table:table-cell>
          <table:table-cell table:style-name="ce67" table:formula="of:=[.D65]" office:value-type="percentage" office:value="0.5852" calcext:value-type="percentage">
            <text:p>58.52%</text:p>
          </table:table-cell>
          <table:table-cell table:style-name="ce67" table:formula="of:=[.E65]" office:value-type="percentage" office:value="0.2668" calcext:value-type="percentage">
            <text:p>26.68%</text:p>
          </table:table-cell>
          <table:table-cell table:style-name="ce69" table:formula="of:=AVERAGE([.Z13];[.AC13];[.AF13];[.AI13])" office:value-type="percentage" office:value="0.73585" calcext:value-type="percentage">
            <text:p>73.59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236" calcext:value-type="percentage">
            <text:p>92.36%</text:p>
          </table:table-cell>
          <table:table-cell office:value-type="percentage" office:value="0.8969" calcext:value-type="percentage">
            <text:p>89.69%</text:p>
          </table:table-cell>
          <table:table-cell office:value-type="percentage" office:value="0.9505" calcext:value-type="percentage">
            <text:p>95.05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style-name="ce55" office:value-type="string" calcext:value-type="string">
            <text:p>Raw-Features-IF</text:p>
          </table:table-cell>
          <table:table-cell table:style-name="ce67" table:formula="of:=[.AN11]" office:value-type="percentage" office:value="0.845" calcext:value-type="percentage">
            <text:p>84.50%</text:p>
          </table:table-cell>
          <table:table-cell table:style-name="ce67" table:formula="of:=[.AO11]" office:value-type="percentage" office:value="0.7604" calcext:value-type="percentage">
            <text:p>76.04%</text:p>
          </table:table-cell>
          <table:table-cell table:style-name="ce67" table:formula="of:=[.AP11]" office:value-type="percentage" office:value="0.5743" calcext:value-type="percentage">
            <text:p>57.43%</text:p>
          </table:table-cell>
          <table:table-cell table:style-name="ce67" table:formula="of:=[.AN29]" office:value-type="percentage" office:value="0.911" calcext:value-type="percentage">
            <text:p>91.10%</text:p>
          </table:table-cell>
          <table:table-cell table:style-name="ce67" table:formula="of:=[.AO29]" office:value-type="percentage" office:value="0.8597" calcext:value-type="percentage">
            <text:p>85.97%</text:p>
          </table:table-cell>
          <table:table-cell table:style-name="ce67" table:formula="of:=[.AP29]" office:value-type="percentage" office:value="0.884" calcext:value-type="percentage">
            <text:p>88.40%</text:p>
          </table:table-cell>
          <table:table-cell table:style-name="ce67" table:formula="of:=[.AN47]" office:value-type="percentage" office:value="0.7982" calcext:value-type="percentage">
            <text:p>79.82%</text:p>
          </table:table-cell>
          <table:table-cell table:style-name="ce67" table:formula="of:=[.AO47]" office:value-type="percentage" office:value="0.5971" calcext:value-type="percentage">
            <text:p>59.71%</text:p>
          </table:table-cell>
          <table:table-cell table:style-name="ce58" table:formula="of:=[.AP47]" office:value-type="percentage" office:value="0.2101" calcext:value-type="percentage">
            <text:p>21.01%</text:p>
          </table:table-cell>
          <table:table-cell table:style-name="ce67" table:formula="of:=[.AN65]" office:value-type="percentage" office:value="0.8783" calcext:value-type="percentage">
            <text:p>87.83%</text:p>
          </table:table-cell>
          <table:table-cell table:style-name="ce67" table:formula="of:=[.AO65]" office:value-type="percentage" office:value="0.736" calcext:value-type="percentage">
            <text:p>73.60%</text:p>
          </table:table-cell>
          <table:table-cell table:style-name="ce67" table:formula="of:=[.AP65]" office:value-type="percentage" office:value="0.4159" calcext:value-type="percentage">
            <text:p>41.59%</text:p>
          </table:table-cell>
          <table:table-cell table:style-name="ce75" table:formula="of:=AVERAGE([.AZ13];[.BC13];[.BF13];[.BI13])" office:value-type="percentage" office:value="0.7383" calcext:value-type="percentage">
            <text:p>73.83%</text:p>
          </table:table-cell>
          <table:table-cell table:number-columns-repeated="2"/>
          <table:table-cell table:style-name="ce55" office:value-type="string" calcext:value-type="string">
            <text:p>Raw-Features-XGBoost</text:p>
          </table:table-cell>
          <table:table-cell table:style-name="ce58" office:value-type="percentage" office:value="0.8773" calcext:value-type="percentage">
            <text:p>87.73%</text:p>
          </table:table-cell>
          <table:table-cell table:style-name="ce58" office:value-type="percentage" office:value="0.848" calcext:value-type="percentage">
            <text:p>84.80%</text:p>
          </table:table-cell>
          <table:table-cell table:style-name="ce58" office:value-type="percentage" office:value="0.8696" calcext:value-type="percentage">
            <text:p>86.96%</text:p>
          </table:table-cell>
          <table:table-cell table:style-name="ce58" office:value-type="percentage" office:value="0.8506" calcext:value-type="percentage">
            <text:p>85.06%</text:p>
          </table:table-cell>
          <table:table-cell table:style-name="ce58" office:value-type="percentage" office:value="0.6716" calcext:value-type="percentage">
            <text:p>67.16%</text:p>
          </table:table-cell>
          <table:table-cell table:style-name="ce58" office:value-type="percentage" office:value="0.7398" calcext:value-type="percentage">
            <text:p>73.98%</text:p>
          </table:table-cell>
          <table:table-cell table:style-name="ce58" office:value-type="percentage" office:value="0.7606" calcext:value-type="percentage">
            <text:p>76.06%</text:p>
          </table:table-cell>
          <table:table-cell table:style-name="ce58" office:value-type="percentage" office:value="0.5449" calcext:value-type="percentage">
            <text:p>54.49%</text:p>
          </table:table-cell>
          <table:table-cell table:style-name="ce58" office:value-type="percentage" office:value="0.6122" calcext:value-type="percentage">
            <text:p>61.22%</text:p>
          </table:table-cell>
          <table:table-cell table:style-name="ce58" office:value-type="percentage" office:value="0.8605" calcext:value-type="percentage">
            <text:p>86.05%</text:p>
          </table:table-cell>
          <table:table-cell table:style-name="ce58" office:value-type="percentage" office:value="0.737" calcext:value-type="percentage">
            <text:p>73.70%</text:p>
          </table:table-cell>
          <table:table-cell table:style-name="ce58" office:value-type="percentage" office:value="0.7868" calcext:value-type="percentage">
            <text:p>78.68%</text:p>
          </table:table-cell>
          <table:table-cell table:style-name="ce58" office:value-type="percentage" office:value="0.8661" calcext:value-type="percentage">
            <text:p>86.61%</text:p>
          </table:table-cell>
          <table:table-cell table:style-name="ce58" office:value-type="percentage" office:value="0.7387" calcext:value-type="percentage">
            <text:p>73.87%</text:p>
          </table:table-cell>
          <table:table-cell table:style-name="ce58" office:value-type="percentage" office:value="0.7997" calcext:value-type="percentage">
            <text:p>79.97%</text:p>
          </table:table-cell>
          <table:table-cell table:style-name="ce69" table:formula="of:=AVERAGE([.BS13];[.BV13];[.BY13];[.CB13])" office:value-type="percentage" office:value="0.67305" calcext:value-type="percentage">
            <text:p>67.31%</text:p>
          </table:table-cell>
          <table:table-cell/>
          <table:table-cell table:style-name="ce33" office:value-type="string" calcext:value-type="string">
            <text:p>DDOS attack – LOIC-UDP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313" calcext:value-type="float">
            <text:p>313</text:p>
          </table:table-cell>
          <table:table-cell table:number-columns-repeated="2"/>
        </table:table-row>
        <table:table-row table:style-name="ro3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56" office:value-type="string" calcext:value-type="string">
            <text:p>Anomal-E-IF</text:p>
          </table:table-cell>
          <table:table-cell table:style-name="ce62" table:formula="of:=[.F11]" office:value-type="percentage" office:value="0.9791" calcext:value-type="percentage">
            <text:p>97.91%</text:p>
          </table:table-cell>
          <table:table-cell table:style-name="ce62" table:formula="of:=[.G11]" office:value-type="percentage" office:value="0.8562" calcext:value-type="percentage">
            <text:p>85.62%</text:p>
          </table:table-cell>
          <table:table-cell table:style-name="ce62" table:formula="of:=[.H11]" office:value-type="percentage" office:value="0.6876" calcext:value-type="percentage">
            <text:p>68.76%</text:p>
          </table:table-cell>
          <table:table-cell table:style-name="ce59" table:formula="of:=[.F29]" office:value-type="percentage" office:value="0.9818" calcext:value-type="percentage">
            <text:p>98.18%</text:p>
          </table:table-cell>
          <table:table-cell table:style-name="ce59" table:formula="of:=[.G29]" office:value-type="percentage" office:value="0.9539" calcext:value-type="percentage">
            <text:p>95.39%</text:p>
          </table:table-cell>
          <table:table-cell table:style-name="ce59" table:formula="of:=[.H29]" office:value-type="percentage" office:value="0.8538" calcext:value-type="percentage">
            <text:p>85.38%</text:p>
          </table:table-cell>
          <table:table-cell table:style-name="ce59" table:formula="of:=[.F47]" office:value-type="percentage" office:value="0.999" calcext:value-type="percentage">
            <text:p>99.90%</text:p>
          </table:table-cell>
          <table:table-cell table:style-name="ce59" table:formula="of:=[.G47]" office:value-type="percentage" office:value="0.9938" calcext:value-type="percentage">
            <text:p>99.38%</text:p>
          </table:table-cell>
          <table:table-cell table:formula="of:=[.H47]" office:value-type="percentage" office:value="1" calcext:value-type="percentage">
            <text:p>100.00%</text:p>
          </table:table-cell>
          <table:table-cell table:style-name="ce62" table:formula="of:=[.F65]" office:value-type="percentage" office:value="0.8382" calcext:value-type="percentage">
            <text:p>83.82%</text:p>
          </table:table-cell>
          <table:table-cell table:style-name="ce62" table:formula="of:=[.G65]" office:value-type="percentage" office:value="0.4863" calcext:value-type="percentage">
            <text:p>48.63%</text:p>
          </table:table-cell>
          <table:table-cell table:style-name="ce62" table:formula="of:=[.H65]" office:value-type="percentage" office:value="0.0406" calcext:value-type="percentage">
            <text:p>4.06%</text:p>
          </table:table-cell>
          <table:table-cell table:style-name="ce71" table:formula="of:=AVERAGE([.Z14];[.AC14];[.AF14];[.AI14])" office:value-type="percentage" office:value="0.82255" calcext:value-type="percentage">
            <text:p>82.26%</text:p>
          </table:table-cell>
          <table:table-cell/>
          <table:table-cell table:style-name="Default" table:number-columns-repeated="10"/>
          <table:table-cell/>
          <table:table-cell table:style-name="ce56" office:value-type="string" calcext:value-type="string">
            <text:p>Anomal-E-IF</text:p>
          </table:table-cell>
          <table:table-cell table:style-name="ce68" table:formula="of:=[.AQ11]" office:value-type="percentage" office:value="0.7817" calcext:value-type="percentage">
            <text:p>78.17%</text:p>
          </table:table-cell>
          <table:table-cell table:style-name="ce68" table:formula="of:=[.AR11]" office:value-type="percentage" office:value="0.4388" calcext:value-type="percentage">
            <text:p>43.88%</text:p>
          </table:table-cell>
          <table:table-cell table:style-name="ce68" table:formula="of:=[.AS11]" office:value-type="percentage" office:value="0" calcext:value-type="percentage">
            <text:p>0.00%</text:p>
          </table:table-cell>
          <table:table-cell table:style-name="ce68" table:formula="of:=[.AQ29]" office:value-type="percentage" office:value="0.8268" calcext:value-type="percentage">
            <text:p>82.68%</text:p>
          </table:table-cell>
          <table:table-cell table:style-name="ce68" table:formula="of:=[.AR29]" office:value-type="percentage" office:value="0.4529" calcext:value-type="percentage">
            <text:p>45.29%</text:p>
          </table:table-cell>
          <table:table-cell table:style-name="ce68" table:formula="of:=[.AS29]" office:value-type="percentage" office:value="0.0003" calcext:value-type="percentage">
            <text:p>0.03%</text:p>
          </table:table-cell>
          <table:table-cell table:style-name="ce68" table:formula="of:=[.AQ47]" office:value-type="percentage" office:value="0.2183" calcext:value-type="percentage">
            <text:p>21.83%</text:p>
          </table:table-cell>
          <table:table-cell table:style-name="ce68" table:formula="of:=[.AR47]" office:value-type="percentage" office:value="0.1792" calcext:value-type="percentage">
            <text:p>17.92%</text:p>
          </table:table-cell>
          <table:table-cell table:style-name="ce59" table:formula="of:=[.AS47]" office:value-type="percentage" office:value="1" calcext:value-type="percentage">
            <text:p>100.00%</text:p>
          </table:table-cell>
          <table:table-cell table:style-name="ce68" table:formula="of:=[.AQ65]" office:value-type="percentage" office:value="0.8267" calcext:value-type="percentage">
            <text:p>82.67%</text:p>
          </table:table-cell>
          <table:table-cell table:style-name="ce68" table:formula="of:=[.AR65]" office:value-type="percentage" office:value="0.4526" calcext:value-type="percentage">
            <text:p>45.26%</text:p>
          </table:table-cell>
          <table:table-cell table:style-name="ce68" table:formula="of:=[.AS65]" office:value-type="percentage" office:value="0" calcext:value-type="percentage">
            <text:p>0.00%</text:p>
          </table:table-cell>
          <table:table-cell table:style-name="ce74" table:formula="of:=AVERAGE([.AZ14];[.BC14];[.BF14];[.BI14])" office:value-type="percentage" office:value="0.380875" calcext:value-type="percentage">
            <text:p>38.09%</text:p>
          </table:table-cell>
          <table:table-cell table:number-columns-repeated="2"/>
          <table:table-cell table:style-name="ce56" office:value-type="string" calcext:value-type="string">
            <text:p>Anomal-E-XGBoost</text:p>
          </table:table-cell>
          <table:table-cell table:style-name="ce68" office:value-type="percentage" office:value="0.1239" calcext:value-type="percentage">
            <text:p>12.39%</text:p>
          </table:table-cell>
          <table:table-cell table:style-name="ce68" office:value-type="percentage" office:value="0.0397" calcext:value-type="percentage">
            <text:p>3.97%</text:p>
          </table:table-cell>
          <table:table-cell table:style-name="ce68" office:value-type="percentage" office:value="0.0836" calcext:value-type="percentage">
            <text:p>8.36%</text:p>
          </table:table-cell>
          <table:table-cell table:style-name="ce68" office:value-type="percentage" office:value="0.442" calcext:value-type="percentage">
            <text:p>44.20%</text:p>
          </table:table-cell>
          <table:table-cell table:style-name="ce68" office:value-type="percentage" office:value="0.205" calcext:value-type="percentage">
            <text:p>20.50%</text:p>
          </table:table-cell>
          <table:table-cell table:style-name="ce68" office:value-type="percentage" office:value="0.232" calcext:value-type="percentage">
            <text:p>23.20%</text:p>
          </table:table-cell>
          <table:table-cell table:style-name="ce68" office:value-type="percentage" office:value="0.4306" calcext:value-type="percentage">
            <text:p>43.06%</text:p>
          </table:table-cell>
          <table:table-cell table:style-name="ce68" office:value-type="percentage" office:value="0.2059" calcext:value-type="percentage">
            <text:p>20.59%</text:p>
          </table:table-cell>
          <table:table-cell table:style-name="ce68" office:value-type="percentage" office:value="0.263" calcext:value-type="percentage">
            <text:p>26.30%</text:p>
          </table:table-cell>
          <table:table-cell table:style-name="ce68" office:value-type="percentage" office:value="0.8125" calcext:value-type="percentage">
            <text:p>81.25%</text:p>
          </table:table-cell>
          <table:table-cell table:style-name="ce68" office:value-type="percentage" office:value="0.5433" calcext:value-type="percentage">
            <text:p>54.33%</text:p>
          </table:table-cell>
          <table:table-cell table:style-name="ce68" office:value-type="percentage" office:value="0.5902" calcext:value-type="percentage">
            <text:p>59.02%</text:p>
          </table:table-cell>
          <table:table-cell table:style-name="ce68" office:value-type="percentage" office:value="0.7249" calcext:value-type="percentage">
            <text:p>72.49%</text:p>
          </table:table-cell>
          <table:table-cell table:style-name="ce68" office:value-type="percentage" office:value="0.5536" calcext:value-type="percentage">
            <text:p>55.36%</text:p>
          </table:table-cell>
          <table:table-cell table:style-name="ce68" office:value-type="percentage" office:value="0.6561" calcext:value-type="percentage">
            <text:p>65.61%</text:p>
          </table:table-cell>
          <table:table-cell table:style-name="ce74" table:formula="of:=AVERAGE([.BS14];[.BV14];[.BY14];[.CB14])" office:value-type="percentage" office:value="0.37695" calcext:value-type="percentage">
            <text:p>37.70%</text:p>
          </table:table-cell>
          <table:table-cell/>
          <table:table-cell table:style-name="ce33" office:value-type="string" calcext:value-type="string">
            <text:p>DDOS attack – LOIC-HTTP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30541" calcext:value-type="float">
            <text:p>30541</text:p>
          </table:table-cell>
          <table:table-cell table:style-name="ce33" office:value-type="float" office:value="28935" calcext:value-type="float">
            <text:p>28935</text:p>
          </table:table-cell>
          <table:table-cell table:number-columns-repeated="2"/>
        </table:table-row>
        <table:table-row table:style-name="ro3">
          <table:table-cell/>
          <table:table-cell table:style-name="Default" table:number-columns-repeated="3"/>
          <table:table-cell table:style-name="Default" office:value-type="string" calcext:value-type="string">
            <text:p>NF-UNSW-NB15-v2 results (4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<text:span text:style-name="T1">NF-UNSW-NB15-v2 (4% contamination) train and NF-UNSW-NB15-v3 test</text:span>.</text:p>
          </table:table-cell>
          <table:table-cell table:style-name="Default" table:number-columns-repeated="8"/>
          <table:table-cell/>
          <table:table-cell table:style-name="ce57" office:value-type="string" calcext:value-type="string">
            <text:p><text:span text:style-name="T1">Multimodal-</text:span>Anomal-E-IF</text:p>
          </table:table-cell>
          <table:table-cell table:style-name="ce63" table:formula="of:=[.I11]" office:value-type="percentage" office:value="0.9851" calcext:value-type="percentage">
            <text:p>98.51%</text:p>
          </table:table-cell>
          <table:table-cell table:style-name="ce63" table:formula="of:=[.J11]" office:value-type="percentage" office:value="0.9057" calcext:value-type="percentage">
            <text:p>90.57%</text:p>
          </table:table-cell>
          <table:table-cell table:style-name="ce63" table:formula="of:=[.K11]" office:value-type="percentage" office:value="0.8491" calcext:value-type="percentage">
            <text:p>84.91%</text:p>
          </table:table-cell>
          <table:table-cell table:style-name="ce64" table:formula="of:=[.I29]" office:value-type="percentage" office:value="0.9784" calcext:value-type="percentage">
            <text:p>97.84%</text:p>
          </table:table-cell>
          <table:table-cell table:style-name="ce64" table:formula="of:=[.J29]" office:value-type="percentage" office:value="0.9447" calcext:value-type="percentage">
            <text:p>94.47%</text:p>
          </table:table-cell>
          <table:table-cell table:style-name="ce64" table:formula="of:=[.K29]" office:value-type="percentage" office:value="0.8277" calcext:value-type="percentage">
            <text:p>82.77%</text:p>
          </table:table-cell>
          <table:table-cell table:style-name="ce64" table:formula="of:=[.I47]" office:value-type="percentage" office:value="0.9989" calcext:value-type="percentage">
            <text:p>99.89%</text:p>
          </table:table-cell>
          <table:table-cell table:style-name="ce64" table:formula="of:=[.J47]" office:value-type="percentage" office:value="0.9929" calcext:value-type="percentage">
            <text:p>99.29%</text:p>
          </table:table-cell>
          <table:table-cell table:style-name="ce63" table:formula="of:=[.K47]" office:value-type="percentage" office:value="1" calcext:value-type="percentage">
            <text:p>100.00%</text:p>
          </table:table-cell>
          <table:table-cell table:style-name="ce63" table:formula="of:=[.I65]" office:value-type="percentage" office:value="0.8647" calcext:value-type="percentage">
            <text:p>86.47%</text:p>
          </table:table-cell>
          <table:table-cell table:style-name="ce64" table:formula="of:=[.J65]" office:value-type="percentage" office:value="0.4912" calcext:value-type="percentage">
            <text:p>49.12%</text:p>
          </table:table-cell>
          <table:table-cell table:style-name="ce64" table:formula="of:=[.K65]" office:value-type="percentage" office:value="0.0305" calcext:value-type="percentage">
            <text:p>3.05%</text:p>
          </table:table-cell>
          <table:table-cell table:style-name="ce72" table:formula="of:=AVERAGE([.Z15];[.AC15];[.AF15];[.AI15])" office:value-type="percentage" office:value="0.833625" calcext:value-type="percentage">
            <text:p>83.36%</text:p>
          </table:table-cell>
          <table:table-cell/>
          <table:table-cell table:style-name="Default"/>
          <table:table-cell table:style-name="Default" office:value-type="string" calcext:value-type="string">
            <text:p><text:span text:style-name="T1">NF-UNSW-NB15-v2 (4% contamination) train and cleaned_unsw_output test</text:span>.</text:p>
          </table:table-cell>
          <table:table-cell table:style-name="Default" table:number-columns-repeated="8"/>
          <table:table-cell/>
          <table:table-cell table:style-name="ce57" office:value-type="string" calcext:value-type="string">
            <text:p><text:span text:style-name="T1">Multimodal-</text:span>Anomal-E-IF</text:p>
          </table:table-cell>
          <table:table-cell table:style-name="ce64" table:formula="of:=[.AT11]" office:value-type="percentage" office:value="0.7818" calcext:value-type="percentage">
            <text:p>78.18%</text:p>
          </table:table-cell>
          <table:table-cell table:style-name="ce64" table:formula="of:=[.AU11]" office:value-type="percentage" office:value="0.439" calcext:value-type="percentage">
            <text:p>43.90%</text:p>
          </table:table-cell>
          <table:table-cell table:style-name="ce64" table:formula="of:=[.AV11]" office:value-type="percentage" office:value="0.0002" calcext:value-type="percentage">
            <text:p>0.02%</text:p>
          </table:table-cell>
          <table:table-cell table:style-name="ce64" table:formula="of:=[.AT29]" office:value-type="percentage" office:value="0.8267" calcext:value-type="percentage">
            <text:p>82.67%</text:p>
          </table:table-cell>
          <table:table-cell table:style-name="ce64" table:formula="of:=[.AU29]" office:value-type="percentage" office:value="0.4526" calcext:value-type="percentage">
            <text:p>45.26%</text:p>
          </table:table-cell>
          <table:table-cell table:style-name="ce64" table:formula="of:=[.AV29]" office:value-type="percentage" office:value="0" calcext:value-type="percentage">
            <text:p>0.00%</text:p>
          </table:table-cell>
          <table:table-cell table:style-name="ce64" table:formula="of:=[.AT47]" office:value-type="percentage" office:value="0.7712" calcext:value-type="percentage">
            <text:p>77.12%</text:p>
          </table:table-cell>
          <table:table-cell table:style-name="ce64" table:formula="of:=[.AU47]" office:value-type="percentage" office:value="0.4522" calcext:value-type="percentage">
            <text:p>45.22%</text:p>
          </table:table-cell>
          <table:table-cell table:style-name="ce64" table:formula="of:=[.AV47]" office:value-type="percentage" office:value="0.0185" calcext:value-type="percentage">
            <text:p>1.85%</text:p>
          </table:table-cell>
          <table:table-cell table:style-name="ce64" table:formula="of:=[.AT65]" office:value-type="percentage" office:value="0.8268" calcext:value-type="percentage">
            <text:p>82.68%</text:p>
          </table:table-cell>
          <table:table-cell table:style-name="ce64" table:formula="of:=[.AU65]" office:value-type="percentage" office:value="0.4527" calcext:value-type="percentage">
            <text:p>45.27%</text:p>
          </table:table-cell>
          <table:table-cell table:style-name="ce64" table:formula="of:=[.AV65]" office:value-type="percentage" office:value="0.0001" calcext:value-type="percentage">
            <text:p>0.01%</text:p>
          </table:table-cell>
          <table:table-cell table:style-name="ce28" table:formula="of:=AVERAGE([.AZ15];[.BC15];[.BF15];[.BI15])" office:value-type="percentage" office:value="0.449125" calcext:value-type="percentage">
            <text:p>44.91%</text:p>
          </table:table-cell>
          <table:table-cell table:number-columns-repeated="2"/>
          <table:table-cell table:style-name="ce57" office:value-type="string" calcext:value-type="string">
            <text:p><text:span text:style-name="T1">Multimodal-</text:span>Anomal-E-XGBoost</text:p>
          </table:table-cell>
          <table:table-cell table:style-name="ce64" office:value-type="percentage" office:value="0.8344" calcext:value-type="percentage">
            <text:p>83.44%</text:p>
          </table:table-cell>
          <table:table-cell table:style-name="ce64" office:value-type="percentage" office:value="0.8174" calcext:value-type="percentage">
            <text:p>81.74%</text:p>
          </table:table-cell>
          <table:table-cell table:style-name="ce64" office:value-type="percentage" office:value="0.8402" calcext:value-type="percentage">
            <text:p>84.02%</text:p>
          </table:table-cell>
          <table:table-cell table:style-name="ce64" office:value-type="percentage" office:value="0.8481" calcext:value-type="percentage">
            <text:p>84.81%</text:p>
          </table:table-cell>
          <table:table-cell table:style-name="ce64" office:value-type="percentage" office:value="0.6648" calcext:value-type="percentage">
            <text:p>66.48%</text:p>
          </table:table-cell>
          <table:table-cell table:style-name="ce64" office:value-type="percentage" office:value="0.7092" calcext:value-type="percentage">
            <text:p>70.92%</text:p>
          </table:table-cell>
          <table:table-cell table:style-name="ce64" office:value-type="percentage" office:value="0.774" calcext:value-type="percentage">
            <text:p>77.40%</text:p>
          </table:table-cell>
          <table:table-cell table:style-name="ce64" office:value-type="percentage" office:value="0.5647" calcext:value-type="percentage">
            <text:p>56.47%</text:p>
          </table:table-cell>
          <table:table-cell table:style-name="ce64" office:value-type="percentage" office:value="0.5961" calcext:value-type="percentage">
            <text:p>59.61%</text:p>
          </table:table-cell>
          <table:table-cell table:style-name="ce64" office:value-type="percentage" office:value="0.9227" calcext:value-type="percentage">
            <text:p>92.27%</text:p>
          </table:table-cell>
          <table:table-cell table:style-name="ce64" office:value-type="percentage" office:value="0.7172" calcext:value-type="percentage">
            <text:p>71.72%</text:p>
          </table:table-cell>
          <table:table-cell table:style-name="ce64" office:value-type="percentage" office:value="0.7144" calcext:value-type="percentage">
            <text:p>71.44%</text:p>
          </table:table-cell>
          <table:table-cell table:style-name="ce64" office:value-type="percentage" office:value="0.9356" calcext:value-type="percentage">
            <text:p>93.56%</text:p>
          </table:table-cell>
          <table:table-cell table:style-name="ce64" office:value-type="percentage" office:value="0.7729" calcext:value-type="percentage">
            <text:p>77.29%</text:p>
          </table:table-cell>
          <table:table-cell table:style-name="ce64" office:value-type="percentage" office:value="0.7731" calcext:value-type="percentage">
            <text:p>77.31%</text:p>
          </table:table-cell>
          <table:table-cell table:style-name="ce74" table:formula="of:=AVERAGE([.BS15];[.BV15];[.BY15];[.CB15])" office:value-type="percentage" office:value="0.6799" calcext:value-type="percentage">
            <text:p>67.99%</text:p>
          </table:table-cell>
          <table:table-cell/>
          <table:table-cell table:style-name="ce32" office:value-type="string" calcext:value-type="string">
            <text:p>DoS attacks – GoldenEye</text:p>
          </table:table-cell>
          <table:table-cell table:style-name="ce33" office:value-type="float" office:value="49023" calcext:value-type="float">
            <text:p>49023</text:p>
          </table:table-cell>
          <table:table-cell table:style-name="ce33" office:value-type="float" office:value="2781" calcext:value-type="float">
            <text:p>2781</text:p>
          </table:table-cell>
          <table:table-cell table:style-name="ce33" office:value-type="float" office:value="6053" calcext:value-type="float">
            <text:p>6053</text:p>
          </table:table-cell>
          <table:table-cell table:number-columns-repeated="2"/>
        </table:table-row>
        <table:table-row table:style-name="ro3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office:value-type="string" calcext:value-type="string">
            <text:p>Raw-Features-CBLOF</text:p>
          </table:table-cell>
          <table:table-cell table:style-name="ce58" table:formula="of:=[.C12]" office:value-type="percentage" office:value="0.9412" calcext:value-type="percentage">
            <text:p>94.12%</text:p>
          </table:table-cell>
          <table:table-cell table:style-name="ce58" table:formula="of:=[.D12]" office:value-type="percentage" office:value="0.6848" calcext:value-type="percentage">
            <text:p>68.48%</text:p>
          </table:table-cell>
          <table:table-cell table:style-name="ce58" table:formula="of:=[.E12]" office:value-type="percentage" office:value="0.4937" calcext:value-type="percentage">
            <text:p>49.37%</text:p>
          </table:table-cell>
          <table:table-cell table:style-name="ce58" table:formula="of:=[.C30]" office:value-type="percentage" office:value="0.9442" calcext:value-type="percentage">
            <text:p>94.42%</text:p>
          </table:table-cell>
          <table:table-cell table:style-name="ce58" table:formula="of:=[.D30]" office:value-type="percentage" office:value="0.8741" calcext:value-type="percentage">
            <text:p>87.41%</text:p>
          </table:table-cell>
          <table:table-cell table:style-name="ce58" table:formula="of:=[.E30]" office:value-type="percentage" office:value="0.8278" calcext:value-type="percentage">
            <text:p>82.78%</text:p>
          </table:table-cell>
          <table:table-cell table:style-name="ce58" table:formula="of:=[.C48]" office:value-type="percentage" office:value="0.9484" calcext:value-type="percentage">
            <text:p>94.84%</text:p>
          </table:table-cell>
          <table:table-cell table:style-name="ce58" table:formula="of:=[.D48]" office:value-type="percentage" office:value="0.7506" calcext:value-type="percentage">
            <text:p>75.06%</text:p>
          </table:table-cell>
          <table:table-cell table:style-name="ce58" table:formula="of:=[.E48]" office:value-type="percentage" office:value="0.7059" calcext:value-type="percentage">
            <text:p>70.59%</text:p>
          </table:table-cell>
          <table:table-cell table:style-name="ce58" table:formula="of:=[.C66]" office:value-type="percentage" office:value="0.7822" calcext:value-type="percentage">
            <text:p>78.22%</text:p>
          </table:table-cell>
          <table:table-cell table:style-name="ce58" table:formula="of:=[.D66]" office:value-type="percentage" office:value="0.6537" calcext:value-type="percentage">
            <text:p>65.37%</text:p>
          </table:table-cell>
          <table:table-cell table:style-name="ce67" table:formula="of:=[.E66]" office:value-type="percentage" office:value="0.6692" calcext:value-type="percentage">
            <text:p>66.92%</text:p>
          </table:table-cell>
          <table:table-cell table:style-name="ce69" table:formula="of:=AVERAGE([.Z16];[.AC16];[.AF16];[.AI16])" office:value-type="percentage" office:value="0.7408" calcext:value-type="percentage">
            <text:p>74.08%</text:p>
          </table:table-cell>
          <table:table-cell/>
          <table:table-cell table:style-name="Default" table:number-columns-repeated="10"/>
          <table:table-cell/>
          <table:table-cell table:style-name="ce55" office:value-type="string" calcext:value-type="string">
            <text:p>Raw-Features-CBLOF</text:p>
          </table:table-cell>
          <table:table-cell table:style-name="ce67" table:formula="of:=[.AN12]" office:value-type="percentage" office:value="0.8805" calcext:value-type="percentage">
            <text:p>88.05%</text:p>
          </table:table-cell>
          <table:table-cell table:style-name="ce67" table:formula="of:=[.AO12]" office:value-type="percentage" office:value="0.8235" calcext:value-type="percentage">
            <text:p>82.35%</text:p>
          </table:table-cell>
          <table:table-cell table:style-name="ce58" table:formula="of:=[.AP12]" office:value-type="percentage" office:value="0.7153" calcext:value-type="percentage">
            <text:p>71.53%</text:p>
          </table:table-cell>
          <table:table-cell table:style-name="ce67" table:formula="of:=[.AN30]" office:value-type="percentage" office:value="0.8757" calcext:value-type="percentage">
            <text:p>87.57%</text:p>
          </table:table-cell>
          <table:table-cell table:style-name="ce67" table:formula="of:=[.AO30]" office:value-type="percentage" office:value="0.7255" calcext:value-type="percentage">
            <text:p>72.55%</text:p>
          </table:table-cell>
          <table:table-cell table:style-name="ce67" table:formula="of:=[.AP30]" office:value-type="percentage" office:value="0.3925" calcext:value-type="percentage">
            <text:p>39.25%</text:p>
          </table:table-cell>
          <table:table-cell table:style-name="ce67" table:formula="of:=[.AN48]" office:value-type="percentage" office:value="0.854" calcext:value-type="percentage">
            <text:p>85.40%</text:p>
          </table:table-cell>
          <table:table-cell table:style-name="ce67" table:formula="of:=[.AO48]" office:value-type="percentage" office:value="0.766" calcext:value-type="percentage">
            <text:p>76.60%</text:p>
          </table:table-cell>
          <table:table-cell table:style-name="ce58" table:formula="of:=[.AP48]" office:value-type="percentage" office:value="0.5515" calcext:value-type="percentage">
            <text:p>55.15%</text:p>
          </table:table-cell>
          <table:table-cell table:style-name="ce67" table:formula="of:=[.AN66]" office:value-type="percentage" office:value="0.8451" calcext:value-type="percentage">
            <text:p>84.51%</text:p>
          </table:table-cell>
          <table:table-cell table:style-name="ce67" table:formula="of:=[.AO66]" office:value-type="percentage" office:value="0.6115" calcext:value-type="percentage">
            <text:p>61.15%</text:p>
          </table:table-cell>
          <table:table-cell table:style-name="ce67" table:formula="of:=[.AP66]" office:value-type="percentage" office:value="0.2011" calcext:value-type="percentage">
            <text:p>20.11%</text:p>
          </table:table-cell>
          <table:table-cell table:style-name="ce75" table:formula="of:=AVERAGE([.AZ16];[.BC16];[.BF16];[.BI16])" office:value-type="percentage" office:value="0.731625" calcext:value-type="percentage">
            <text:p>73.16%</text:p>
          </table:table-cell>
          <table:table-cell table:number-columns-repeated="2"/>
          <table:table-cell table:style-name="ce55" office:value-type="string" calcext:value-type="string">
            <text:p>Raw-Features-CatBoost</text:p>
          </table:table-cell>
          <table:table-cell table:style-name="ce58" office:value-type="percentage" office:value="0.8673" calcext:value-type="percentage">
            <text:p>86.73%</text:p>
          </table:table-cell>
          <table:table-cell table:style-name="ce58" office:value-type="percentage" office:value="0.8183" calcext:value-type="percentage">
            <text:p>81.83%</text:p>
          </table:table-cell>
          <table:table-cell table:style-name="ce58" office:value-type="percentage" office:value="0.8643" calcext:value-type="percentage">
            <text:p>86.43%</text:p>
          </table:table-cell>
          <table:table-cell table:style-name="ce58" office:value-type="percentage" office:value="0.824" calcext:value-type="percentage">
            <text:p>82.40%</text:p>
          </table:table-cell>
          <table:table-cell table:style-name="ce58" office:value-type="percentage" office:value="0.6138" calcext:value-type="percentage">
            <text:p>61.38%</text:p>
          </table:table-cell>
          <table:table-cell table:style-name="ce58" office:value-type="percentage" office:value="0.7422" calcext:value-type="percentage">
            <text:p>74.22%</text:p>
          </table:table-cell>
          <table:table-cell table:style-name="ce58" office:value-type="percentage" office:value="0.7338" calcext:value-type="percentage">
            <text:p>73.38%</text:p>
          </table:table-cell>
          <table:table-cell table:style-name="ce58" office:value-type="percentage" office:value="0.507" calcext:value-type="percentage">
            <text:p>50.70%</text:p>
          </table:table-cell>
          <table:table-cell table:style-name="ce58" office:value-type="percentage" office:value="0.6612" calcext:value-type="percentage">
            <text:p>66.12%</text:p>
          </table:table-cell>
          <table:table-cell table:style-name="ce58" office:value-type="percentage" office:value="0.8204" calcext:value-type="percentage">
            <text:p>82.04%</text:p>
          </table:table-cell>
          <table:table-cell table:style-name="ce58" office:value-type="percentage" office:value="0.7106" calcext:value-type="percentage">
            <text:p>71.06%</text:p>
          </table:table-cell>
          <table:table-cell table:style-name="ce58" office:value-type="percentage" office:value="0.792" calcext:value-type="percentage">
            <text:p>79.20%</text:p>
          </table:table-cell>
          <table:table-cell table:style-name="ce58" office:value-type="percentage" office:value="0.8617" calcext:value-type="percentage">
            <text:p>86.17%</text:p>
          </table:table-cell>
          <table:table-cell table:style-name="ce58" office:value-type="percentage" office:value="0.717" calcext:value-type="percentage">
            <text:p>71.70%</text:p>
          </table:table-cell>
          <table:table-cell table:style-name="ce58" office:value-type="percentage" office:value="0.8008" calcext:value-type="percentage">
            <text:p>80.08%</text:p>
          </table:table-cell>
          <table:table-cell table:style-name="ce69" table:formula="of:=AVERAGE([.BS16];[.BV16];[.BY16];[.CB16])" office:value-type="percentage" office:value="0.6371" calcext:value-type="percentage">
            <text:p>63.71%</text:p>
          </table:table-cell>
          <table:table-cell/>
          <table:table-cell table:style-name="ce32" office:value-type="string" calcext:value-type="string">
            <text:p>DoS attacks – Hulk</text:p>
          </table:table-cell>
          <table:table-cell table:style-name="ce33" office:value-type="float" office:value="28674" calcext:value-type="float">
            <text:p>28674</text:p>
          </table:table-cell>
          <table:table-cell table:style-name="ce33" office:value-type="float" office:value="43346" calcext:value-type="float">
            <text:p>43346</text:p>
          </table:table-cell>
          <table:table-cell table:style-name="ce33" office:value-type="float" office:value="9818" calcext:value-type="float">
            <text:p>9818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/>
          <table:table-cell table:style-name="ce56" office:value-type="string" calcext:value-type="string">
            <text:p>Anomal-E-CBLOF</text:p>
          </table:table-cell>
          <table:table-cell table:style-name="ce59" table:formula="of:=[.F12]" office:value-type="percentage" office:value="0.977" calcext:value-type="percentage">
            <text:p>97.70%</text:p>
          </table:table-cell>
          <table:table-cell table:style-name="ce59" table:formula="of:=[.G12]" office:value-type="percentage" office:value="0.8417" calcext:value-type="percentage">
            <text:p>84.17%</text:p>
          </table:table-cell>
          <table:table-cell table:style-name="ce62" table:formula="of:=[.H12]" office:value-type="percentage" office:value="0.6597" calcext:value-type="percentage">
            <text:p>65.97%</text:p>
          </table:table-cell>
          <table:table-cell table:style-name="ce62" table:formula="of:=[.F30]" office:value-type="percentage" office:value="0.9783" calcext:value-type="percentage">
            <text:p>97.83%</text:p>
          </table:table-cell>
          <table:table-cell table:style-name="ce62" table:formula="of:=[.G30]" office:value-type="percentage" office:value="0.9444" calcext:value-type="percentage">
            <text:p>94.44%</text:p>
          </table:table-cell>
          <table:table-cell table:style-name="ce62" table:formula="of:=[.H30]" office:value-type="percentage" office:value="0.8267" calcext:value-type="percentage">
            <text:p>82.67%</text:p>
          </table:table-cell>
          <table:table-cell table:style-name="ce62" table:formula="of:=[.F48]" office:value-type="percentage" office:value="0.9802" calcext:value-type="percentage">
            <text:p>98.02%</text:p>
          </table:table-cell>
          <table:table-cell table:style-name="ce62" table:formula="of:=[.G48]" office:value-type="percentage" office:value="0.8975" calcext:value-type="percentage">
            <text:p>89.75%</text:p>
          </table:table-cell>
          <table:table-cell table:formula="of:=[.H48]" office:value-type="percentage" office:value="1" calcext:value-type="percentage">
            <text:p>100.00%</text:p>
          </table:table-cell>
          <table:table-cell table:style-name="ce62" table:formula="of:=[.F66]" office:value-type="percentage" office:value="0.7282" calcext:value-type="percentage">
            <text:p>72.82%</text:p>
          </table:table-cell>
          <table:table-cell table:style-name="ce62" table:formula="of:=[.G66]" office:value-type="percentage" office:value="0.5196" calcext:value-type="percentage">
            <text:p>51.96%</text:p>
          </table:table-cell>
          <table:table-cell table:style-name="ce62" table:formula="of:=[.H66]" office:value-type="percentage" office:value="0.2672" calcext:value-type="percentage">
            <text:p>26.72%</text:p>
          </table:table-cell>
          <table:table-cell table:style-name="ce71" table:formula="of:=AVERAGE([.Z17];[.AC17];[.AF17];[.AI17])" office:value-type="percentage" office:value="0.8008" calcext:value-type="percentage">
            <text:p>80.08%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/>
          <table:table-cell table:style-name="ce56" office:value-type="string" calcext:value-type="string">
            <text:p>Anomal-E-CBLOF</text:p>
          </table:table-cell>
          <table:table-cell table:style-name="ce68" table:formula="of:=[.AQ12]" office:value-type="percentage" office:value="0.2183" calcext:value-type="percentage">
            <text:p>21.83%</text:p>
          </table:table-cell>
          <table:table-cell table:style-name="ce68" table:formula="of:=[.AR12]" office:value-type="percentage" office:value="0.1792" calcext:value-type="percentage">
            <text:p>17.92%</text:p>
          </table:table-cell>
          <table:table-cell table:style-name="ce59" table:formula="of:=[.AS12]" office:value-type="percentage" office:value="1" calcext:value-type="percentage">
            <text:p>100.00%</text:p>
          </table:table-cell>
          <table:table-cell table:style-name="ce68" table:formula="of:=[.AQ30]" office:value-type="percentage" office:value="0.8268" calcext:value-type="percentage">
            <text:p>82.68%</text:p>
          </table:table-cell>
          <table:table-cell table:style-name="ce68" table:formula="of:=[.AR30]" office:value-type="percentage" office:value="0.4529" calcext:value-type="percentage">
            <text:p>45.29%</text:p>
          </table:table-cell>
          <table:table-cell table:style-name="ce68" table:formula="of:=[.AS30]" office:value-type="percentage" office:value="0.0003" calcext:value-type="percentage">
            <text:p>0.03%</text:p>
          </table:table-cell>
          <table:table-cell table:style-name="ce68" table:formula="of:=[.AQ48]" office:value-type="percentage" office:value="0.2183" calcext:value-type="percentage">
            <text:p>21.83%</text:p>
          </table:table-cell>
          <table:table-cell table:style-name="ce68" table:formula="of:=[.AR48]" office:value-type="percentage" office:value="0.1792" calcext:value-type="percentage">
            <text:p>17.92%</text:p>
          </table:table-cell>
          <table:table-cell table:style-name="ce59" table:formula="of:=[.AS48]" office:value-type="percentage" office:value="1" calcext:value-type="percentage">
            <text:p>100.00%</text:p>
          </table:table-cell>
          <table:table-cell table:style-name="ce68" table:formula="of:=[.AQ66]" office:value-type="percentage" office:value="0.8267" calcext:value-type="percentage">
            <text:p>82.67%</text:p>
          </table:table-cell>
          <table:table-cell table:style-name="ce68" table:formula="of:=[.AR66]" office:value-type="percentage" office:value="0.4526" calcext:value-type="percentage">
            <text:p>45.26%</text:p>
          </table:table-cell>
          <table:table-cell table:style-name="ce68" table:formula="of:=[.AS66]" office:value-type="percentage" office:value="0" calcext:value-type="percentage">
            <text:p>0.00%</text:p>
          </table:table-cell>
          <table:table-cell table:style-name="ce74" table:formula="of:=AVERAGE([.AZ17];[.BC17];[.BF17];[.BI17])" office:value-type="percentage" office:value="0.315975" calcext:value-type="percentage">
            <text:p>31.60%</text:p>
          </table:table-cell>
          <table:table-cell table:number-columns-repeated="2"/>
          <table:table-cell table:style-name="ce56" office:value-type="string" calcext:value-type="string">
            <text:p>Anomal-E-CatBoost</text:p>
          </table:table-cell>
          <table:table-cell table:style-name="ce68" office:value-type="percentage" office:value="0.0957" calcext:value-type="percentage">
            <text:p>9.57%</text:p>
          </table:table-cell>
          <table:table-cell table:style-name="ce68" office:value-type="percentage" office:value="0.0439" calcext:value-type="percentage">
            <text:p>4.39%</text:p>
          </table:table-cell>
          <table:table-cell table:style-name="ce68" office:value-type="percentage" office:value="0.0845" calcext:value-type="percentage">
            <text:p>8.45%</text:p>
          </table:table-cell>
          <table:table-cell table:style-name="ce68" office:value-type="percentage" office:value="0.4142" calcext:value-type="percentage">
            <text:p>41.42%</text:p>
          </table:table-cell>
          <table:table-cell table:style-name="ce68" office:value-type="percentage" office:value="0.195" calcext:value-type="percentage">
            <text:p>19.50%</text:p>
          </table:table-cell>
          <table:table-cell table:style-name="ce68" office:value-type="percentage" office:value="0.2574" calcext:value-type="percentage">
            <text:p>25.74%</text:p>
          </table:table-cell>
          <table:table-cell table:style-name="ce68" office:value-type="percentage" office:value="0.4287" calcext:value-type="percentage">
            <text:p>42.87%</text:p>
          </table:table-cell>
          <table:table-cell table:style-name="ce68" office:value-type="percentage" office:value="0.2035" calcext:value-type="percentage">
            <text:p>20.35%</text:p>
          </table:table-cell>
          <table:table-cell table:style-name="ce68" office:value-type="percentage" office:value="0.2589" calcext:value-type="percentage">
            <text:p>25.89%</text:p>
          </table:table-cell>
          <table:table-cell table:style-name="ce68" office:value-type="percentage" office:value="0.7916" calcext:value-type="percentage">
            <text:p>79.16%</text:p>
          </table:table-cell>
          <table:table-cell table:style-name="ce68" office:value-type="percentage" office:value="0.6786" calcext:value-type="percentage">
            <text:p>67.86%</text:p>
          </table:table-cell>
          <table:table-cell table:style-name="ce68" office:value-type="percentage" office:value="0.7776" calcext:value-type="percentage">
            <text:p>77.76%</text:p>
          </table:table-cell>
          <table:table-cell table:style-name="ce68" table:number-columns-repeated="3"/>
          <table:table-cell table:style-name="ce74" table:formula="of:=AVERAGE([.BS17];[.BV17];[.BY17];[.CB17])" office:value-type="percentage" office:value="0.359033333333333" calcext:value-type="percentage">
            <text:p>35.90%</text:p>
          </table:table-cell>
          <table:table-cell/>
          <table:table-cell table:style-name="ce32" office:value-type="string" calcext:value-type="string">
            <text:p>DoS attacks - SlowHTTPTest</text:p>
          </table:table-cell>
          <table:table-cell table:style-name="ce33" office:value-type="float" office:value="17043" calcext:value-type="float">
            <text:p>17043</text:p>
          </table:table-cell>
          <table:table-cell table:style-name="ce33" office:value-type="float" office:value="1425" calcext:value-type="float">
            <text:p>1425</text:p>
          </table:table-cell>
          <table:table-cell table:style-name="ce33" office:value-type="float" office:value="10535" calcext:value-type="float">
            <text:p>10535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57" office:value-type="string" calcext:value-type="string">
            <text:p><text:span text:style-name="T1">Multimodal-</text:span>Anomal-E-CBLOF</text:p>
          </table:table-cell>
          <table:table-cell table:style-name="ce60" table:formula="of:=[.I12]" office:value-type="percentage" office:value="0.9604" calcext:value-type="percentage">
            <text:p>96.04%</text:p>
          </table:table-cell>
          <table:table-cell table:style-name="ce60" table:formula="of:=[.J12]" office:value-type="percentage" office:value="0.8234" calcext:value-type="percentage">
            <text:p>82.34%</text:p>
          </table:table-cell>
          <table:table-cell table:style-name="ce63" table:formula="of:=[.K12]" office:value-type="percentage" office:value="1" calcext:value-type="percentage">
            <text:p>100.00%</text:p>
          </table:table-cell>
          <table:table-cell table:style-name="ce63" table:formula="of:=[.I30]" office:value-type="percentage" office:value="0.9791" calcext:value-type="percentage">
            <text:p>97.91%</text:p>
          </table:table-cell>
          <table:table-cell table:style-name="ce63" table:formula="of:=[.J30]" office:value-type="percentage" office:value="0.9467" calcext:value-type="percentage">
            <text:p>94.67%</text:p>
          </table:table-cell>
          <table:table-cell table:style-name="ce63" table:formula="of:=[.K30]" office:value-type="percentage" office:value="0.8333" calcext:value-type="percentage">
            <text:p>83.33%</text:p>
          </table:table-cell>
          <table:table-cell table:style-name="ce63" table:formula="of:=[.I48]" office:value-type="percentage" office:value="0.9901" calcext:value-type="percentage">
            <text:p>99.01%</text:p>
          </table:table-cell>
          <table:table-cell table:style-name="ce63" table:formula="of:=[.J48]" office:value-type="percentage" office:value="0.9436" calcext:value-type="percentage">
            <text:p>94.36%</text:p>
          </table:table-cell>
          <table:table-cell table:style-name="ce63" table:formula="of:=[.K48]" office:value-type="percentage" office:value="1" calcext:value-type="percentage">
            <text:p>100.00%</text:p>
          </table:table-cell>
          <table:table-cell table:style-name="ce63" table:formula="of:=[.I66]" office:value-type="percentage" office:value="0.8417" calcext:value-type="percentage">
            <text:p>84.17%</text:p>
          </table:table-cell>
          <table:table-cell table:style-name="ce63" table:formula="of:=[.J66]" office:value-type="percentage" office:value="0.6693" calcext:value-type="percentage">
            <text:p>66.93%</text:p>
          </table:table-cell>
          <table:table-cell table:style-name="ce60" table:formula="of:=[.K66]" office:value-type="percentage" office:value="0.4614" calcext:value-type="percentage">
            <text:p>46.14%</text:p>
          </table:table-cell>
          <table:table-cell table:style-name="ce70" table:formula="of:=AVERAGE([.Z18];[.AC18];[.AF18];[.AI18])" office:value-type="percentage" office:value="0.84575" calcext:value-type="percentage">
            <text:p>84.58%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57" office:value-type="string" calcext:value-type="string">
            <text:p><text:span text:style-name="T1">Multimodal-</text:span>Anomal-E-CBLOF</text:p>
          </table:table-cell>
          <table:table-cell table:style-name="ce64" table:formula="of:=[.AT12]" office:value-type="percentage" office:value="0.2183" calcext:value-type="percentage">
            <text:p>21.83%</text:p>
          </table:table-cell>
          <table:table-cell table:style-name="ce64" table:formula="of:=[.AU12]" office:value-type="percentage" office:value="0.1792" calcext:value-type="percentage">
            <text:p>17.92%</text:p>
          </table:table-cell>
          <table:table-cell table:style-name="ce63" table:formula="of:=[.AV12]" office:value-type="percentage" office:value="1" calcext:value-type="percentage">
            <text:p>100.00%</text:p>
          </table:table-cell>
          <table:table-cell table:style-name="ce64" table:formula="of:=[.AT30]" office:value-type="percentage" office:value="0.8169" calcext:value-type="percentage">
            <text:p>81.69%</text:p>
          </table:table-cell>
          <table:table-cell table:style-name="ce64" table:formula="of:=[.AU30]" office:value-type="percentage" office:value="0.4827" calcext:value-type="percentage">
            <text:p>48.27%</text:p>
          </table:table-cell>
          <table:table-cell table:style-name="ce64" table:formula="of:=[.AV30]" office:value-type="percentage" office:value="0.0379" calcext:value-type="percentage">
            <text:p>3.79%</text:p>
          </table:table-cell>
          <table:table-cell table:style-name="ce64" table:formula="of:=[.AT48]" office:value-type="percentage" office:value="0.7809" calcext:value-type="percentage">
            <text:p>78.09%</text:p>
          </table:table-cell>
          <table:table-cell table:style-name="ce64" table:formula="of:=[.AU48]" office:value-type="percentage" office:value="0.4385" calcext:value-type="percentage">
            <text:p>43.85%</text:p>
          </table:table-cell>
          <table:table-cell table:style-name="ce64" table:formula="of:=[.AV48]" office:value-type="percentage" office:value="0" calcext:value-type="percentage">
            <text:p>0.00%</text:p>
          </table:table-cell>
          <table:table-cell table:style-name="ce64" table:formula="of:=[.AT66]" office:value-type="percentage" office:value="0.8136" calcext:value-type="percentage">
            <text:p>81.36%</text:p>
          </table:table-cell>
          <table:table-cell table:style-name="ce64" table:formula="of:=[.AU66]" office:value-type="percentage" office:value="0.4635" calcext:value-type="percentage">
            <text:p>46.35%</text:p>
          </table:table-cell>
          <table:table-cell table:style-name="ce64" table:formula="of:=[.AV66]" office:value-type="percentage" office:value="0.0168" calcext:value-type="percentage">
            <text:p>1.68%</text:p>
          </table:table-cell>
          <table:table-cell table:style-name="ce74" table:formula="of:=AVERAGE([.AZ18];[.BC18];[.BF18];[.BI18])" office:value-type="percentage" office:value="0.390975" calcext:value-type="percentage">
            <text:p>39.10%</text:p>
          </table:table-cell>
          <table:table-cell table:number-columns-repeated="2"/>
          <table:table-cell table:style-name="ce57" office:value-type="string" calcext:value-type="string">
            <text:p><text:span text:style-name="T1">Multimodal-</text:span>Anomal-E-CatBoost</text:p>
          </table:table-cell>
          <table:table-cell table:style-name="ce64" office:value-type="percentage" office:value="0.8055" calcext:value-type="percentage">
            <text:p>80.55%</text:p>
          </table:table-cell>
          <table:table-cell table:style-name="ce64" office:value-type="percentage" office:value="0.7692" calcext:value-type="percentage">
            <text:p>76.92%</text:p>
          </table:table-cell>
          <table:table-cell table:style-name="ce64" office:value-type="percentage" office:value="0.8319" calcext:value-type="percentage">
            <text:p>83.19%</text:p>
          </table:table-cell>
          <table:table-cell table:style-name="ce64" office:value-type="percentage" office:value="0.8187" calcext:value-type="percentage">
            <text:p>81.87%</text:p>
          </table:table-cell>
          <table:table-cell table:style-name="ce64" office:value-type="percentage" office:value="0.6008" calcext:value-type="percentage">
            <text:p>60.08%</text:p>
          </table:table-cell>
          <table:table-cell table:style-name="ce64" office:value-type="percentage" office:value="0.7135" calcext:value-type="percentage">
            <text:p>71.35%</text:p>
          </table:table-cell>
          <table:table-cell table:style-name="ce64" office:value-type="percentage" office:value="0.7712" calcext:value-type="percentage">
            <text:p>77.12%</text:p>
          </table:table-cell>
          <table:table-cell table:style-name="ce64" office:value-type="percentage" office:value="0.5445" calcext:value-type="percentage">
            <text:p>54.45%</text:p>
          </table:table-cell>
          <table:table-cell table:style-name="ce64" office:value-type="percentage" office:value="0.6192" calcext:value-type="percentage">
            <text:p>61.92%</text:p>
          </table:table-cell>
          <table:table-cell table:style-name="ce64" office:value-type="percentage" office:value="0.9622" calcext:value-type="percentage">
            <text:p>96.22%</text:p>
          </table:table-cell>
          <table:table-cell table:style-name="ce64" office:value-type="percentage" office:value="0.7804" calcext:value-type="percentage">
            <text:p>78.04%</text:p>
          </table:table-cell>
          <table:table-cell table:style-name="ce64" office:value-type="percentage" office:value="0.8485" calcext:value-type="percentage">
            <text:p>84.85%</text:p>
          </table:table-cell>
          <table:table-cell table:style-name="ce64" table:number-columns-repeated="3"/>
          <table:table-cell table:style-name="ce74" table:formula="of:=AVERAGE([.BS18];[.BV18];[.BY18];[.CB18])" office:value-type="percentage" office:value="0.6419" calcext:value-type="percentage">
            <text:p>64.19%</text:p>
          </table:table-cell>
          <table:table-cell/>
          <table:table-cell table:style-name="ce32" office:value-type="string" calcext:value-type="string">
            <text:p>DoS attacks - Slowloris</text:p>
          </table:table-cell>
          <table:table-cell table:style-name="ce33" office:value-type="float" office:value="25787" calcext:value-type="float">
            <text:p>25787</text:p>
          </table:table-cell>
          <table:table-cell table:style-name="ce33" office:value-type="float" office:value="923" calcext:value-type="float">
            <text:p>923</text:p>
          </table:table-cell>
          <table:table-cell table:style-name="ce33" office:value-type="float" office:value="3607" calcext:value-type="float">
            <text:p>3607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CA</text:p>
          </table:table-cell>
          <table:table-cell office:value-type="percentage" office:value="0.9111" calcext:value-type="percentage">
            <text:p>91.11%</text:p>
          </table:table-cell>
          <table:table-cell office:value-type="percentage" office:value="0.6564" calcext:value-type="percentage">
            <text:p>65.64%</text:p>
          </table:table-cell>
          <table:table-cell office:value-type="percentage" office:value="0.6301" calcext:value-type="percentage">
            <text:p>63.01%</text:p>
          </table:table-cell>
          <table:table-cell office:value-type="percentage" office:value="0.9863" calcext:value-type="percentage">
            <text:p>98.63%</text:p>
          </table:table-cell>
          <table:table-cell office:value-type="percentage" office:value="0.9218" calcext:value-type="percentage">
            <text:p>92.18%</text:p>
          </table:table-cell>
          <table:table-cell office:value-type="percentage" office:value="0.9786" calcext:value-type="percentage">
            <text:p>97.86%</text:p>
          </table:table-cell>
          <table:table-cell office:value-type="percentage" office:value="0.9846" calcext:value-type="percentage">
            <text:p>98.46%</text:p>
          </table:table-cell>
          <table:table-cell office:value-type="percentage" office:value="0.9099" calcext:value-type="percentage">
            <text:p>90.99%</text:p>
          </table:table-cell>
          <table:table-cell office:value-type="percentage" office:value="0.9309" calcext:value-type="percentage">
            <text:p>93.09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5947" calcext:value-type="percentage">
            <text:p>59.47%</text:p>
          </table:table-cell>
          <table:table-cell office:value-type="percentage" office:value="0.4502" calcext:value-type="percentage">
            <text:p>45.02%</text:p>
          </table:table-cell>
          <table:table-cell office:value-type="percentage" office:value="0.9999" calcext:value-type="percentage">
            <text:p>99.99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HBOS</text:p>
          </table:table-cell>
          <table:table-cell table:style-name="ce61" table:formula="of:=[.C13]" office:value-type="percentage" office:value="0.9447" calcext:value-type="percentage">
            <text:p>94.47%</text:p>
          </table:table-cell>
          <table:table-cell table:style-name="ce61" table:formula="of:=[.D13]" office:value-type="percentage" office:value="0.7134" calcext:value-type="percentage">
            <text:p>71.34%</text:p>
          </table:table-cell>
          <table:table-cell table:style-name="ce61" table:formula="of:=[.E13]" office:value-type="percentage" office:value="0.5824" calcext:value-type="percentage">
            <text:p>58.24%</text:p>
          </table:table-cell>
          <table:table-cell table:style-name="ce61" table:formula="of:=[.C31]" office:value-type="percentage" office:value="0.9401" calcext:value-type="percentage">
            <text:p>94.01%</text:p>
          </table:table-cell>
          <table:table-cell table:style-name="ce61" table:formula="of:=[.D31]" office:value-type="percentage" office:value="0.8628" calcext:value-type="percentage">
            <text:p>86.28%</text:p>
          </table:table-cell>
          <table:table-cell table:style-name="ce61" table:formula="of:=[.E31]" office:value-type="percentage" office:value="0.7928" calcext:value-type="percentage">
            <text:p>79.28%</text:p>
          </table:table-cell>
          <table:table-cell table:style-name="ce61" table:formula="of:=[.C49]" office:value-type="percentage" office:value="0.9772" calcext:value-type="percentage">
            <text:p>97.72%</text:p>
          </table:table-cell>
          <table:table-cell table:style-name="ce61" table:formula="of:=[.D49]" office:value-type="percentage" office:value="0.8526" calcext:value-type="percentage">
            <text:p>85.26%</text:p>
          </table:table-cell>
          <table:table-cell table:style-name="ce61" table:formula="of:=[.E49]" office:value-type="percentage" office:value="0.7063" calcext:value-type="percentage">
            <text:p>70.63%</text:p>
          </table:table-cell>
          <table:table-cell table:style-name="ce61" table:formula="of:=[.C67]" office:value-type="percentage" office:value="0.7603" calcext:value-type="percentage">
            <text:p>76.03%</text:p>
          </table:table-cell>
          <table:table-cell table:style-name="ce67" table:formula="of:=[.D67]" office:value-type="percentage" office:value="0.5894" calcext:value-type="percentage">
            <text:p>58.94%</text:p>
          </table:table-cell>
          <table:table-cell table:style-name="ce67" table:formula="of:=[.E67]" office:value-type="percentage" office:value="0.4452" calcext:value-type="percentage">
            <text:p>44.52%</text:p>
          </table:table-cell>
          <table:table-cell table:style-name="ce69" table:formula="of:=AVERAGE([.Z19];[.AC19];[.AF19];[.AI19])" office:value-type="percentage" office:value="0.75455" calcext:value-type="percentage">
            <text:p>75.46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9196" calcext:value-type="percentage">
            <text:p>91.96%</text:p>
          </table:table-cell>
          <table:table-cell office:value-type="percentage" office:value="0.8914" calcext:value-type="percentage">
            <text:p>89.14%</text:p>
          </table:table-cell>
          <table:table-cell office:value-type="percentage" office:value="0.9388" calcext:value-type="percentage">
            <text:p>93.88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style-name="ce55" office:value-type="string" calcext:value-type="string">
            <text:p>Raw-Features-HBOS</text:p>
          </table:table-cell>
          <table:table-cell table:style-name="ce67" table:formula="of:=[.AN13]" office:value-type="percentage" office:value="0.9236" calcext:value-type="percentage">
            <text:p>92.36%</text:p>
          </table:table-cell>
          <table:table-cell table:style-name="ce67" table:formula="of:=[.AO13]" office:value-type="percentage" office:value="0.8969" calcext:value-type="percentage">
            <text:p>89.69%</text:p>
          </table:table-cell>
          <table:table-cell table:style-name="ce58" table:formula="of:=[.AP13]" office:value-type="percentage" office:value="0.9505" calcext:value-type="percentage">
            <text:p>95.05%</text:p>
          </table:table-cell>
          <table:table-cell table:style-name="ce67" table:formula="of:=[.AN31]" office:value-type="percentage" office:value="0.9334" calcext:value-type="percentage">
            <text:p>93.34%</text:p>
          </table:table-cell>
          <table:table-cell table:style-name="ce67" table:formula="of:=[.AO31]" office:value-type="percentage" office:value="0.8982" calcext:value-type="percentage">
            <text:p>89.82%</text:p>
          </table:table-cell>
          <table:table-cell table:style-name="ce67" table:formula="of:=[.AP31]" office:value-type="percentage" office:value="0.9963" calcext:value-type="percentage">
            <text:p>99.63%</text:p>
          </table:table-cell>
          <table:table-cell table:style-name="ce67" table:formula="of:=[.AN49]" office:value-type="percentage" office:value="0.8399" calcext:value-type="percentage">
            <text:p>83.99%</text:p>
          </table:table-cell>
          <table:table-cell table:style-name="ce67" table:formula="of:=[.AO49]" office:value-type="percentage" office:value="0.7505" calcext:value-type="percentage">
            <text:p>75.05%</text:p>
          </table:table-cell>
          <table:table-cell table:style-name="ce58" table:formula="of:=[.AP49]" office:value-type="percentage" office:value="0.553" calcext:value-type="percentage">
            <text:p>55.30%</text:p>
          </table:table-cell>
          <table:table-cell table:style-name="ce67" table:formula="of:=[.AN67]" office:value-type="percentage" office:value="0.9234" calcext:value-type="percentage">
            <text:p>92.34%</text:p>
          </table:table-cell>
          <table:table-cell table:style-name="ce67" table:formula="of:=[.AO67]" office:value-type="percentage" office:value="0.8788" calcext:value-type="percentage">
            <text:p>87.88%</text:p>
          </table:table-cell>
          <table:table-cell table:style-name="ce67" table:formula="of:=[.AP67]" office:value-type="percentage" office:value="0.9135" calcext:value-type="percentage">
            <text:p>91.35%</text:p>
          </table:table-cell>
          <table:table-cell table:style-name="ce75" table:formula="of:=AVERAGE([.AZ19];[.BC19];[.BF19];[.BI19])" office:value-type="percentage" office:value="0.8561" calcext:value-type="percentage">
            <text:p>85.61%</text:p>
          </table:table-cell>
          <table:table-cell table:number-columns-repeated="2"/>
          <table:table-cell table:style-name="ce55" office:value-type="string" calcext:value-type="string">
            <text:p>Raw-Features-ExtraTree</text:p>
          </table:table-cell>
          <table:table-cell table:style-name="ce58" office:value-type="percentage" office:value="0.884" calcext:value-type="percentage">
            <text:p>88.40%</text:p>
          </table:table-cell>
          <table:table-cell table:style-name="ce58" office:value-type="percentage" office:value="0.8407" calcext:value-type="percentage">
            <text:p>84.07%</text:p>
          </table:table-cell>
          <table:table-cell table:style-name="ce58" office:value-type="percentage" office:value="0.8609" calcext:value-type="percentage">
            <text:p>86.09%</text:p>
          </table:table-cell>
          <table:table-cell table:style-name="ce58" office:value-type="percentage" office:value="0.8448" calcext:value-type="percentage">
            <text:p>84.48%</text:p>
          </table:table-cell>
          <table:table-cell table:style-name="ce58" office:value-type="percentage" office:value="0.6525" calcext:value-type="percentage">
            <text:p>65.25%</text:p>
          </table:table-cell>
          <table:table-cell table:style-name="ce58" office:value-type="percentage" office:value="0.7367" calcext:value-type="percentage">
            <text:p>73.67%</text:p>
          </table:table-cell>
          <table:table-cell table:style-name="ce58" office:value-type="percentage" office:value="0.7685" calcext:value-type="percentage">
            <text:p>76.85%</text:p>
          </table:table-cell>
          <table:table-cell table:style-name="ce58" office:value-type="percentage" office:value="0.5375" calcext:value-type="percentage">
            <text:p>53.75%</text:p>
          </table:table-cell>
          <table:table-cell table:style-name="ce58" office:value-type="percentage" office:value="0.5544" calcext:value-type="percentage">
            <text:p>55.44%</text:p>
          </table:table-cell>
          <table:table-cell table:style-name="ce58" office:value-type="percentage" office:value="0.8798" calcext:value-type="percentage">
            <text:p>87.98%</text:p>
          </table:table-cell>
          <table:table-cell table:style-name="ce58" office:value-type="percentage" office:value="0.741" calcext:value-type="percentage">
            <text:p>74.10%</text:p>
          </table:table-cell>
          <table:table-cell table:style-name="ce58" office:value-type="percentage" office:value="0.7892" calcext:value-type="percentage">
            <text:p>78.92%</text:p>
          </table:table-cell>
          <table:table-cell table:style-name="ce58" office:value-type="percentage" office:value="0.8934" calcext:value-type="percentage">
            <text:p>89.34%</text:p>
          </table:table-cell>
          <table:table-cell table:style-name="ce58" office:value-type="percentage" office:value="0.7311" calcext:value-type="percentage">
            <text:p>73.11%</text:p>
          </table:table-cell>
          <table:table-cell table:style-name="ce58" office:value-type="percentage" office:value="0.7785" calcext:value-type="percentage">
            <text:p>77.85%</text:p>
          </table:table-cell>
          <table:table-cell table:style-name="ce69" table:formula="of:=AVERAGE([.BS19];[.BV19];[.BY19];[.CB19])" office:value-type="percentage" office:value="0.665525" calcext:value-type="percentage">
            <text:p>66.55%</text:p>
          </table:table-cell>
          <table:table-cell/>
          <table:table-cell table:style-name="ce32" office:value-type="string" calcext:value-type="string">
            <text:p>FTP – BruteForce</text:p>
          </table:table-cell>
          <table:table-cell table:style-name="ce33" office:value-type="float" office:value="3655" calcext:value-type="float">
            <text:p>3655</text:p>
          </table:table-cell>
          <table:table-cell table:style-name="ce33" office:value-type="float" office:value="2531" calcext:value-type="float">
            <text:p>2531</text:p>
          </table:table-cell>
          <table:table-cell table:style-name="ce33" office:value-type="float" office:value="38735" calcext:value-type="float">
            <text:p>38735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F</text:p>
          </table:table-cell>
          <table:table-cell office:value-type="percentage" office:value="0.9146" calcext:value-type="percentage">
            <text:p>91.46%</text:p>
          </table:table-cell>
          <table:table-cell office:value-type="percentage" office:value="0.6703" calcext:value-type="percentage">
            <text:p>67.03%</text:p>
          </table:table-cell>
          <table:table-cell office:value-type="percentage" office:value="0.676" calcext:value-type="percentage">
            <text:p>67.60%</text:p>
          </table:table-cell>
          <table:table-cell office:value-type="percentage" office:value="0.9866" calcext:value-type="percentage">
            <text:p>98.66%</text:p>
          </table:table-cell>
          <table:table-cell office:value-type="percentage" office:value="0.9235" calcext:value-type="percentage">
            <text:p>92.35%</text:p>
          </table:table-cell>
          <table:table-cell office:value-type="percentage" office:value="0.9877" calcext:value-type="percentage">
            <text:p>98.77%</text:p>
          </table:table-cell>
          <table:table-cell office:value-type="percentage" office:value="0.9865" calcext:value-type="percentage">
            <text:p>98.65%</text:p>
          </table:table-cell>
          <table:table-cell office:value-type="percentage" office:value="0.9228" calcext:value-type="percentage">
            <text:p>92.28%</text:p>
          </table:table-cell>
          <table:table-cell office:value-type="percentage" office:value="0.9854" calcext:value-type="percentage">
            <text:p>98.54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6251" calcext:value-type="percentage">
            <text:p>62.51%</text:p>
          </table:table-cell>
          <table:table-cell office:value-type="percentage" office:value="0.4648" calcext:value-type="percentage">
            <text:p>46.48%</text:p>
          </table:table-cell>
          <table:table-cell office:value-type="percentage" office:value="0.9495" calcext:value-type="percentage">
            <text:p>94.95%</text:p>
          </table:table-cell>
          <table:table-cell office:value-type="percentage" office:value="0.9999" calcext:value-type="percentage">
            <text:p>99.99%</text:p>
          </table:table-cell>
          <table:table-cell office:value-type="percentage" office:value="0.9992" calcext:value-type="percentage">
            <text:p>99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98" calcext:value-type="percentage">
            <text:p>99.98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83" calcext:value-type="percentage">
            <text:p>99.83%</text:p>
          </table:table-cell>
          <table:table-cell/>
          <table:table-cell table:style-name="ce56" office:value-type="string" calcext:value-type="string">
            <text:p>Anomal-E-HBOS</text:p>
          </table:table-cell>
          <table:table-cell table:style-name="ce62" table:formula="of:=[.F13]" office:value-type="percentage" office:value="0.9818" calcext:value-type="percentage">
            <text:p>98.18%</text:p>
          </table:table-cell>
          <table:table-cell table:style-name="ce62" table:formula="of:=[.G13]" office:value-type="percentage" office:value="0.8845" calcext:value-type="percentage">
            <text:p>88.45%</text:p>
          </table:table-cell>
          <table:table-cell table:style-name="ce62" table:formula="of:=[.H13]" office:value-type="percentage" office:value="0.8036" calcext:value-type="percentage">
            <text:p>80.36%</text:p>
          </table:table-cell>
          <table:table-cell table:style-name="ce62" table:formula="of:=[.F31]" office:value-type="percentage" office:value="0.9772" calcext:value-type="percentage">
            <text:p>97.72%</text:p>
          </table:table-cell>
          <table:table-cell table:style-name="ce59" table:formula="of:=[.G31]" office:value-type="percentage" office:value="0.9451" calcext:value-type="percentage">
            <text:p>94.51%</text:p>
          </table:table-cell>
          <table:table-cell table:style-name="ce59" table:formula="of:=[.H31]" office:value-type="percentage" office:value="0.8855" calcext:value-type="percentage">
            <text:p>88.55%</text:p>
          </table:table-cell>
          <table:table-cell table:style-name="ce59" table:formula="of:=[.F49]" office:value-type="percentage" office:value="0.999" calcext:value-type="percentage">
            <text:p>99.90%</text:p>
          </table:table-cell>
          <table:table-cell table:style-name="ce59" table:formula="of:=[.G49]" office:value-type="percentage" office:value="0.9938" calcext:value-type="percentage">
            <text:p>99.38%</text:p>
          </table:table-cell>
          <table:table-cell table:formula="of:=[.H49]" office:value-type="percentage" office:value="1" calcext:value-type="percentage">
            <text:p>100.00%</text:p>
          </table:table-cell>
          <table:table-cell table:style-name="ce59" table:formula="of:=[.F67]" office:value-type="percentage" office:value="0.839" calcext:value-type="percentage">
            <text:p>83.90%</text:p>
          </table:table-cell>
          <table:table-cell table:style-name="ce68" table:formula="of:=[.G67]" office:value-type="percentage" office:value="0.4868" calcext:value-type="percentage">
            <text:p>48.68%</text:p>
          </table:table-cell>
          <table:table-cell table:style-name="ce62" table:formula="of:=[.H67]" office:value-type="percentage" office:value="0.0408" calcext:value-type="percentage">
            <text:p>4.08%</text:p>
          </table:table-cell>
          <table:table-cell table:style-name="ce71" table:formula="of:=AVERAGE([.Z20];[.AC20];[.AF20];[.AI20])" office:value-type="percentage" office:value="0.82755" calcext:value-type="percentage">
            <text:p>82.76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206" calcext:value-type="percentage">
            <text:p>92.06%</text:p>
          </table:table-cell>
          <table:table-cell office:value-type="percentage" office:value="0.8958" calcext:value-type="percentage">
            <text:p>89.58%</text:p>
          </table:table-cell>
          <table:table-cell office:value-type="percentage" office:value="0.9918" calcext:value-type="percentage">
            <text:p>99.18%</text:p>
          </table:table-cell>
          <table:table-cell office:value-type="percentage" office:value="0.8035" calcext:value-type="percentage">
            <text:p>80.35%</text:p>
          </table:table-cell>
          <table:table-cell office:value-type="percentage" office:value="0.5349" calcext:value-type="percentage">
            <text:p>53.49%</text:p>
          </table:table-cell>
          <table:table-cell office:value-type="percentage" office:value="0.0998" calcext:value-type="percentage">
            <text:p>9.98%</text:p>
          </table:table-cell>
          <table:table-cell office:value-type="percentage" office:value="0.8414" calcext:value-type="percentage">
            <text:p>84.14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5466" calcext:value-type="percentage">
            <text:p>54.66%</text:p>
          </table:table-cell>
          <table:table-cell/>
          <table:table-cell table:style-name="ce56" office:value-type="string" calcext:value-type="string">
            <text:p>Anomal-E-HBOS</text:p>
          </table:table-cell>
          <table:table-cell table:style-name="ce68" table:formula="of:=[.AQ13]" office:value-type="percentage" office:value="0.2183" calcext:value-type="percentage">
            <text:p>21.83%</text:p>
          </table:table-cell>
          <table:table-cell table:style-name="ce68" table:formula="of:=[.AR13]" office:value-type="percentage" office:value="0.1792" calcext:value-type="percentage">
            <text:p>17.92%</text:p>
          </table:table-cell>
          <table:table-cell table:style-name="ce59" table:formula="of:=[.AS13]" office:value-type="percentage" office:value="1" calcext:value-type="percentage">
            <text:p>100.00%</text:p>
          </table:table-cell>
          <table:table-cell table:style-name="ce68" table:formula="of:=[.AQ31]" office:value-type="percentage" office:value="0.8268" calcext:value-type="percentage">
            <text:p>82.68%</text:p>
          </table:table-cell>
          <table:table-cell table:style-name="ce68" table:formula="of:=[.AR31]" office:value-type="percentage" office:value="0.4529" calcext:value-type="percentage">
            <text:p>45.29%</text:p>
          </table:table-cell>
          <table:table-cell table:style-name="ce68" table:formula="of:=[.AS31]" office:value-type="percentage" office:value="0.0003" calcext:value-type="percentage">
            <text:p>0.03%</text:p>
          </table:table-cell>
          <table:table-cell table:style-name="ce68" table:formula="of:=[.AQ49]" office:value-type="percentage" office:value="0.2183" calcext:value-type="percentage">
            <text:p>21.83%</text:p>
          </table:table-cell>
          <table:table-cell table:style-name="ce68" table:formula="of:=[.AR49]" office:value-type="percentage" office:value="0.1792" calcext:value-type="percentage">
            <text:p>17.92%</text:p>
          </table:table-cell>
          <table:table-cell table:style-name="ce59" table:formula="of:=[.AS49]" office:value-type="percentage" office:value="1" calcext:value-type="percentage">
            <text:p>100.00%</text:p>
          </table:table-cell>
          <table:table-cell table:style-name="ce68" table:formula="of:=[.AQ67]" office:value-type="percentage" office:value="0.8267" calcext:value-type="percentage">
            <text:p>82.67%</text:p>
          </table:table-cell>
          <table:table-cell table:style-name="ce68" table:formula="of:=[.AR67]" office:value-type="percentage" office:value="0.4526" calcext:value-type="percentage">
            <text:p>45.26%</text:p>
          </table:table-cell>
          <table:table-cell table:style-name="ce68" table:formula="of:=[.AS67]" office:value-type="percentage" office:value="0" calcext:value-type="percentage">
            <text:p>0.00%</text:p>
          </table:table-cell>
          <table:table-cell table:style-name="ce74" table:formula="of:=AVERAGE([.AZ20];[.BC20];[.BF20];[.BI20])" office:value-type="percentage" office:value="0.315975" calcext:value-type="percentage">
            <text:p>31.60%</text:p>
          </table:table-cell>
          <table:table-cell table:number-columns-repeated="2"/>
          <table:table-cell table:style-name="ce56" office:value-type="string" calcext:value-type="string">
            <text:p>Anomal-E-ExtraTree</text:p>
          </table:table-cell>
          <table:table-cell table:style-name="ce68" office:value-type="percentage" office:value="0.0635" calcext:value-type="percentage">
            <text:p>6.35%</text:p>
          </table:table-cell>
          <table:table-cell table:style-name="ce68" office:value-type="percentage" office:value="0.0208" calcext:value-type="percentage">
            <text:p>2.08%</text:p>
          </table:table-cell>
          <table:table-cell table:style-name="ce68" office:value-type="percentage" office:value="0.0512" calcext:value-type="percentage">
            <text:p>5.12%</text:p>
          </table:table-cell>
          <table:table-cell table:style-name="ce68" office:value-type="percentage" office:value="0.4405" calcext:value-type="percentage">
            <text:p>44.05%</text:p>
          </table:table-cell>
          <table:table-cell table:style-name="ce68" office:value-type="percentage" office:value="0.1906" calcext:value-type="percentage">
            <text:p>19.06%</text:p>
          </table:table-cell>
          <table:table-cell table:style-name="ce68" office:value-type="percentage" office:value="0.2457" calcext:value-type="percentage">
            <text:p>24.57%</text:p>
          </table:table-cell>
          <table:table-cell table:style-name="ce68" office:value-type="percentage" office:value="0.3875" calcext:value-type="percentage">
            <text:p>38.75%</text:p>
          </table:table-cell>
          <table:table-cell table:style-name="ce68" office:value-type="percentage" office:value="0.1761" calcext:value-type="percentage">
            <text:p>17.61%</text:p>
          </table:table-cell>
          <table:table-cell table:style-name="ce68" office:value-type="percentage" office:value="0.2731" calcext:value-type="percentage">
            <text:p>27.31%</text:p>
          </table:table-cell>
          <table:table-cell table:style-name="ce68" office:value-type="percentage" office:value="0.8388" calcext:value-type="percentage">
            <text:p>83.88%</text:p>
          </table:table-cell>
          <table:table-cell table:style-name="ce68" office:value-type="percentage" office:value="0.6813" calcext:value-type="percentage">
            <text:p>68.13%</text:p>
          </table:table-cell>
          <table:table-cell table:style-name="ce68" office:value-type="percentage" office:value="0.7521" calcext:value-type="percentage">
            <text:p>75.21%</text:p>
          </table:table-cell>
          <table:table-cell table:style-name="ce68" office:value-type="percentage" office:value="0.7953" calcext:value-type="percentage">
            <text:p>79.53%</text:p>
          </table:table-cell>
          <table:table-cell table:style-name="ce68" office:value-type="percentage" office:value="0.6906" calcext:value-type="percentage">
            <text:p>69.06%</text:p>
          </table:table-cell>
          <table:table-cell table:style-name="ce68" office:value-type="percentage" office:value="0.771" calcext:value-type="percentage">
            <text:p>77.10%</text:p>
          </table:table-cell>
          <table:table-cell table:style-name="ce74" table:formula="of:=AVERAGE([.BS20];[.BV20];[.BY20];[.CB20])" office:value-type="percentage" office:value="0.43465" calcext:value-type="percentage">
            <text:p>43.47%</text:p>
          </table:table-cell>
          <table:table-cell/>
          <table:table-cell table:style-name="ce32" office:value-type="string" calcext:value-type="string">
            <text:p>Infilteration</text:p>
          </table:table-cell>
          <table:table-cell table:style-name="ce33" office:value-type="float" office:value="25097" calcext:value-type="float">
            <text:p>25097</text:p>
          </table:table-cell>
          <table:table-cell table:style-name="ce33" office:value-type="float" office:value="11697" calcext:value-type="float">
            <text:p>11697</text:p>
          </table:table-cell>
          <table:table-cell table:style-name="ce33" office:value-type="float" office:value="18857" calcext:value-type="float">
            <text:p>18857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BLOF</text:p>
          </table:table-cell>
          <table:table-cell office:value-type="percentage" office:value="0.9528" calcext:value-type="percentage">
            <text:p>95.28%</text:p>
          </table:table-cell>
          <table:table-cell office:value-type="percentage" office:value="0.7173" calcext:value-type="percentage">
            <text:p>71.73%</text:p>
          </table:table-cell>
          <table:table-cell office:value-type="percentage" office:value="0.5042" calcext:value-type="percentage">
            <text:p>50.42%</text:p>
          </table:table-cell>
          <table:table-cell office:value-type="percentage" office:value="0.9857" calcext:value-type="percentage">
            <text:p>98.57%</text:p>
          </table:table-cell>
          <table:table-cell office:value-type="percentage" office:value="0.917" calcext:value-type="percentage">
            <text:p>91.70%</text:p>
          </table:table-cell>
          <table:table-cell office:value-type="percentage" office:value="0.9572" calcext:value-type="percentage">
            <text:p>95.72%</text:p>
          </table:table-cell>
          <table:table-cell office:value-type="percentage" office:value="0.9391" calcext:value-type="percentage">
            <text:p>93.91%</text:p>
          </table:table-cell>
          <table:table-cell office:value-type="percentage" office:value="0.7668" calcext:value-type="percentage">
            <text:p>76.68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325" calcext:value-type="percentage">
            <text:p>93.25%</text:p>
          </table:table-cell>
          <table:table-cell office:value-type="percentage" office:value="0.7261" calcext:value-type="percentage">
            <text:p>72.61%</text:p>
          </table:table-cell>
          <table:table-cell office:value-type="percentage" office:value="0.7859" calcext:value-type="percentage">
            <text:p>78.59%</text:p>
          </table:table-cell>
          <table:table-cell office:value-type="percentage" office:value="0.9992" calcext:value-type="percentage">
            <text:p>99.92%</text:p>
          </table:table-cell>
          <table:table-cell office:value-type="percentage" office:value="0.995" calcext:value-type="percentage">
            <text:p>99.5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653" calcext:value-type="percentage">
            <text:p>96.53%</text:p>
          </table:table-cell>
          <table:table-cell office:value-type="percentage" office:value="0.7589" calcext:value-type="percentage">
            <text:p>75.89%</text:p>
          </table:table-cell>
          <table:table-cell office:value-type="percentage" office:value="0.4888" calcext:value-type="percentage">
            <text:p>48.88%</text:p>
          </table:table-cell>
          <table:table-cell/>
          <table:table-cell table:style-name="ce57" office:value-type="string" calcext:value-type="string">
            <text:p><text:span text:style-name="T1">Multimodal-</text:span>Anomal-E-HBOS</text:p>
          </table:table-cell>
          <table:table-cell table:style-name="ce63" table:formula="of:=[.I13]" office:value-type="percentage" office:value="0.9835" calcext:value-type="percentage">
            <text:p>98.35%</text:p>
          </table:table-cell>
          <table:table-cell table:style-name="ce63" table:formula="of:=[.J13]" office:value-type="percentage" office:value="0.896" calcext:value-type="percentage">
            <text:p>89.60%</text:p>
          </table:table-cell>
          <table:table-cell table:style-name="ce63" table:formula="of:=[.K13]" office:value-type="percentage" office:value="0.8354" calcext:value-type="percentage">
            <text:p>83.54%</text:p>
          </table:table-cell>
          <table:table-cell table:style-name="ce63" table:formula="of:=[.I31]" office:value-type="percentage" office:value="0.9784" calcext:value-type="percentage">
            <text:p>97.84%</text:p>
          </table:table-cell>
          <table:table-cell table:style-name="ce64" table:formula="of:=[.J31]" office:value-type="percentage" office:value="0.9448" calcext:value-type="percentage">
            <text:p>94.48%</text:p>
          </table:table-cell>
          <table:table-cell table:style-name="ce64" table:formula="of:=[.K31]" office:value-type="percentage" office:value="0.8286" calcext:value-type="percentage">
            <text:p>82.86%</text:p>
          </table:table-cell>
          <table:table-cell table:style-name="ce64" table:formula="of:=[.I49]" office:value-type="percentage" office:value="0.9987" calcext:value-type="percentage">
            <text:p>99.87%</text:p>
          </table:table-cell>
          <table:table-cell table:style-name="ce64" table:formula="of:=[.J49]" office:value-type="percentage" office:value="0.992" calcext:value-type="percentage">
            <text:p>99.20%</text:p>
          </table:table-cell>
          <table:table-cell table:style-name="ce63" table:formula="of:=[.K49]" office:value-type="percentage" office:value="1" calcext:value-type="percentage">
            <text:p>100.00%</text:p>
          </table:table-cell>
          <table:table-cell table:style-name="ce64" table:formula="of:=[.I67]" office:value-type="percentage" office:value="0.8364" calcext:value-type="percentage">
            <text:p>83.64%</text:p>
          </table:table-cell>
          <table:table-cell table:style-name="ce64" table:formula="of:=[.J67]" office:value-type="percentage" office:value="0.4857" calcext:value-type="percentage">
            <text:p>48.57%</text:p>
          </table:table-cell>
          <table:table-cell table:style-name="ce64" table:formula="of:=[.K67]" office:value-type="percentage" office:value="0.0409" calcext:value-type="percentage">
            <text:p>4.09%</text:p>
          </table:table-cell>
          <table:table-cell table:style-name="ce73" table:formula="of:=AVERAGE([.Z21];[.AC21];[.AF21];[.AI21])" office:value-type="percentage" office:value="0.829625" calcext:value-type="percentage">
            <text:p>82.96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8514" calcext:value-type="percentage">
            <text:p>85.14%</text:p>
          </table:table-cell>
          <table:table-cell office:value-type="percentage" office:value="0.7687" calcext:value-type="percentage">
            <text:p>76.87%</text:p>
          </table:table-cell>
          <table:table-cell office:value-type="percentage" office:value="0.5804" calcext:value-type="percentage">
            <text:p>58.04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style-name="ce57" office:value-type="string" calcext:value-type="string">
            <text:p><text:span text:style-name="T1">Multimodal-</text:span>Anomal-E-HBOS</text:p>
          </table:table-cell>
          <table:table-cell table:style-name="ce64" table:formula="of:=[.AT13]" office:value-type="percentage" office:value="0.2183" calcext:value-type="percentage">
            <text:p>21.83%</text:p>
          </table:table-cell>
          <table:table-cell table:style-name="ce64" table:formula="of:=[.AU13]" office:value-type="percentage" office:value="0.1792" calcext:value-type="percentage">
            <text:p>17.92%</text:p>
          </table:table-cell>
          <table:table-cell table:style-name="ce63" table:formula="of:=[.AV13]" office:value-type="percentage" office:value="1" calcext:value-type="percentage">
            <text:p>100.00%</text:p>
          </table:table-cell>
          <table:table-cell table:style-name="ce64" table:formula="of:=[.AT31]" office:value-type="percentage" office:value="0.8268" calcext:value-type="percentage">
            <text:p>82.68%</text:p>
          </table:table-cell>
          <table:table-cell table:style-name="ce64" table:formula="of:=[.AU31]" office:value-type="percentage" office:value="0.4529" calcext:value-type="percentage">
            <text:p>45.29%</text:p>
          </table:table-cell>
          <table:table-cell table:style-name="ce64" table:formula="of:=[.AV31]" office:value-type="percentage" office:value="0.0003" calcext:value-type="percentage">
            <text:p>0.03%</text:p>
          </table:table-cell>
          <table:table-cell table:style-name="ce64" table:formula="of:=[.AT49]" office:value-type="percentage" office:value="0.2183" calcext:value-type="percentage">
            <text:p>21.83%</text:p>
          </table:table-cell>
          <table:table-cell table:style-name="ce64" table:formula="of:=[.AU49]" office:value-type="percentage" office:value="0.1792" calcext:value-type="percentage">
            <text:p>17.92%</text:p>
          </table:table-cell>
          <table:table-cell table:style-name="ce63" table:formula="of:=[.AV49]" office:value-type="percentage" office:value="1" calcext:value-type="percentage">
            <text:p>100.00%</text:p>
          </table:table-cell>
          <table:table-cell table:style-name="ce64" table:formula="of:=[.AT67]" office:value-type="percentage" office:value="0.8267" calcext:value-type="percentage">
            <text:p>82.67%</text:p>
          </table:table-cell>
          <table:table-cell table:style-name="ce64" table:formula="of:=[.AU67]" office:value-type="percentage" office:value="0.4526" calcext:value-type="percentage">
            <text:p>45.26%</text:p>
          </table:table-cell>
          <table:table-cell table:style-name="ce64" table:formula="of:=[.AV67]" office:value-type="percentage" office:value="0" calcext:value-type="percentage">
            <text:p>0.00%</text:p>
          </table:table-cell>
          <table:table-cell table:style-name="ce31" table:formula="of:=AVERAGE([.AZ21];[.BC21];[.BF21];[.BI21])" office:value-type="percentage" office:value="0.315975" calcext:value-type="percentage">
            <text:p>31.60%</text:p>
          </table:table-cell>
          <table:table-cell table:number-columns-repeated="2"/>
          <table:table-cell table:style-name="ce57" office:value-type="string" calcext:value-type="string">
            <text:p><text:span text:style-name="T1">Multimodal-</text:span>Anomal-E-ExtraTree</text:p>
          </table:table-cell>
          <table:table-cell table:style-name="ce64" office:value-type="percentage" office:value="0.701" calcext:value-type="percentage">
            <text:p>70.10%</text:p>
          </table:table-cell>
          <table:table-cell table:style-name="ce64" office:value-type="percentage" office:value="0.6911" calcext:value-type="percentage">
            <text:p>69.11%</text:p>
          </table:table-cell>
          <table:table-cell table:style-name="ce64" office:value-type="percentage" office:value="0.7145" calcext:value-type="percentage">
            <text:p>71.45%</text:p>
          </table:table-cell>
          <table:table-cell table:style-name="ce64" office:value-type="percentage" office:value="0.7649" calcext:value-type="percentage">
            <text:p>76.49%</text:p>
          </table:table-cell>
          <table:table-cell table:style-name="ce64" office:value-type="percentage" office:value="0.4646" calcext:value-type="percentage">
            <text:p>46.46%</text:p>
          </table:table-cell>
          <table:table-cell table:style-name="ce64" office:value-type="percentage" office:value="0.4784" calcext:value-type="percentage">
            <text:p>47.84%</text:p>
          </table:table-cell>
          <table:table-cell table:style-name="ce64" office:value-type="percentage" office:value="0.744" calcext:value-type="percentage">
            <text:p>74.40%</text:p>
          </table:table-cell>
          <table:table-cell table:style-name="ce64" office:value-type="percentage" office:value="0.4549" calcext:value-type="percentage">
            <text:p>45.49%</text:p>
          </table:table-cell>
          <table:table-cell table:style-name="ce64" office:value-type="percentage" office:value="0.4741" calcext:value-type="percentage">
            <text:p>47.41%</text:p>
          </table:table-cell>
          <table:table-cell table:style-name="ce64" office:value-type="percentage" office:value="0.95" calcext:value-type="percentage">
            <text:p>95.00%</text:p>
          </table:table-cell>
          <table:table-cell table:style-name="ce64" office:value-type="percentage" office:value="0.795" calcext:value-type="percentage">
            <text:p>79.50%</text:p>
          </table:table-cell>
          <table:table-cell table:style-name="ce64" office:value-type="percentage" office:value="0.8442" calcext:value-type="percentage">
            <text:p>84.42%</text:p>
          </table:table-cell>
          <table:table-cell table:style-name="ce64" office:value-type="percentage" office:value="0.9561" calcext:value-type="percentage">
            <text:p>95.61%</text:p>
          </table:table-cell>
          <table:table-cell table:style-name="ce64" office:value-type="percentage" office:value="0.8262" calcext:value-type="percentage">
            <text:p>82.62%</text:p>
          </table:table-cell>
          <table:table-cell table:style-name="ce64" office:value-type="percentage" office:value="0.8643" calcext:value-type="percentage">
            <text:p>86.43%</text:p>
          </table:table-cell>
          <table:table-cell table:style-name="ce37" table:formula="of:=AVERAGE([.BS21];[.BV21];[.BY21];[.CB21])" office:value-type="percentage" office:value="0.635175" calcext:value-type="percentage">
            <text:p>63.52%</text:p>
          </table:table-cell>
          <table:table-cell/>
          <table:table-cell table:style-name="ce32" office:value-type="string" calcext:value-type="string">
            <text:p>SQL Injection</text:p>
          </table:table-cell>
          <table:table-cell table:style-name="ce33" office:value-type="float" office:value="2428" calcext:value-type="float">
            <text:p>2428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HBOS</text:p>
          </table:table-cell>
          <table:table-cell office:value-type="percentage" office:value="0.9159" calcext:value-type="percentage">
            <text:p>91.59%</text:p>
          </table:table-cell>
          <table:table-cell office:value-type="percentage" office:value="0.669" calcext:value-type="percentage">
            <text:p>66.90%</text:p>
          </table:table-cell>
          <table:table-cell office:value-type="percentage" office:value="0.6567" calcext:value-type="percentage">
            <text:p>65.67%</text:p>
          </table:table-cell>
          <table:table-cell office:value-type="percentage" office:value="0.9862" calcext:value-type="percentage">
            <text:p>98.62%</text:p>
          </table:table-cell>
          <table:table-cell office:value-type="percentage" office:value="0.9189" calcext:value-type="percentage">
            <text:p>91.89%</text:p>
          </table:table-cell>
          <table:table-cell office:value-type="percentage" office:value="0.9492" calcext:value-type="percentage">
            <text:p>94.92%</text:p>
          </table:table-cell>
          <table:table-cell office:value-type="percentage" office:value="0.9865" calcext:value-type="percentage">
            <text:p>98.65%</text:p>
          </table:table-cell>
          <table:table-cell office:value-type="percentage" office:value="0.9228" calcext:value-type="percentage">
            <text:p>92.28%</text:p>
          </table:table-cell>
          <table:table-cell office:value-type="percentage" office:value="0.9839" calcext:value-type="percentage">
            <text:p>98.39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5839" calcext:value-type="percentage">
            <text:p>58.39%</text:p>
          </table:table-cell>
          <table:table-cell office:value-type="percentage" office:value="0.4437" calcext:value-type="percentage">
            <text:p>44.37%</text:p>
          </table:table-cell>
          <table:table-cell office:value-type="percentage" office:value="0.9995" calcext:value-type="percentage">
            <text:p>99.95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style-name="ce52" table:number-columns-repeated="14"/>
          <table:table-cell/>
          <table:table-cell office:value-type="string" calcext:value-type="string">
            <text:p>HBOS</text:p>
          </table:table-cell>
          <table:table-cell office:value-type="percentage" office:value="0.9218" calcext:value-type="percentage">
            <text:p>92.18%</text:p>
          </table:table-cell>
          <table:table-cell office:value-type="percentage" office:value="0.8941" calcext:value-type="percentage">
            <text:p>89.41%</text:p>
          </table:table-cell>
          <table:table-cell office:value-type="percentage" office:value="0.9402" calcext:value-type="percentage">
            <text:p>94.02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style-name="ce52" table:number-columns-repeated="14"/>
          <table:table-cell table:number-columns-repeated="20"/>
          <table:table-cell table:style-name="ce34" office:value-type="string" calcext:value-type="string">
            <text:p>SSH-Bruteforce</text:p>
          </table:table-cell>
          <table:table-cell table:style-name="ce33" office:value-type="float" office:value="248" calcext:value-type="float">
            <text:p>248</text:p>
          </table:table-cell>
          <table:table-cell table:style-name="ce33" office:value-type="float" office:value="9437" calcext:value-type="float">
            <text:p>9437</text:p>
          </table:table-cell>
          <table:table-cell table:style-name="ce33" office:value-type="float" office:value="18850" calcext:value-type="float">
            <text:p>18850</text:p>
          </table:table-cell>
          <table:table-cell table:number-columns-repeated="2"/>
        </table:table-row>
        <table:table-row table:style-name="ro3">
          <table:table-cell/>
          <table:table-cell table:style-name="ce52"/>
          <table:table-cell table:style-name="Default" table:number-columns-repeated="9"/>
          <table:table-cell/>
          <table:table-cell table:style-name="ce52"/>
          <table:table-cell table:style-name="Default" table:number-columns-repeated="9"/>
          <table:table-cell/>
          <table:table-cell table:style-name="ce52" table:number-columns-repeated="14"/>
          <table:table-cell/>
          <table:table-cell table:style-name="ce52"/>
          <table:table-cell table:style-name="Default" table:number-columns-repeated="9"/>
          <table:table-cell/>
          <table:table-cell table:style-name="ce52" table:number-columns-repeated="14"/>
          <table:table-cell table:number-columns-repeated="26"/>
        </table:table-row>
        <table:table-row table:style-name="ro3">
          <table:table-cell/>
          <table:table-cell table:style-name="Default" table:number-columns-repeated="3"/>
          <table:table-cell table:style-name="Default" office:value-type="string" calcext:value-type="string">
            <text:p>NF-CSE-CIC-IDS2018-v2 results (0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<text:span text:style-name="T1">NF-CSE-CIC-IDS2018-v2 (0% contamination) train and NF-CSE-CIC-IDS2018-v3 test</text:span>.</text:p>
          </table:table-cell>
          <table:table-cell table:style-name="Default" table:number-columns-repeated="8"/>
          <table:table-cell/>
          <table:table-cell table:style-name="ce52" table:number-columns-repeated="14"/>
          <table:table-cell/>
          <table:table-cell table:style-name="Default"/>
          <table:table-cell table:style-name="Default" office:value-type="string" calcext:value-type="string">
            <text:p><text:span text:style-name="T1">NF-CSE-CIC-IDS2018-v2 (0% contamination) train and cleaned_cse_output test</text:span>.</text:p>
          </table:table-cell>
          <table:table-cell table:style-name="Default" table:number-columns-repeated="8"/>
          <table:table-cell/>
          <table:table-cell table:style-name="ce52" table:number-columns-repeated="14"/>
          <table:table-cell table:number-columns-repeated="21"/>
          <table:table-cell table:style-name="ce35" office:value-type="string" calcext:value-type="string">
            <text:p>UNSW-v2</text:p>
          </table:table-cell>
          <table:table-cell table:style-name="ce35" office:value-type="string" calcext:value-type="string">
            <text:p>UNSW-v3</text:p>
          </table:table-cell>
          <table:table-cell table:style-name="ce36"/>
          <table:table-cell table:number-columns-repeated="2"/>
        </table:table-row>
        <table:table-row table:style-name="ro3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52"/>
          <table:table-cell office:value-type="string" calcext:value-type="string">
            <text:p>Performance evaluation for metrics on all datasets compared with the baseline algorithms (contaminated).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10"/>
          <table:table-cell/>
          <table:table-cell office:value-type="string" calcext:value-type="string">
            <text:p>Performance evaluation for metrics on all datasets compared with the baseline algorithms (contaminated). Test data is self-collected</text:p>
          </table:table-cell>
          <table:table-cell table:number-columns-repeated="33"/>
          <table:table-cell table:style-name="ce32" office:value-type="string" calcext:value-type="string">
            <text:p>Analysis</text:p>
          </table:table-cell>
          <table:table-cell table:style-name="ce32" office:value-type="float" office:value="2299" calcext:value-type="float">
            <text:p>2299</text:p>
          </table:table-cell>
          <table:table-cell table:style-name="ce33" office:value-type="float" office:value="1226" calcext:value-type="float">
            <text:p>1226</text:p>
          </table:table-cell>
          <table:table-cell/>
          <table:table-cell table:style-name="ce36" table:number-columns-repeated="2"/>
        </table:table-row>
        <table:table-row table:style-name="ro3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/>
          <table:table-cell table:style-name="Default"/>
          <table:table-cell table:number-columns-repeated="8"/>
          <table:table-cell table:style-name="Default"/>
          <table:table-cell table:number-columns-repeated="6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5"/>
          <table:table-cell table:style-name="ce32" office:value-type="string" calcext:value-type="string">
            <text:p>Backdoor</text:p>
          </table:table-cell>
          <table:table-cell table:style-name="ce32" office:value-type="float" office:value="2169" calcext:value-type="float">
            <text:p>2169</text:p>
          </table:table-cell>
          <table:table-cell table:style-name="ce33" office:value-type="float" office:value="3451" calcext:value-type="float">
            <text:p>3451</text:p>
          </table:table-cell>
          <table:table-cell table:number-columns-repeated="2"/>
          <table:table-cell table:style-name="ce33"/>
        </table:table-row>
        <table:table-row table:style-name="ro3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  <table:table-cell table:number-columns-repeated="20"/>
          <table:table-cell table:style-name="ce32" office:value-type="string" calcext:value-type="string">
            <text:p>Benign</text:p>
          </table:table-cell>
          <table:table-cell table:style-name="ce32" office:value-type="float" office:value="45904" calcext:value-type="float">
            <text:p>45904</text:p>
          </table:table-cell>
          <table:table-cell table:style-name="ce33" office:value-type="float" office:value="43021" calcext:value-type="float">
            <text:p>43021</text:p>
          </table:table-cell>
          <table:table-cell table:number-columns-repeated="2"/>
          <table:table-cell table:style-name="ce33"/>
        </table:table-row>
        <table:table-row table:style-name="ro3">
          <table:table-cell/>
          <table:table-cell office:value-type="string" calcext:value-type="string">
            <text:p>PCA</text:p>
          </table:table-cell>
          <table:table-cell office:value-type="percentage" office:value="0.883" calcext:value-type="percentage">
            <text:p>88.30%</text:p>
          </table:table-cell>
          <table:table-cell office:value-type="percentage" office:value="0.7684" calcext:value-type="percentage">
            <text:p>76.84%</text:p>
          </table:table-cell>
          <table:table-cell office:value-type="percentage" office:value="0.7513" calcext:value-type="percentage">
            <text:p>75.13%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3" calcext:value-type="percentage">
            <text:p>94.43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9783" calcext:value-type="percentage">
            <text:p>97.83%</text:p>
          </table:table-cell>
          <table:table-cell office:value-type="percentage" office:value="0.9445" calcext:value-type="percentage">
            <text:p>94.45%</text:p>
          </table:table-cell>
          <table:table-cell office:value-type="percentage" office:value="0.8272" calcext:value-type="percentage">
            <text:p>82.72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4315" calcext:value-type="percentage">
            <text:p>43.15%</text:p>
          </table:table-cell>
          <table:table-cell office:value-type="percentage" office:value="0.4075" calcext:value-type="percentage">
            <text:p>40.75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4945" calcext:value-type="percentage">
            <text:p>49.45%</text:p>
          </table:table-cell>
          <table:table-cell office:value-type="percentage" office:value="0.3413" calcext:value-type="percentage">
            <text:p>34.13%</text:p>
          </table:table-cell>
          <table:table-cell office:value-type="percentage" office:value="0.0472" calcext:value-type="percentage">
            <text:p>4.72%</text:p>
          </table:table-cell>
          <table:table-cell office:value-type="percentage" office:value="0.402" calcext:value-type="percentage">
            <text:p>40.20%</text:p>
          </table:table-cell>
          <table:table-cell office:value-type="percentage" office:value="0.3467" calcext:value-type="percentage">
            <text:p>34.67%</text:p>
          </table:table-cell>
          <table:table-cell office:value-type="percentage" office:value="0.4282" calcext:value-type="percentage">
            <text:p>42.82%</text:p>
          </table:table-cell>
          <table:table-cell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9129" calcext:value-type="percentage">
            <text:p>91.29%</text:p>
          </table:table-cell>
          <table:table-cell office:value-type="percentage" office:value="0.861" calcext:value-type="percentage">
            <text:p>86.10%</text:p>
          </table:table-cell>
          <table:table-cell office:value-type="percentage" office:value="0.8708" calcext:value-type="percentage">
            <text:p>87.08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4529" calcext:value-type="percentage">
            <text:p>45.29%</text:p>
          </table:table-cell>
          <table:table-cell office:value-type="percentage" office:value="0.0003" calcext:value-type="percentage">
            <text:p>0.03%</text:p>
          </table:table-cell>
          <table:table-cell office:value-type="percentage" office:value="0.8609" calcext:value-type="percentage">
            <text:p>86.09%</text:p>
          </table:table-cell>
          <table:table-cell office:value-type="percentage" office:value="0.7277" calcext:value-type="percentage">
            <text:p>72.77%</text:p>
          </table:table-cell>
          <table:table-cell office:value-type="percentage" office:value="0.4659" calcext:value-type="percentage">
            <text:p>46.59%</text:p>
          </table:table-cell>
          <table:table-cell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20"/>
          <table:table-cell table:style-name="ce32" office:value-type="string" calcext:value-type="string">
            <text:p>Dos</text:p>
          </table:table-cell>
          <table:table-cell table:style-name="ce32" office:value-type="float" office:value="5794" calcext:value-type="float">
            <text:p>5794</text:p>
          </table:table-cell>
          <table:table-cell table:style-name="ce33" office:value-type="float" office:value="5050" calcext:value-type="float">
            <text:p>5050</text:p>
          </table:table-cell>
          <table:table-cell table:number-columns-repeated="2"/>
          <table:table-cell table:style-name="ce33"/>
        </table:table-row>
        <table:table-row table:style-name="ro3">
          <table:table-cell/>
          <table:table-cell office:value-type="string" calcext:value-type="string">
            <text:p>IF</text:p>
          </table:table-cell>
          <table:table-cell office:value-type="percentage" office:value="0.9206" calcext:value-type="percentage">
            <text:p>92.06%</text:p>
          </table:table-cell>
          <table:table-cell office:value-type="percentage" office:value="0.8177" calcext:value-type="percentage">
            <text:p>81.77%</text:p>
          </table:table-cell>
          <table:table-cell office:value-type="percentage" office:value="0.7082" calcext:value-type="percentage">
            <text:p>70.82%</text:p>
          </table:table-cell>
          <table:table-cell office:value-type="percentage" office:value="0.9818" calcext:value-type="percentage">
            <text:p>98.18%</text:p>
          </table:table-cell>
          <table:table-cell office:value-type="percentage" office:value="0.9539" calcext:value-type="percentage">
            <text:p>95.39%</text:p>
          </table:table-cell>
          <table:table-cell office:value-type="percentage" office:value="0.8538" calcext:value-type="percentage">
            <text:p>85.38%</text:p>
          </table:table-cell>
          <table:table-cell office:value-type="percentage" office:value="0.9784" calcext:value-type="percentage">
            <text:p>97.84%</text:p>
          </table:table-cell>
          <table:table-cell office:value-type="percentage" office:value="0.9447" calcext:value-type="percentage">
            <text:p>94.47%</text:p>
          </table:table-cell>
          <table:table-cell office:value-type="percentage" office:value="0.8277" calcext:value-type="percentage">
            <text:p>82.77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5306" calcext:value-type="percentage">
            <text:p>53.06%</text:p>
          </table:table-cell>
          <table:table-cell office:value-type="percentage" office:value="0.4531" calcext:value-type="percentage">
            <text:p>45.31%</text:p>
          </table:table-cell>
          <table:table-cell office:value-type="percentage" office:value="0.596" calcext:value-type="percentage">
            <text:p>59.60%</text:p>
          </table:table-cell>
          <table:table-cell office:value-type="percentage" office:value="0.8704" calcext:value-type="percentage">
            <text:p>87.04%</text:p>
          </table:table-cell>
          <table:table-cell office:value-type="percentage" office:value="0.4653" calcext:value-type="percentage">
            <text:p>46.5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167" calcext:value-type="percentage">
            <text:p>61.67%</text:p>
          </table:table-cell>
          <table:table-cell office:value-type="percentage" office:value="0.3907" calcext:value-type="percentage">
            <text:p>39.07%</text:p>
          </table:table-cell>
          <table:table-cell office:value-type="percentage" office:value="0.0294" calcext:value-type="percentage">
            <text:p>2.94%</text:p>
          </table:table-cell>
          <table:table-cell/>
          <table:table-cell office:value-type="string" calcext:value-type="string">
            <text:p>Raw-Features-PCA</text:p>
          </table:table-cell>
          <table:table-cell table:style-name="ce58" table:formula="of:=[.C19]" office:value-type="percentage" office:value="0.9111" calcext:value-type="percentage">
            <text:p>91.11%</text:p>
          </table:table-cell>
          <table:table-cell table:style-name="ce58" table:formula="of:=[.D19]" office:value-type="percentage" office:value="0.6564" calcext:value-type="percentage">
            <text:p>65.64%</text:p>
          </table:table-cell>
          <table:table-cell table:style-name="ce58" table:formula="of:=[.E19]" office:value-type="percentage" office:value="0.6301" calcext:value-type="percentage">
            <text:p>63.01%</text:p>
          </table:table-cell>
          <table:table-cell table:style-name="ce58" table:formula="of:=[.C37]" office:value-type="percentage" office:value="0.8591" calcext:value-type="percentage">
            <text:p>85.91%</text:p>
          </table:table-cell>
          <table:table-cell table:style-name="ce58" table:formula="of:=[.D37]" office:value-type="percentage" office:value="0.7376" calcext:value-type="percentage">
            <text:p>73.76%</text:p>
          </table:table-cell>
          <table:table-cell table:style-name="ce58" table:formula="of:=[.E37]" office:value-type="percentage" office:value="0.7471" calcext:value-type="percentage">
            <text:p>74.71%</text:p>
          </table:table-cell>
          <table:table-cell table:style-name="ce58" table:formula="of:=[.C55]" office:value-type="percentage" office:value="0.9655" calcext:value-type="percentage">
            <text:p>96.55%</text:p>
          </table:table-cell>
          <table:table-cell table:style-name="ce58" table:formula="of:=[.D55]" office:value-type="percentage" office:value="0.7821" calcext:value-type="percentage">
            <text:p>78.21%</text:p>
          </table:table-cell>
          <table:table-cell table:style-name="ce58" table:formula="of:=[.E55]" office:value-type="percentage" office:value="0.5859" calcext:value-type="percentage">
            <text:p>58.59%</text:p>
          </table:table-cell>
          <table:table-cell table:style-name="ce58" table:formula="of:=[.C73]" office:value-type="percentage" office:value="0.7972" calcext:value-type="percentage">
            <text:p>79.72%</text:p>
          </table:table-cell>
          <table:table-cell table:style-name="ce67" table:formula="of:=[.D73]" office:value-type="percentage" office:value="0.5006" calcext:value-type="percentage">
            <text:p>50.06%</text:p>
          </table:table-cell>
          <table:table-cell table:style-name="ce67" table:formula="of:=[.E73]" office:value-type="percentage" office:value="0.1026" calcext:value-type="percentage">
            <text:p>10.26%</text:p>
          </table:table-cell>
          <table:table-cell table:style-name="ce69" table:formula="of:=AVERAGE([.Z29];[.AC29];[.AF29];[.AI29])" office:value-type="percentage" office:value="0.669175" calcext:value-type="percentage">
            <text:p>66.92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11" calcext:value-type="percentage">
            <text:p>91.10%</text:p>
          </table:table-cell>
          <table:table-cell office:value-type="percentage" office:value="0.8597" calcext:value-type="percentage">
            <text:p>85.97%</text:p>
          </table:table-cell>
          <table:table-cell office:value-type="percentage" office:value="0.884" calcext:value-type="percentage">
            <text:p>88.40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4529" calcext:value-type="percentage">
            <text:p>45.29%</text:p>
          </table:table-cell>
          <table:table-cell office:value-type="percentage" office:value="0.0003" calcext:value-type="percentage">
            <text:p>0.03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4526" calcext:value-type="percentage">
            <text:p>45.26%</text:p>
          </table:table-cell>
          <table:table-cell office:value-type="percentage" office:value="0" calcext:value-type="percentage">
            <text:p>0.00%</text:p>
          </table:table-cell>
          <table:table-cell/>
          <table:table-cell table:style-name="ce55" office:value-type="string" calcext:value-type="string">
            <text:p>Raw-Features-PCA</text:p>
          </table:table-cell>
          <table:table-cell table:style-name="ce67" table:formula="of:=[.AN19]" office:value-type="percentage" office:value="0.9196" calcext:value-type="percentage">
            <text:p>91.96%</text:p>
          </table:table-cell>
          <table:table-cell table:style-name="ce67" table:formula="of:=[.AO19]" office:value-type="percentage" office:value="0.8914" calcext:value-type="percentage">
            <text:p>89.14%</text:p>
          </table:table-cell>
          <table:table-cell table:style-name="ce58" table:formula="of:=[.AP19]" office:value-type="percentage" office:value="0.9388" calcext:value-type="percentage">
            <text:p>93.88%</text:p>
          </table:table-cell>
          <table:table-cell table:style-name="ce67" table:formula="of:=[.AN37]" office:value-type="percentage" office:value="0.9055" calcext:value-type="percentage">
            <text:p>90.55%</text:p>
          </table:table-cell>
          <table:table-cell table:style-name="ce67" table:formula="of:=[.AO37]" office:value-type="percentage" office:value="0.8529" calcext:value-type="percentage">
            <text:p>85.29%</text:p>
          </table:table-cell>
          <table:table-cell table:style-name="ce67" table:formula="of:=[.AP37]" office:value-type="percentage" office:value="0.8879" calcext:value-type="percentage">
            <text:p>88.79%</text:p>
          </table:table-cell>
          <table:table-cell table:style-name="ce67" table:formula="of:=[.AN55]" office:value-type="percentage" office:value="0.7313" calcext:value-type="percentage">
            <text:p>73.13%</text:p>
          </table:table-cell>
          <table:table-cell table:style-name="ce67" table:formula="of:=[.AO55]" office:value-type="percentage" office:value="0.5549" calcext:value-type="percentage">
            <text:p>55.49%</text:p>
          </table:table-cell>
          <table:table-cell table:style-name="ce58" table:formula="of:=[.AP55]" office:value-type="percentage" office:value="0.2331" calcext:value-type="percentage">
            <text:p>23.31%</text:p>
          </table:table-cell>
          <table:table-cell table:style-name="ce58" table:formula="of:=[.AN73]" office:value-type="percentage" office:value="0.7459" calcext:value-type="percentage">
            <text:p>74.59%</text:p>
          </table:table-cell>
          <table:table-cell table:style-name="ce67" table:formula="of:=[.AO73]" office:value-type="percentage" office:value="0.6003" calcext:value-type="percentage">
            <text:p>60.03%</text:p>
          </table:table-cell>
          <table:table-cell table:style-name="ce67" table:formula="of:=[.AP73]" office:value-type="percentage" office:value="0.4109" calcext:value-type="percentage">
            <text:p>41.09%</text:p>
          </table:table-cell>
          <table:table-cell table:style-name="ce75" table:formula="of:=AVERAGE([.AZ29];[.BC29];[.BF29];[.BI29])" office:value-type="percentage" office:value="0.724875" calcext:value-type="percentage">
            <text:p>72.49%</text:p>
          </table:table-cell>
          <table:table-cell table:number-columns-repeated="20"/>
          <table:table-cell table:style-name="ce32" office:value-type="string" calcext:value-type="string">
            <text:p>Exploits</text:p>
          </table:table-cell>
          <table:table-cell table:style-name="ce32" office:value-type="float" office:value="31551" calcext:value-type="float">
            <text:p>31551</text:p>
          </table:table-cell>
          <table:table-cell table:style-name="ce33" office:value-type="float" office:value="38816" calcext:value-type="float">
            <text:p>38816</text:p>
          </table:table-cell>
          <table:table-cell table:number-columns-repeated="2"/>
          <table:table-cell table:style-name="ce33"/>
        </table:table-row>
        <table:table-row table:style-name="ro3">
          <table:table-cell/>
          <table:table-cell office:value-type="string" calcext:value-type="string">
            <text:p>CBLOF</text:p>
          </table:table-cell>
          <table:table-cell office:value-type="percentage" office:value="0.9442" calcext:value-type="percentage">
            <text:p>94.42%</text:p>
          </table:table-cell>
          <table:table-cell office:value-type="percentage" office:value="0.8741" calcext:value-type="percentage">
            <text:p>87.41%</text:p>
          </table:table-cell>
          <table:table-cell office:value-type="percentage" office:value="0.8278" calcext:value-type="percentage">
            <text:p>82.78%</text:p>
          </table:table-cell>
          <table:table-cell office:value-type="percentage" office:value="0.9783" calcext:value-type="percentage">
            <text:p>97.83%</text:p>
          </table:table-cell>
          <table:table-cell office:value-type="percentage" office:value="0.9444" calcext:value-type="percentage">
            <text:p>94.44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9467" calcext:value-type="percentage">
            <text:p>94.67%</text:p>
          </table:table-cell>
          <table:table-cell office:value-type="percentage" office:value="0.8333" calcext:value-type="percentage">
            <text:p>83.33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7702" calcext:value-type="percentage">
            <text:p>77.02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1145" calcext:value-type="percentage">
            <text:p>11.45%</text:p>
          </table:table-cell>
          <table:table-cell office:value-type="percentage" office:value="0.5497" calcext:value-type="percentage">
            <text:p>54.97%</text:p>
          </table:table-cell>
          <table:table-cell office:value-type="percentage" office:value="0.3664" calcext:value-type="percentage">
            <text:p>36.64%</text:p>
          </table:table-cell>
          <table:table-cell office:value-type="percentage" office:value="0.0456" calcext:value-type="percentage">
            <text:p>4.56%</text:p>
          </table:table-cell>
          <table:table-cell office:value-type="percentage" office:value="0.5543" calcext:value-type="percentage">
            <text:p>55.43%</text:p>
          </table:table-cell>
          <table:table-cell office:value-type="percentage" office:value="0.3686" calcext:value-type="percentage">
            <text:p>36.86%</text:p>
          </table:table-cell>
          <table:table-cell office:value-type="percentage" office:value="0.0461" calcext:value-type="percentage">
            <text:p>4.61%</text:p>
          </table:table-cell>
          <table:table-cell/>
          <table:table-cell table:style-name="ce56" office:value-type="string" calcext:value-type="string">
            <text:p>Anomal-E-PCA</text:p>
          </table:table-cell>
          <table:table-cell table:style-name="ce59" table:formula="of:=[.F19]" office:value-type="percentage" office:value="0.9863" calcext:value-type="percentage">
            <text:p>98.63%</text:p>
          </table:table-cell>
          <table:table-cell table:style-name="ce59" table:formula="of:=[.G19]" office:value-type="percentage" office:value="0.9218" calcext:value-type="percentage">
            <text:p>92.18%</text:p>
          </table:table-cell>
          <table:table-cell table:style-name="ce59" table:formula="of:=[.H19]" office:value-type="percentage" office:value="0.9786" calcext:value-type="percentage">
            <text:p>97.86%</text:p>
          </table:table-cell>
          <table:table-cell table:style-name="ce68" table:formula="of:=[.F37]" office:value-type="percentage" office:value="0.9711" calcext:value-type="percentage">
            <text:p>97.11%</text:p>
          </table:table-cell>
          <table:table-cell table:style-name="ce62" table:formula="of:=[.G37]" office:value-type="percentage" office:value="0.9257" calcext:value-type="percentage">
            <text:p>92.57%</text:p>
          </table:table-cell>
          <table:table-cell table:style-name="ce68" table:formula="of:=[.H37]" office:value-type="percentage" office:value="0.7916" calcext:value-type="percentage">
            <text:p>79.16%</text:p>
          </table:table-cell>
          <table:table-cell table:style-name="ce59" table:formula="of:=[.F55]" office:value-type="percentage" office:value="0.999" calcext:value-type="percentage">
            <text:p>99.90%</text:p>
          </table:table-cell>
          <table:table-cell table:style-name="ce62" table:formula="of:=[.G55]" office:value-type="percentage" office:value="0.9938" calcext:value-type="percentage">
            <text:p>99.38%</text:p>
          </table:table-cell>
          <table:table-cell table:formula="of:=[.H55]" office:value-type="percentage" office:value="1" calcext:value-type="percentage">
            <text:p>100.00%</text:p>
          </table:table-cell>
          <table:table-cell table:style-name="ce62" table:formula="of:=[.F73]" office:value-type="percentage" office:value="0.8285" calcext:value-type="percentage">
            <text:p>82.85%</text:p>
          </table:table-cell>
          <table:table-cell table:style-name="ce62" table:formula="of:=[.G73]" office:value-type="percentage" office:value="0.4818" calcext:value-type="percentage">
            <text:p>48.18%</text:p>
          </table:table-cell>
          <table:table-cell table:style-name="ce62" table:formula="of:=[.H73]" office:value-type="percentage" office:value="0.0406" calcext:value-type="percentage">
            <text:p>4.06%</text:p>
          </table:table-cell>
          <table:table-cell table:style-name="ce70" table:formula="of:=AVERAGE([.Z30];[.AC30];[.AF30];[.AI30])" office:value-type="percentage" office:value="0.830775" calcext:value-type="percentage">
            <text:p>83.08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8757" calcext:value-type="percentage">
            <text:p>87.57%</text:p>
          </table:table-cell>
          <table:table-cell office:value-type="percentage" office:value="0.7255" calcext:value-type="percentage">
            <text:p>72.55%</text:p>
          </table:table-cell>
          <table:table-cell office:value-type="percentage" office:value="0.3925" calcext:value-type="percentage">
            <text:p>39.25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4529" calcext:value-type="percentage">
            <text:p>45.29%</text:p>
          </table:table-cell>
          <table:table-cell office:value-type="percentage" office:value="0.0003" calcext:value-type="percentage">
            <text:p>0.03%</text:p>
          </table:table-cell>
          <table:table-cell office:value-type="percentage" office:value="0.8169" calcext:value-type="percentage">
            <text:p>81.69%</text:p>
          </table:table-cell>
          <table:table-cell office:value-type="percentage" office:value="0.4827" calcext:value-type="percentage">
            <text:p>48.27%</text:p>
          </table:table-cell>
          <table:table-cell office:value-type="percentage" office:value="0.0379" calcext:value-type="percentage">
            <text:p>3.79%</text:p>
          </table:table-cell>
          <table:table-cell/>
          <table:table-cell table:style-name="ce56" office:value-type="string" calcext:value-type="string">
            <text:p>Anomal-E-PCA</text:p>
          </table:table-cell>
          <table:table-cell table:style-name="ce68" table:formula="of:=[.AQ19]" office:value-type="percentage" office:value="0.2183" calcext:value-type="percentage">
            <text:p>21.83%</text:p>
          </table:table-cell>
          <table:table-cell table:style-name="ce68" table:formula="of:=[.AR19]" office:value-type="percentage" office:value="0.1792" calcext:value-type="percentage">
            <text:p>17.92%</text:p>
          </table:table-cell>
          <table:table-cell table:style-name="ce59" table:formula="of:=[.AS19]" office:value-type="percentage" office:value="1" calcext:value-type="percentage">
            <text:p>100.00%</text:p>
          </table:table-cell>
          <table:table-cell table:style-name="ce68" table:formula="of:=[.AQ37]" office:value-type="percentage" office:value="0.8268" calcext:value-type="percentage">
            <text:p>82.68%</text:p>
          </table:table-cell>
          <table:table-cell table:style-name="ce68" table:formula="of:=[.AR37]" office:value-type="percentage" office:value="0.4529" calcext:value-type="percentage">
            <text:p>45.29%</text:p>
          </table:table-cell>
          <table:table-cell table:style-name="ce68" table:formula="of:=[.AS37]" office:value-type="percentage" office:value="0.0003" calcext:value-type="percentage">
            <text:p>0.03%</text:p>
          </table:table-cell>
          <table:table-cell table:style-name="ce68" table:formula="of:=[.AQ55]" office:value-type="percentage" office:value="0.2183" calcext:value-type="percentage">
            <text:p>21.83%</text:p>
          </table:table-cell>
          <table:table-cell table:style-name="ce68" table:formula="of:=[.AR55]" office:value-type="percentage" office:value="0.1792" calcext:value-type="percentage">
            <text:p>17.92%</text:p>
          </table:table-cell>
          <table:table-cell table:style-name="ce59" table:formula="of:=[.AS55]" office:value-type="percentage" office:value="1" calcext:value-type="percentage">
            <text:p>100.00%</text:p>
          </table:table-cell>
          <table:table-cell table:style-name="ce59" table:formula="of:=[.AQ73]" office:value-type="percentage" office:value="0.8267" calcext:value-type="percentage">
            <text:p>82.67%</text:p>
          </table:table-cell>
          <table:table-cell table:style-name="ce68" table:formula="of:=[.AR73]" office:value-type="percentage" office:value="0.4526" calcext:value-type="percentage">
            <text:p>45.26%</text:p>
          </table:table-cell>
          <table:table-cell table:style-name="ce68" table:formula="of:=[.AS73]" office:value-type="percentage" office:value="0" calcext:value-type="percentage">
            <text:p>0.00%</text:p>
          </table:table-cell>
          <table:table-cell table:style-name="ce74" table:formula="of:=AVERAGE([.AZ30];[.BC30];[.BF30];[.BI30])" office:value-type="percentage" office:value="0.315975" calcext:value-type="percentage">
            <text:p>31.60%</text:p>
          </table:table-cell>
          <table:table-cell table:number-columns-repeated="20"/>
          <table:table-cell table:style-name="ce32" office:value-type="string" calcext:value-type="string">
            <text:p>Fuzzers</text:p>
          </table:table-cell>
          <table:table-cell table:style-name="ce32" office:value-type="float" office:value="22310" calcext:value-type="float">
            <text:p>22310</text:p>
          </table:table-cell>
          <table:table-cell table:style-name="ce33" office:value-type="float" office:value="25588" calcext:value-type="float">
            <text:p>25588</text:p>
          </table:table-cell>
          <table:table-cell table:number-columns-repeated="2"/>
          <table:table-cell table:style-name="ce33"/>
        </table:table-row>
        <table:table-row table:style-name="ro3">
          <table:table-cell/>
          <table:table-cell office:value-type="string" calcext:value-type="string">
            <text:p>HBOS</text:p>
          </table:table-cell>
          <table:table-cell office:value-type="percentage" office:value="0.9401" calcext:value-type="percentage">
            <text:p>94.01%</text:p>
          </table:table-cell>
          <table:table-cell office:value-type="percentage" office:value="0.8628" calcext:value-type="percentage">
            <text:p>86.28%</text:p>
          </table:table-cell>
          <table:table-cell office:value-type="percentage" office:value="0.7928" calcext:value-type="percentage">
            <text:p>79.28%</text:p>
          </table:table-cell>
          <table:table-cell office:value-type="percentage" office:value="0.9772" calcext:value-type="percentage">
            <text:p>97.72%</text:p>
          </table:table-cell>
          <table:table-cell office:value-type="percentage" office:value="0.9451" calcext:value-type="percentage">
            <text:p>94.51%</text:p>
          </table:table-cell>
          <table:table-cell office:value-type="percentage" office:value="0.8855" calcext:value-type="percentage">
            <text:p>88.55%</text:p>
          </table:table-cell>
          <table:table-cell office:value-type="percentage" office:value="0.9784" calcext:value-type="percentage">
            <text:p>97.84%</text:p>
          </table:table-cell>
          <table:table-cell office:value-type="percentage" office:value="0.9448" calcext:value-type="percentage">
            <text:p>94.48%</text:p>
          </table:table-cell>
          <table:table-cell office:value-type="percentage" office:value="0.8286" calcext:value-type="percentage">
            <text:p>82.86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4682" calcext:value-type="percentage">
            <text:p>46.82%</text:p>
          </table:table-cell>
          <table:table-cell office:value-type="percentage" office:value="0.4389" calcext:value-type="percentage">
            <text:p>43.89%</text:p>
          </table:table-cell>
          <table:table-cell office:value-type="percentage" office:value="0.9275" calcext:value-type="percentage">
            <text:p>92.75%</text:p>
          </table:table-cell>
          <table:table-cell office:value-type="percentage" office:value="0.4988" calcext:value-type="percentage">
            <text:p>49.88%</text:p>
          </table:table-cell>
          <table:table-cell office:value-type="percentage" office:value="0.343" calcext:value-type="percentage">
            <text:p>34.30%</text:p>
          </table:table-cell>
          <table:table-cell office:value-type="percentage" office:value="0.0458" calcext:value-type="percentage">
            <text:p>4.58%</text:p>
          </table:table-cell>
          <table:table-cell office:value-type="percentage" office:value="0.4622" calcext:value-type="percentage">
            <text:p>46.22%</text:p>
          </table:table-cell>
          <table:table-cell office:value-type="percentage" office:value="0.3582" calcext:value-type="percentage">
            <text:p>35.82%</text:p>
          </table:table-cell>
          <table:table-cell office:value-type="percentage" office:value="0.23" calcext:value-type="percentage">
            <text:p>23.00%</text:p>
          </table:table-cell>
          <table:table-cell/>
          <table:table-cell table:style-name="ce57" office:value-type="string" calcext:value-type="string">
            <text:p><text:span text:style-name="T1">Multimodal-</text:span>Anomal-E-PCA</text:p>
          </table:table-cell>
          <table:table-cell table:style-name="ce60" table:formula="of:=[.I19]" office:value-type="percentage" office:value="0.9846" calcext:value-type="percentage">
            <text:p>98.46%</text:p>
          </table:table-cell>
          <table:table-cell table:style-name="ce60" table:formula="of:=[.J19]" office:value-type="percentage" office:value="0.9099" calcext:value-type="percentage">
            <text:p>90.99%</text:p>
          </table:table-cell>
          <table:table-cell table:style-name="ce60" table:formula="of:=[.K19]" office:value-type="percentage" office:value="0.9309" calcext:value-type="percentage">
            <text:p>93.09%</text:p>
          </table:table-cell>
          <table:table-cell table:style-name="ce63" table:formula="of:=[.I37]" office:value-type="percentage" office:value="0.9773" calcext:value-type="percentage">
            <text:p>97.73%</text:p>
          </table:table-cell>
          <table:table-cell table:style-name="ce63" table:formula="of:=[.J37]" office:value-type="percentage" office:value="0.9418" calcext:value-type="percentage">
            <text:p>94.18%</text:p>
          </table:table-cell>
          <table:table-cell table:style-name="ce63" table:formula="of:=[.K37]" office:value-type="percentage" office:value="0.8216" calcext:value-type="percentage">
            <text:p>82.16%</text:p>
          </table:table-cell>
          <table:table-cell table:style-name="ce60" table:formula="of:=[.I55]" office:value-type="percentage" office:value="0.9979" calcext:value-type="percentage">
            <text:p>99.79%</text:p>
          </table:table-cell>
          <table:table-cell table:style-name="ce63" table:formula="of:=[.J55]" office:value-type="percentage" office:value="0.9864" calcext:value-type="percentage">
            <text:p>98.64%</text:p>
          </table:table-cell>
          <table:table-cell table:style-name="ce60" table:formula="of:=[.K55]" office:value-type="percentage" office:value="0.9717" calcext:value-type="percentage">
            <text:p>97.17%</text:p>
          </table:table-cell>
          <table:table-cell table:style-name="ce63" table:formula="of:=[.I73]" office:value-type="percentage" office:value="0.838" calcext:value-type="percentage">
            <text:p>83.80%</text:p>
          </table:table-cell>
          <table:table-cell table:style-name="ce64" table:formula="of:=[.J73]" office:value-type="percentage" office:value="0.485" calcext:value-type="percentage">
            <text:p>48.50%</text:p>
          </table:table-cell>
          <table:table-cell table:style-name="ce60" table:formula="of:=[.K73]" office:value-type="percentage" office:value="0.0389" calcext:value-type="percentage">
            <text:p>3.89%</text:p>
          </table:table-cell>
          <table:table-cell table:style-name="ce70" table:formula="of:=AVERAGE([.Z31];[.AC31];[.AF31];[.AI31])" office:value-type="percentage" office:value="0.830775" calcext:value-type="percentage">
            <text:p>83.08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334" calcext:value-type="percentage">
            <text:p>93.34%</text:p>
          </table:table-cell>
          <table:table-cell office:value-type="percentage" office:value="0.8982" calcext:value-type="percentage">
            <text:p>89.82%</text:p>
          </table:table-cell>
          <table:table-cell office:value-type="percentage" office:value="0.9963" calcext:value-type="percentage">
            <text:p>99.63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4529" calcext:value-type="percentage">
            <text:p>45.29%</text:p>
          </table:table-cell>
          <table:table-cell office:value-type="percentage" office:value="0.0003" calcext:value-type="percentage">
            <text:p>0.03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4529" calcext:value-type="percentage">
            <text:p>45.29%</text:p>
          </table:table-cell>
          <table:table-cell office:value-type="percentage" office:value="0.0003" calcext:value-type="percentage">
            <text:p>0.03%</text:p>
          </table:table-cell>
          <table:table-cell/>
          <table:table-cell table:style-name="ce57" office:value-type="string" calcext:value-type="string">
            <text:p><text:span text:style-name="T1">Multimodal-</text:span>Anomal-E-PCA</text:p>
          </table:table-cell>
          <table:table-cell table:style-name="ce64" table:formula="of:=[.AT19]" office:value-type="percentage" office:value="0.2183" calcext:value-type="percentage">
            <text:p>21.83%</text:p>
          </table:table-cell>
          <table:table-cell table:style-name="ce64" table:formula="of:=[.AU19]" office:value-type="percentage" office:value="0.1792" calcext:value-type="percentage">
            <text:p>17.92%</text:p>
          </table:table-cell>
          <table:table-cell table:style-name="ce63" table:formula="of:=[.AV19]" office:value-type="percentage" office:value="1" calcext:value-type="percentage">
            <text:p>100.00%</text:p>
          </table:table-cell>
          <table:table-cell table:style-name="ce64" table:formula="of:=[.AT37]" office:value-type="percentage" office:value="0.8765" calcext:value-type="percentage">
            <text:p>87.65%</text:p>
          </table:table-cell>
          <table:table-cell table:style-name="ce64" table:formula="of:=[.AU37]" office:value-type="percentage" office:value="0.7471" calcext:value-type="percentage">
            <text:p>74.71%</text:p>
          </table:table-cell>
          <table:table-cell table:style-name="ce64" table:formula="of:=[.AV37]" office:value-type="percentage" office:value="0.4654" calcext:value-type="percentage">
            <text:p>46.54%</text:p>
          </table:table-cell>
          <table:table-cell table:style-name="ce64" table:formula="of:=[.AT55]" office:value-type="percentage" office:value="0.2183" calcext:value-type="percentage">
            <text:p>21.83%</text:p>
          </table:table-cell>
          <table:table-cell table:style-name="ce64" table:formula="of:=[.AU55]" office:value-type="percentage" office:value="0.1792" calcext:value-type="percentage">
            <text:p>17.92%</text:p>
          </table:table-cell>
          <table:table-cell table:style-name="ce63" table:formula="of:=[.AV55]" office:value-type="percentage" office:value="1" calcext:value-type="percentage">
            <text:p>100.00%</text:p>
          </table:table-cell>
          <table:table-cell table:style-name="ce64" table:formula="of:=[.AT73]" office:value-type="percentage" office:value="0.7274" calcext:value-type="percentage">
            <text:p>72.74%</text:p>
          </table:table-cell>
          <table:table-cell table:style-name="ce64" table:formula="of:=[.AU73]" office:value-type="percentage" office:value="0.5831" calcext:value-type="percentage">
            <text:p>58.31%</text:p>
          </table:table-cell>
          <table:table-cell table:style-name="ce64" table:formula="of:=[.AV73]" office:value-type="percentage" office:value="0.4013" calcext:value-type="percentage">
            <text:p>40.13%</text:p>
          </table:table-cell>
          <table:table-cell table:style-name="ce74" table:formula="of:=AVERAGE([.AZ31];[.BC31];[.BF31];[.BI31])" office:value-type="percentage" office:value="0.42215" calcext:value-type="percentage">
            <text:p>42.22%</text:p>
          </table:table-cell>
          <table:table-cell table:number-columns-repeated="20"/>
          <table:table-cell table:style-name="ce32" office:value-type="string" calcext:value-type="string">
            <text:p>Generic</text:p>
          </table:table-cell>
          <table:table-cell table:style-name="ce32" office:value-type="float" office:value="16560" calcext:value-type="float">
            <text:p>16560</text:p>
          </table:table-cell>
          <table:table-cell table:style-name="ce33" office:value-type="float" office:value="4760" calcext:value-type="float">
            <text:p>4760</text:p>
          </table:table-cell>
          <table:table-cell table:number-columns-repeated="2"/>
          <table:table-cell table:style-name="ce33"/>
        </table:table-row>
        <table:table-row table:style-name="ro3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office:value-type="string" calcext:value-type="string">
            <text:p>Raw-Features-IF</text:p>
          </table:table-cell>
          <table:table-cell table:style-name="ce58" table:formula="of:=[.C20]" office:value-type="percentage" office:value="0.9146" calcext:value-type="percentage">
            <text:p>91.46%</text:p>
          </table:table-cell>
          <table:table-cell table:style-name="ce58" table:formula="of:=[.D20]" office:value-type="percentage" office:value="0.6703" calcext:value-type="percentage">
            <text:p>67.03%</text:p>
          </table:table-cell>
          <table:table-cell table:style-name="ce58" table:formula="of:=[.E20]" office:value-type="percentage" office:value="0.676" calcext:value-type="percentage">
            <text:p>67.60%</text:p>
          </table:table-cell>
          <table:table-cell table:style-name="ce61" table:formula="of:=[.C38]" office:value-type="percentage" office:value="0.861" calcext:value-type="percentage">
            <text:p>86.10%</text:p>
          </table:table-cell>
          <table:table-cell table:style-name="ce61" table:formula="of:=[.D38]" office:value-type="percentage" office:value="0.7409" calcext:value-type="percentage">
            <text:p>74.09%</text:p>
          </table:table-cell>
          <table:table-cell table:style-name="ce61" table:formula="of:=[.E38]" office:value-type="percentage" office:value="0.7539" calcext:value-type="percentage">
            <text:p>75.39%</text:p>
          </table:table-cell>
          <table:table-cell table:style-name="ce61" table:formula="of:=[.C56]" office:value-type="percentage" office:value="0.9692" calcext:value-type="percentage">
            <text:p>96.92%</text:p>
          </table:table-cell>
          <table:table-cell table:style-name="ce61" table:formula="of:=[.D56]" office:value-type="percentage" office:value="0.8249" calcext:value-type="percentage">
            <text:p>82.49%</text:p>
          </table:table-cell>
          <table:table-cell table:style-name="ce61" table:formula="of:=[.E56]" office:value-type="percentage" office:value="0.748" calcext:value-type="percentage">
            <text:p>74.80%</text:p>
          </table:table-cell>
          <table:table-cell table:style-name="ce61" table:formula="of:=[.C74]" office:value-type="percentage" office:value="0.7373" calcext:value-type="percentage">
            <text:p>73.73%</text:p>
          </table:table-cell>
          <table:table-cell table:style-name="ce67" table:formula="of:=[.D74]" office:value-type="percentage" office:value="0.5229" calcext:value-type="percentage">
            <text:p>52.29%</text:p>
          </table:table-cell>
          <table:table-cell table:style-name="ce67" table:formula="of:=[.E74]" office:value-type="percentage" office:value="0.2589" calcext:value-type="percentage">
            <text:p>25.89%</text:p>
          </table:table-cell>
          <table:table-cell table:style-name="ce69" table:formula="of:=AVERAGE([.Z32];[.AC32];[.AF32];[.AI32])" office:value-type="percentage" office:value="0.68975" calcext:value-type="percentage">
            <text:p>68.98%</text:p>
          </table:table-cell>
          <table:table-cell/>
          <table:table-cell table:style-name="Default" table:number-columns-repeated="10"/>
          <table:table-cell/>
          <table:table-cell table:style-name="ce55" office:value-type="string" calcext:value-type="string">
            <text:p>Raw-Features-IF</text:p>
          </table:table-cell>
          <table:table-cell table:style-name="ce67" table:formula="of:=[.AN20]" office:value-type="percentage" office:value="0.9206" calcext:value-type="percentage">
            <text:p>92.06%</text:p>
          </table:table-cell>
          <table:table-cell table:style-name="ce67" table:formula="of:=[.AO20]" office:value-type="percentage" office:value="0.8958" calcext:value-type="percentage">
            <text:p>89.58%</text:p>
          </table:table-cell>
          <table:table-cell table:style-name="ce67" table:formula="of:=[.AP20]" office:value-type="percentage" office:value="0.9918" calcext:value-type="percentage">
            <text:p>99.18%</text:p>
          </table:table-cell>
          <table:table-cell table:style-name="ce67" table:formula="of:=[.AN38]" office:value-type="percentage" office:value="0.9131" calcext:value-type="percentage">
            <text:p>91.31%</text:p>
          </table:table-cell>
          <table:table-cell table:style-name="ce67" table:formula="of:=[.AO38]" office:value-type="percentage" office:value="0.8568" calcext:value-type="percentage">
            <text:p>85.68%</text:p>
          </table:table-cell>
          <table:table-cell table:style-name="ce67" table:formula="of:=[.AP38]" office:value-type="percentage" office:value="0.8253" calcext:value-type="percentage">
            <text:p>82.53%</text:p>
          </table:table-cell>
          <table:table-cell table:style-name="ce67" table:formula="of:=[.AN56]" office:value-type="percentage" office:value="0.7933" calcext:value-type="percentage">
            <text:p>79.33%</text:p>
          </table:table-cell>
          <table:table-cell table:style-name="ce67" table:formula="of:=[.AO56]" office:value-type="percentage" office:value="0.5503" calcext:value-type="percentage">
            <text:p>55.03%</text:p>
          </table:table-cell>
          <table:table-cell table:style-name="ce67" table:formula="of:=[.AP56]" office:value-type="percentage" office:value="0.1334" calcext:value-type="percentage">
            <text:p>13.34%</text:p>
          </table:table-cell>
          <table:table-cell table:style-name="ce67" table:formula="of:=[.AN74]" office:value-type="percentage" office:value="0.8677" calcext:value-type="percentage">
            <text:p>86.77%</text:p>
          </table:table-cell>
          <table:table-cell table:style-name="ce67" table:formula="of:=[.AO74]" office:value-type="percentage" office:value="0.697" calcext:value-type="percentage">
            <text:p>69.70%</text:p>
          </table:table-cell>
          <table:table-cell table:style-name="ce67" table:formula="of:=[.AP74]" office:value-type="percentage" office:value="0.3381" calcext:value-type="percentage">
            <text:p>33.81%</text:p>
          </table:table-cell>
          <table:table-cell table:style-name="ce75" table:formula="of:=AVERAGE([.AZ32];[.BC32];[.BF32];[.BI32])" office:value-type="percentage" office:value="0.749975" calcext:value-type="percentage">
            <text:p>75.00%</text:p>
          </table:table-cell>
          <table:table-cell table:number-columns-repeated="20"/>
          <table:table-cell table:style-name="ce32" office:value-type="string" calcext:value-type="string">
            <text:p>Reconnaissance</text:p>
          </table:table-cell>
          <table:table-cell table:style-name="ce32" office:value-type="float" office:value="12779" calcext:value-type="float">
            <text:p>12779</text:p>
          </table:table-cell>
          <table:table-cell table:style-name="ce33" office:value-type="float" office:value="11291" calcext:value-type="float">
            <text:p>11291</text:p>
          </table:table-cell>
          <table:table-cell table:number-columns-repeated="2"/>
          <table:table-cell table:style-name="ce36"/>
        </table:table-row>
        <table:table-row table:style-name="ro3">
          <table:table-cell/>
          <table:table-cell table:style-name="Default" table:number-columns-repeated="3"/>
          <table:table-cell table:style-name="Default" office:value-type="string" calcext:value-type="string">
            <text:p>NF-CSE-CIC-IDS2018-v2 results (13.6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<text:span text:style-name="T1">NF-CSE-CIC-IDS2018-v2 (13.6% contamination) train and NF-CSE-CIC-IDS2018-v3 test</text:span>.</text:p>
          </table:table-cell>
          <table:table-cell table:style-name="Default" table:number-columns-repeated="8"/>
          <table:table-cell/>
          <table:table-cell table:style-name="ce56" office:value-type="string" calcext:value-type="string">
            <text:p>Anomal-E-IF</text:p>
          </table:table-cell>
          <table:table-cell table:style-name="ce59" table:formula="of:=[.F20]" office:value-type="percentage" office:value="0.9866" calcext:value-type="percentage">
            <text:p>98.66%</text:p>
          </table:table-cell>
          <table:table-cell table:style-name="ce59" table:formula="of:=[.G20]" office:value-type="percentage" office:value="0.9235" calcext:value-type="percentage">
            <text:p>92.35%</text:p>
          </table:table-cell>
          <table:table-cell table:style-name="ce59" table:formula="of:=[.H20]" office:value-type="percentage" office:value="0.9877" calcext:value-type="percentage">
            <text:p>98.77%</text:p>
          </table:table-cell>
          <table:table-cell table:style-name="ce68" table:formula="of:=[.F38]" office:value-type="percentage" office:value="0.8979" calcext:value-type="percentage">
            <text:p>89.79%</text:p>
          </table:table-cell>
          <table:table-cell table:style-name="ce68" table:formula="of:=[.G38]" office:value-type="percentage" office:value="0.8111" calcext:value-type="percentage">
            <text:p>81.11%</text:p>
          </table:table-cell>
          <table:table-cell table:style-name="ce59" table:formula="of:=[.H38]" office:value-type="percentage" office:value="0.9184" calcext:value-type="percentage">
            <text:p>91.84%</text:p>
          </table:table-cell>
          <table:table-cell table:style-name="ce59" table:formula="of:=[.F56]" office:value-type="percentage" office:value="0.999" calcext:value-type="percentage">
            <text:p>99.90%</text:p>
          </table:table-cell>
          <table:table-cell table:style-name="ce59" table:formula="of:=[.G56]" office:value-type="percentage" office:value="0.9938" calcext:value-type="percentage">
            <text:p>99.38%</text:p>
          </table:table-cell>
          <table:table-cell table:formula="of:=[.H56]" office:value-type="percentage" office:value="1" calcext:value-type="percentage">
            <text:p>100.00%</text:p>
          </table:table-cell>
          <table:table-cell table:style-name="ce59" table:formula="of:=[.F74]" office:value-type="percentage" office:value="0.8384" calcext:value-type="percentage">
            <text:p>83.84%</text:p>
          </table:table-cell>
          <table:table-cell table:style-name="ce68" table:formula="of:=[.G74]" office:value-type="percentage" office:value="0.4863" calcext:value-type="percentage">
            <text:p>48.63%</text:p>
          </table:table-cell>
          <table:table-cell table:style-name="ce62" table:formula="of:=[.H74]" office:value-type="percentage" office:value="0.0405" calcext:value-type="percentage">
            <text:p>4.05%</text:p>
          </table:table-cell>
          <table:table-cell table:style-name="ce74" table:formula="of:=AVERAGE([.Z33];[.AC33];[.AF33];[.AI33])" office:value-type="percentage" office:value="0.803675" calcext:value-type="percentage">
            <text:p>80.37%</text:p>
          </table:table-cell>
          <table:table-cell/>
          <table:table-cell table:style-name="Default"/>
          <table:table-cell table:style-name="Default" office:value-type="string" calcext:value-type="string">
            <text:p><text:span text:style-name="T1">NF-CSE-CIC-IDS2018-v2 (13.6% contamination) train and cleaned_cse_output test</text:span>.</text:p>
          </table:table-cell>
          <table:table-cell table:style-name="Default" table:number-columns-repeated="8"/>
          <table:table-cell/>
          <table:table-cell table:style-name="ce56" office:value-type="string" calcext:value-type="string">
            <text:p>Anomal-E-IF</text:p>
          </table:table-cell>
          <table:table-cell table:style-name="ce68" table:formula="of:=[.AQ20]" office:value-type="percentage" office:value="0.8035" calcext:value-type="percentage">
            <text:p>80.35%</text:p>
          </table:table-cell>
          <table:table-cell table:style-name="ce68" table:formula="of:=[.AR20]" office:value-type="percentage" office:value="0.5349" calcext:value-type="percentage">
            <text:p>53.49%</text:p>
          </table:table-cell>
          <table:table-cell table:style-name="ce68" table:formula="of:=[.AS20]" office:value-type="percentage" office:value="0.0998" calcext:value-type="percentage">
            <text:p>9.98%</text:p>
          </table:table-cell>
          <table:table-cell table:style-name="ce68" table:formula="of:=[.AQ38]" office:value-type="percentage" office:value="0.8268" calcext:value-type="percentage">
            <text:p>82.68%</text:p>
          </table:table-cell>
          <table:table-cell table:style-name="ce68" table:formula="of:=[.AR38]" office:value-type="percentage" office:value="0.4529" calcext:value-type="percentage">
            <text:p>45.29%</text:p>
          </table:table-cell>
          <table:table-cell table:style-name="ce68" table:formula="of:=[.AS38]" office:value-type="percentage" office:value="0.0003" calcext:value-type="percentage">
            <text:p>0.03%</text:p>
          </table:table-cell>
          <table:table-cell table:style-name="ce68" table:formula="of:=[.AQ56]" office:value-type="percentage" office:value="0.7895" calcext:value-type="percentage">
            <text:p>78.95%</text:p>
          </table:table-cell>
          <table:table-cell table:style-name="ce68" table:formula="of:=[.AR56]" office:value-type="percentage" office:value="0.4748" calcext:value-type="percentage">
            <text:p>47.48%</text:p>
          </table:table-cell>
          <table:table-cell table:style-name="ce68" table:formula="of:=[.AS56]" office:value-type="percentage" office:value="0.0354" calcext:value-type="percentage">
            <text:p>3.54%</text:p>
          </table:table-cell>
          <table:table-cell table:style-name="ce68" table:formula="of:=[.AQ74]" office:value-type="percentage" office:value="0.8268" calcext:value-type="percentage">
            <text:p>82.68%</text:p>
          </table:table-cell>
          <table:table-cell table:style-name="ce68" table:formula="of:=[.AR74]" office:value-type="percentage" office:value="0.4527" calcext:value-type="percentage">
            <text:p>45.27%</text:p>
          </table:table-cell>
          <table:table-cell table:style-name="ce68" table:formula="of:=[.AS74]" office:value-type="percentage" office:value="0.0001" calcext:value-type="percentage">
            <text:p>0.01%</text:p>
          </table:table-cell>
          <table:table-cell table:style-name="ce74" table:formula="of:=AVERAGE([.AZ33];[.BC33];[.BF33];[.BI33])" office:value-type="percentage" office:value="0.478825" calcext:value-type="percentage">
            <text:p>47.88%</text:p>
          </table:table-cell>
          <table:table-cell table:number-columns-repeated="20"/>
          <table:table-cell table:style-name="ce32" office:value-type="string" calcext:value-type="string">
            <text:p>Shellcode</text:p>
          </table:table-cell>
          <table:table-cell table:style-name="ce32" office:value-type="float" office:value="1427" calcext:value-type="float">
            <text:p>1427</text:p>
          </table:table-cell>
          <table:table-cell table:style-name="ce33" office:value-type="float" office:value="1586" calcext:value-type="float">
            <text:p>1586</text:p>
          </table:table-cell>
          <table:table-cell table:number-columns-repeated="2"/>
          <table:table-cell table:style-name="ce33"/>
        </table:table-row>
        <table:table-row table:style-name="ro3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57" office:value-type="string" calcext:value-type="string">
            <text:p><text:span text:style-name="T1">Multimodal-</text:span>Anomal-E-IF</text:p>
          </table:table-cell>
          <table:table-cell table:style-name="ce64" table:formula="of:=[.I20]" office:value-type="percentage" office:value="0.9865" calcext:value-type="percentage">
            <text:p>98.65%</text:p>
          </table:table-cell>
          <table:table-cell table:style-name="ce60" table:formula="of:=[.J20]" office:value-type="percentage" office:value="0.9228" calcext:value-type="percentage">
            <text:p>92.28%</text:p>
          </table:table-cell>
          <table:table-cell table:style-name="ce60" table:formula="of:=[.K20]" office:value-type="percentage" office:value="0.9854" calcext:value-type="percentage">
            <text:p>98.54%</text:p>
          </table:table-cell>
          <table:table-cell table:style-name="ce63" table:formula="of:=[.I38]" office:value-type="percentage" office:value="0.94" calcext:value-type="percentage">
            <text:p>94.00%</text:p>
          </table:table-cell>
          <table:table-cell table:style-name="ce63" table:formula="of:=[.J38]" office:value-type="percentage" office:value="0.8554" calcext:value-type="percentage">
            <text:p>85.54%</text:p>
          </table:table-cell>
          <table:table-cell table:style-name="ce64" table:formula="of:=[.K38]" office:value-type="percentage" office:value="0.7319" calcext:value-type="percentage">
            <text:p>73.19%</text:p>
          </table:table-cell>
          <table:table-cell table:style-name="ce64" table:formula="of:=[.I56]" office:value-type="percentage" office:value="0.9981" calcext:value-type="percentage">
            <text:p>99.81%</text:p>
          </table:table-cell>
          <table:table-cell table:style-name="ce64" table:formula="of:=[.J56]" office:value-type="percentage" office:value="0.988" calcext:value-type="percentage">
            <text:p>98.80%</text:p>
          </table:table-cell>
          <table:table-cell table:style-name="ce64" table:formula="of:=[.K56]" office:value-type="percentage" office:value="0.9781" calcext:value-type="percentage">
            <text:p>97.81%</text:p>
          </table:table-cell>
          <table:table-cell table:style-name="ce64" table:formula="of:=[.I74]" office:value-type="percentage" office:value="0.8382" calcext:value-type="percentage">
            <text:p>83.82%</text:p>
          </table:table-cell>
          <table:table-cell table:style-name="ce64" table:formula="of:=[.J74]" office:value-type="percentage" office:value="0.4863" calcext:value-type="percentage">
            <text:p>48.63%</text:p>
          </table:table-cell>
          <table:table-cell table:style-name="ce64" table:formula="of:=[.K74]" office:value-type="percentage" office:value="0.0406" calcext:value-type="percentage">
            <text:p>4.06%</text:p>
          </table:table-cell>
          <table:table-cell table:style-name="ce72" table:formula="of:=AVERAGE([.Z34];[.AC34];[.AF34];[.AI34])" office:value-type="percentage" office:value="0.813125" calcext:value-type="percentage">
            <text:p>81.31%</text:p>
          </table:table-cell>
          <table:table-cell/>
          <table:table-cell table:style-name="Default" table:number-columns-repeated="10"/>
          <table:table-cell/>
          <table:table-cell table:style-name="ce57" office:value-type="string" calcext:value-type="string">
            <text:p><text:span text:style-name="T1">Multimodal-</text:span>Anomal-E-IF</text:p>
          </table:table-cell>
          <table:table-cell table:style-name="ce64" table:formula="of:=[.AT20]" office:value-type="percentage" office:value="0.8414" calcext:value-type="percentage">
            <text:p>84.14%</text:p>
          </table:table-cell>
          <table:table-cell table:style-name="ce64" table:formula="of:=[.AU20]" office:value-type="percentage" office:value="0.7508" calcext:value-type="percentage">
            <text:p>75.08%</text:p>
          </table:table-cell>
          <table:table-cell table:style-name="ce64" table:formula="of:=[.AV20]" office:value-type="percentage" office:value="0.5466" calcext:value-type="percentage">
            <text:p>54.66%</text:p>
          </table:table-cell>
          <table:table-cell table:style-name="ce64" table:formula="of:=[.AT38]" office:value-type="percentage" office:value="0.8276" calcext:value-type="percentage">
            <text:p>82.76%</text:p>
          </table:table-cell>
          <table:table-cell table:style-name="ce64" table:formula="of:=[.AU38]" office:value-type="percentage" office:value="0.5295" calcext:value-type="percentage">
            <text:p>52.95%</text:p>
          </table:table-cell>
          <table:table-cell table:style-name="ce64" table:formula="of:=[.AV38]" office:value-type="percentage" office:value="0.0913" calcext:value-type="percentage">
            <text:p>9.13%</text:p>
          </table:table-cell>
          <table:table-cell table:style-name="ce64" table:formula="of:=[.AT56]" office:value-type="percentage" office:value="0.7885" calcext:value-type="percentage">
            <text:p>78.85%</text:p>
          </table:table-cell>
          <table:table-cell table:style-name="ce64" table:formula="of:=[.AU56]" office:value-type="percentage" office:value="0.471" calcext:value-type="percentage">
            <text:p>47.10%</text:p>
          </table:table-cell>
          <table:table-cell table:style-name="ce64" table:formula="of:=[.AV56]" office:value-type="percentage" office:value="0.0316" calcext:value-type="percentage">
            <text:p>3.16%</text:p>
          </table:table-cell>
          <table:table-cell table:style-name="ce64" table:formula="of:=[.AT74]" office:value-type="percentage" office:value="0.8267" calcext:value-type="percentage">
            <text:p>82.67%</text:p>
          </table:table-cell>
          <table:table-cell table:style-name="ce64" table:formula="of:=[.AU74]" office:value-type="percentage" office:value="0.4526" calcext:value-type="percentage">
            <text:p>45.26%</text:p>
          </table:table-cell>
          <table:table-cell table:style-name="ce64" table:formula="of:=[.AV74]" office:value-type="percentage" office:value="0" calcext:value-type="percentage">
            <text:p>0.00%</text:p>
          </table:table-cell>
          <table:table-cell table:style-name="ce28" table:formula="of:=AVERAGE([.AZ34];[.BC34];[.BF34];[.BI34])" office:value-type="percentage" office:value="0.550975" calcext:value-type="percentage">
            <text:p>55.10%</text:p>
          </table:table-cell>
          <table:table-cell table:number-columns-repeated="20"/>
          <table:table-cell table:style-name="ce32" office:value-type="string" calcext:value-type="string">
            <text:p>Worms</text:p>
          </table:table-cell>
          <table:table-cell table:style-name="ce32" office:value-type="float" office:value="164" calcext:value-type="float">
            <text:p>164</text:p>
          </table:table-cell>
          <table:table-cell table:style-name="ce33" office:value-type="float" office:value="136" calcext:value-type="float">
            <text:p>136</text:p>
          </table:table-cell>
          <table:table-cell table:number-columns-repeated="2"/>
          <table:table-cell table:style-name="ce33"/>
        </table:table-row>
        <table:table-row table:style-name="ro3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/>
          <table:table-cell office:value-type="string" calcext:value-type="string">
            <text:p>Raw-Features-CBLOF</text:p>
          </table:table-cell>
          <table:table-cell table:style-name="ce58" table:formula="of:=[.C21]" office:value-type="percentage" office:value="0.9528" calcext:value-type="percentage">
            <text:p>95.28%</text:p>
          </table:table-cell>
          <table:table-cell table:style-name="ce58" table:formula="of:=[.D21]" office:value-type="percentage" office:value="0.7173" calcext:value-type="percentage">
            <text:p>71.73%</text:p>
          </table:table-cell>
          <table:table-cell table:style-name="ce58" table:formula="of:=[.E21]" office:value-type="percentage" office:value="0.5042" calcext:value-type="percentage">
            <text:p>50.42%</text:p>
          </table:table-cell>
          <table:table-cell table:style-name="ce58" table:formula="of:=[.C39]" office:value-type="percentage" office:value="0.9461" calcext:value-type="percentage">
            <text:p>94.61%</text:p>
          </table:table-cell>
          <table:table-cell table:style-name="ce58" table:formula="of:=[.D39]" office:value-type="percentage" office:value="0.8618" calcext:value-type="percentage">
            <text:p>86.18%</text:p>
          </table:table-cell>
          <table:table-cell table:style-name="ce58" table:formula="of:=[.E39]" office:value-type="percentage" office:value="0.6916" calcext:value-type="percentage">
            <text:p>69.16%</text:p>
          </table:table-cell>
          <table:table-cell table:style-name="ce58" table:formula="of:=[.C57]" office:value-type="percentage" office:value="0.955" calcext:value-type="percentage">
            <text:p>95.50%</text:p>
          </table:table-cell>
          <table:table-cell table:style-name="ce58" table:formula="of:=[.D57]" office:value-type="percentage" office:value="0.7453" calcext:value-type="percentage">
            <text:p>74.53%</text:p>
          </table:table-cell>
          <table:table-cell table:style-name="ce58" table:formula="of:=[.E57]" office:value-type="percentage" office:value="0.5816" calcext:value-type="percentage">
            <text:p>58.16%</text:p>
          </table:table-cell>
          <table:table-cell table:style-name="ce58" table:formula="of:=[.C75]" office:value-type="percentage" office:value="0.8273" calcext:value-type="percentage">
            <text:p>82.73%</text:p>
          </table:table-cell>
          <table:table-cell table:style-name="ce67" table:formula="of:=[.D75]" office:value-type="percentage" office:value="0.6866" calcext:value-type="percentage">
            <text:p>68.66%</text:p>
          </table:table-cell>
          <table:table-cell table:style-name="ce67" table:formula="of:=[.E75]" office:value-type="percentage" office:value="0.6079" calcext:value-type="percentage">
            <text:p>60.79%</text:p>
          </table:table-cell>
          <table:table-cell table:style-name="ce69" table:formula="of:=AVERAGE([.Z35];[.AC35];[.AF35];[.AI35])" office:value-type="percentage" office:value="0.75275" calcext:value-type="percentage">
            <text:p>75.28%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/>
          <table:table-cell table:style-name="ce55" office:value-type="string" calcext:value-type="string">
            <text:p>Raw-Features-CBLOF</text:p>
          </table:table-cell>
          <table:table-cell table:style-name="ce67" table:formula="of:=[.AN21]" office:value-type="percentage" office:value="0.8514" calcext:value-type="percentage">
            <text:p>85.14%</text:p>
          </table:table-cell>
          <table:table-cell table:style-name="ce67" table:formula="of:=[.AO21]" office:value-type="percentage" office:value="0.7687" calcext:value-type="percentage">
            <text:p>76.87%</text:p>
          </table:table-cell>
          <table:table-cell table:style-name="ce58" table:formula="of:=[.AP21]" office:value-type="percentage" office:value="0.5804" calcext:value-type="percentage">
            <text:p>58.04%</text:p>
          </table:table-cell>
          <table:table-cell table:style-name="ce67" table:formula="of:=[.AN39]" office:value-type="percentage" office:value="0.8667" calcext:value-type="percentage">
            <text:p>86.67%</text:p>
          </table:table-cell>
          <table:table-cell table:style-name="ce67" table:formula="of:=[.AO39]" office:value-type="percentage" office:value="0.6927" calcext:value-type="percentage">
            <text:p>69.27%</text:p>
          </table:table-cell>
          <table:table-cell table:style-name="ce67" table:formula="of:=[.AP39]" office:value-type="percentage" office:value="0.3297" calcext:value-type="percentage">
            <text:p>32.97%</text:p>
          </table:table-cell>
          <table:table-cell table:style-name="ce67" table:formula="of:=[.AN57]" office:value-type="percentage" office:value="0.8895" calcext:value-type="percentage">
            <text:p>88.95%</text:p>
          </table:table-cell>
          <table:table-cell table:style-name="ce67" table:formula="of:=[.AO57]" office:value-type="percentage" office:value="0.8101" calcext:value-type="percentage">
            <text:p>81.01%</text:p>
          </table:table-cell>
          <table:table-cell table:style-name="ce58" table:formula="of:=[.AP57]" office:value-type="percentage" office:value="0.5566" calcext:value-type="percentage">
            <text:p>55.66%</text:p>
          </table:table-cell>
          <table:table-cell table:style-name="ce67" table:formula="of:=[.AN75]" office:value-type="percentage" office:value="0.8277" calcext:value-type="percentage">
            <text:p>82.77%</text:p>
          </table:table-cell>
          <table:table-cell table:style-name="ce67" table:formula="of:=[.AO75]" office:value-type="percentage" office:value="0.4794" calcext:value-type="percentage">
            <text:p>47.94%</text:p>
          </table:table-cell>
          <table:table-cell table:style-name="ce67" table:formula="of:=[.AP75]" office:value-type="percentage" office:value="0.0281" calcext:value-type="percentage">
            <text:p>2.81%</text:p>
          </table:table-cell>
          <table:table-cell table:style-name="ce75" table:formula="of:=AVERAGE([.AZ35];[.BC35];[.BF35];[.BI35])" office:value-type="percentage" office:value="0.687725" calcext:value-type="percentage">
            <text:p>68.77%</text:p>
          </table:table-cell>
          <table:table-cell table:number-columns-repeated="25"/>
          <table:table-cell table:style-name="ce33"/>
        </table:table-row>
        <table:table-row table:style-name="ro3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56" office:value-type="string" calcext:value-type="string">
            <text:p>Anomal-E-CBLOF</text:p>
          </table:table-cell>
          <table:table-cell table:style-name="ce59" table:formula="of:=[.F21]" office:value-type="percentage" office:value="0.9857" calcext:value-type="percentage">
            <text:p>98.57%</text:p>
          </table:table-cell>
          <table:table-cell table:style-name="ce59" table:formula="of:=[.G21]" office:value-type="percentage" office:value="0.917" calcext:value-type="percentage">
            <text:p>91.70%</text:p>
          </table:table-cell>
          <table:table-cell table:style-name="ce62" table:formula="of:=[.H21]" office:value-type="percentage" office:value="0.9572" calcext:value-type="percentage">
            <text:p>95.72%</text:p>
          </table:table-cell>
          <table:table-cell table:style-name="ce59" table:formula="of:=[.F39]" office:value-type="percentage" office:value="0.978" calcext:value-type="percentage">
            <text:p>97.80%</text:p>
          </table:table-cell>
          <table:table-cell table:style-name="ce59" table:formula="of:=[.G39]" office:value-type="percentage" office:value="0.9438" calcext:value-type="percentage">
            <text:p>94.38%</text:p>
          </table:table-cell>
          <table:table-cell table:style-name="ce59" table:formula="of:=[.H39]" office:value-type="percentage" office:value="0.8267" calcext:value-type="percentage">
            <text:p>82.67%</text:p>
          </table:table-cell>
          <table:table-cell table:style-name="ce59" table:formula="of:=[.F57]" office:value-type="percentage" office:value="0.9979" calcext:value-type="percentage">
            <text:p>99.79%</text:p>
          </table:table-cell>
          <table:table-cell table:style-name="ce59" table:formula="of:=[.G57]" office:value-type="percentage" office:value="0.9869" calcext:value-type="percentage">
            <text:p>98.69%</text:p>
          </table:table-cell>
          <table:table-cell table:formula="of:=[.H57]" office:value-type="percentage" office:value="0.9735" calcext:value-type="percentage">
            <text:p>97.35%</text:p>
          </table:table-cell>
          <table:table-cell table:style-name="ce59" table:formula="of:=[.F75]" office:value-type="percentage" office:value="0.8384" calcext:value-type="percentage">
            <text:p>83.84%</text:p>
          </table:table-cell>
          <table:table-cell table:style-name="ce62" table:formula="of:=[.G75]" office:value-type="percentage" office:value="0.4863" calcext:value-type="percentage">
            <text:p>48.63%</text:p>
          </table:table-cell>
          <table:table-cell table:style-name="ce62" table:formula="of:=[.H75]" office:value-type="percentage" office:value="0.0404" calcext:value-type="percentage">
            <text:p>4.04%</text:p>
          </table:table-cell>
          <table:table-cell table:style-name="ce70" table:formula="of:=AVERAGE([.Z36];[.AC36];[.AF36];[.AI36])" office:value-type="percentage" office:value="0.8335" calcext:value-type="percentage">
            <text:p>83.35%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56" office:value-type="string" calcext:value-type="string">
            <text:p>Anomal-E-CBLOF</text:p>
          </table:table-cell>
          <table:table-cell table:style-name="ce68" table:formula="of:=[.AQ21]" office:value-type="percentage" office:value="0.2183" calcext:value-type="percentage">
            <text:p>21.83%</text:p>
          </table:table-cell>
          <table:table-cell table:style-name="ce68" table:formula="of:=[.AR21]" office:value-type="percentage" office:value="0.1792" calcext:value-type="percentage">
            <text:p>17.92%</text:p>
          </table:table-cell>
          <table:table-cell table:style-name="ce59" table:formula="of:=[.AS21]" office:value-type="percentage" office:value="1" calcext:value-type="percentage">
            <text:p>100.00%</text:p>
          </table:table-cell>
          <table:table-cell table:style-name="ce68" table:formula="of:=[.AQ39]" office:value-type="percentage" office:value="0.8268" calcext:value-type="percentage">
            <text:p>82.68%</text:p>
          </table:table-cell>
          <table:table-cell table:style-name="ce68" table:formula="of:=[.AR39]" office:value-type="percentage" office:value="0.4529" calcext:value-type="percentage">
            <text:p>45.29%</text:p>
          </table:table-cell>
          <table:table-cell table:style-name="ce68" table:formula="of:=[.AS39]" office:value-type="percentage" office:value="0.0003" calcext:value-type="percentage">
            <text:p>0.03%</text:p>
          </table:table-cell>
          <table:table-cell table:style-name="ce68" table:formula="of:=[.AQ57]" office:value-type="percentage" office:value="0.2183" calcext:value-type="percentage">
            <text:p>21.83%</text:p>
          </table:table-cell>
          <table:table-cell table:style-name="ce68" table:formula="of:=[.AR57]" office:value-type="percentage" office:value="0.1792" calcext:value-type="percentage">
            <text:p>17.92%</text:p>
          </table:table-cell>
          <table:table-cell table:style-name="ce59" table:formula="of:=[.AS57]" office:value-type="percentage" office:value="1" calcext:value-type="percentage">
            <text:p>100.00%</text:p>
          </table:table-cell>
          <table:table-cell table:style-name="ce68" table:formula="of:=[.AQ75]" office:value-type="percentage" office:value="0.8267" calcext:value-type="percentage">
            <text:p>82.67%</text:p>
          </table:table-cell>
          <table:table-cell table:style-name="ce68" table:formula="of:=[.AR75]" office:value-type="percentage" office:value="0.4526" calcext:value-type="percentage">
            <text:p>45.26%</text:p>
          </table:table-cell>
          <table:table-cell table:style-name="ce68" table:formula="of:=[.AS75]" office:value-type="percentage" office:value="0" calcext:value-type="percentage">
            <text:p>0.00%</text:p>
          </table:table-cell>
          <table:table-cell table:style-name="ce74" table:formula="of:=AVERAGE([.AZ36];[.BC36];[.BF36];[.BI36])" office:value-type="percentage" office:value="0.315975" calcext:value-type="percentage">
            <text:p>31.60%</text:p>
          </table:table-cell>
          <table:table-cell table:number-columns-repeated="25"/>
          <table:table-cell table:style-name="ce33"/>
        </table:table-row>
        <table:table-row table:style-name="ro3">
          <table:table-cell/>
          <table:table-cell office:value-type="string" calcext:value-type="string">
            <text:p>PCA</text:p>
          </table:table-cell>
          <table:table-cell office:value-type="percentage" office:value="0.8591" calcext:value-type="percentage">
            <text:p>85.91%</text:p>
          </table:table-cell>
          <table:table-cell office:value-type="percentage" office:value="0.7376" calcext:value-type="percentage">
            <text:p>73.76%</text:p>
          </table:table-cell>
          <table:table-cell office:value-type="percentage" office:value="0.7471" calcext:value-type="percentage">
            <text:p>74.71%</text:p>
          </table:table-cell>
          <table:table-cell office:value-type="percentage" office:value="0.9711" calcext:value-type="percentage">
            <text:p>97.11%</text:p>
          </table:table-cell>
          <table:table-cell office:value-type="percentage" office:value="0.9257" calcext:value-type="percentage">
            <text:p>92.57%</text:p>
          </table:table-cell>
          <table:table-cell office:value-type="percentage" office:value="0.7916" calcext:value-type="percentage">
            <text:p>79.16%</text:p>
          </table:table-cell>
          <table:table-cell office:value-type="percentage" office:value="0.9773" calcext:value-type="percentage">
            <text:p>97.73%</text:p>
          </table:table-cell>
          <table:table-cell office:value-type="percentage" office:value="0.9418" calcext:value-type="percentage">
            <text:p>94.18%</text:p>
          </table:table-cell>
          <table:table-cell office:value-type="percentage" office:value="0.8216" calcext:value-type="percentage">
            <text:p>82.16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4285" calcext:value-type="percentage">
            <text:p>42.85%</text:p>
          </table:table-cell>
          <table:table-cell office:value-type="percentage" office:value="0.4026" calcext:value-type="percentage">
            <text:p>40.26%</text:p>
          </table:table-cell>
          <table:table-cell office:value-type="percentage" office:value="0.8513" calcext:value-type="percentage">
            <text:p>85.13%</text:p>
          </table:table-cell>
          <table:table-cell office:value-type="percentage" office:value="0.4646" calcext:value-type="percentage">
            <text:p>46.46%</text:p>
          </table:table-cell>
          <table:table-cell office:value-type="percentage" office:value="0.327" calcext:value-type="percentage">
            <text:p>32.7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.3767" calcext:value-type="percentage">
            <text:p>37.67%</text:p>
          </table:table-cell>
          <table:table-cell office:value-type="percentage" office:value="0.3427" calcext:value-type="percentage">
            <text:p>34.27%</text:p>
          </table:table-cell>
          <table:table-cell office:value-type="percentage" office:value="0.5757" calcext:value-type="percentage">
            <text:p>57.57%</text:p>
          </table:table-cell>
          <table:table-cell/>
          <table:table-cell table:style-name="ce57" office:value-type="string" calcext:value-type="string">
            <text:p><text:span text:style-name="T1">Multimodal-</text:span>Anomal-E-CBLOF</text:p>
          </table:table-cell>
          <table:table-cell table:style-name="ce60" table:formula="of:=[.I21]" office:value-type="percentage" office:value="0.9391" calcext:value-type="percentage">
            <text:p>93.91%</text:p>
          </table:table-cell>
          <table:table-cell table:style-name="ce60" table:formula="of:=[.J21]" office:value-type="percentage" office:value="0.7668" calcext:value-type="percentage">
            <text:p>76.68%</text:p>
          </table:table-cell>
          <table:table-cell table:style-name="ce63" table:formula="of:=[.K21]" office:value-type="percentage" office:value="1" calcext:value-type="percentage">
            <text:p>100.00%</text:p>
          </table:table-cell>
          <table:table-cell table:style-name="ce60" table:formula="of:=[.I39]" office:value-type="percentage" office:value="0.8288" calcext:value-type="percentage">
            <text:p>82.88%</text:p>
          </table:table-cell>
          <table:table-cell table:style-name="ce60" table:formula="of:=[.J39]" office:value-type="percentage" office:value="0.6816" calcext:value-type="percentage">
            <text:p>68.16%</text:p>
          </table:table-cell>
          <table:table-cell table:style-name="ce60" table:formula="of:=[.K39]" office:value-type="percentage" office:value="0.6221" calcext:value-type="percentage">
            <text:p>62.21%</text:p>
          </table:table-cell>
          <table:table-cell table:style-name="ce60" table:formula="of:=[.I57]" office:value-type="percentage" office:value="0.9958" calcext:value-type="percentage">
            <text:p>99.58%</text:p>
          </table:table-cell>
          <table:table-cell table:style-name="ce60" table:formula="of:=[.J57]" office:value-type="percentage" office:value="0.9734" calcext:value-type="percentage">
            <text:p>97.34%</text:p>
          </table:table-cell>
          <table:table-cell table:style-name="ce60" table:formula="of:=[.K57]" office:value-type="percentage" office:value="0.953" calcext:value-type="percentage">
            <text:p>95.30%</text:p>
          </table:table-cell>
          <table:table-cell table:style-name="ce60" table:formula="of:=[.I75]" office:value-type="percentage" office:value="0.7461" calcext:value-type="percentage">
            <text:p>74.61%</text:p>
          </table:table-cell>
          <table:table-cell table:style-name="ce64" table:formula="of:=[.J75]" office:value-type="percentage" office:value="0.5419" calcext:value-type="percentage">
            <text:p>54.19%</text:p>
          </table:table-cell>
          <table:table-cell table:style-name="ce60" table:formula="of:=[.K75]" office:value-type="percentage" office:value="0.3025" calcext:value-type="percentage">
            <text:p>30.25%</text:p>
          </table:table-cell>
          <table:table-cell table:style-name="ce71" table:formula="of:=AVERAGE([.Z37];[.AC37];[.AF37];[.AI37])" office:value-type="percentage" office:value="0.740925" calcext:value-type="percentage">
            <text:p>74.09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9055" calcext:value-type="percentage">
            <text:p>90.55%</text:p>
          </table:table-cell>
          <table:table-cell office:value-type="percentage" office:value="0.8529" calcext:value-type="percentage">
            <text:p>85.29%</text:p>
          </table:table-cell>
          <table:table-cell office:value-type="percentage" office:value="0.8879" calcext:value-type="percentage">
            <text:p>88.79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4529" calcext:value-type="percentage">
            <text:p>45.29%</text:p>
          </table:table-cell>
          <table:table-cell office:value-type="percentage" office:value="0.0003" calcext:value-type="percentage">
            <text:p>0.03%</text:p>
          </table:table-cell>
          <table:table-cell office:value-type="percentage" office:value="0.8765" calcext:value-type="percentage">
            <text:p>87.65%</text:p>
          </table:table-cell>
          <table:table-cell office:value-type="percentage" office:value="0.7471" calcext:value-type="percentage">
            <text:p>74.71%</text:p>
          </table:table-cell>
          <table:table-cell office:value-type="percentage" office:value="0.4654" calcext:value-type="percentage">
            <text:p>46.54%</text:p>
          </table:table-cell>
          <table:table-cell/>
          <table:table-cell table:style-name="ce57" office:value-type="string" calcext:value-type="string">
            <text:p><text:span text:style-name="T1">Multimodal-</text:span>Anomal-E-CBLOF</text:p>
          </table:table-cell>
          <table:table-cell table:style-name="ce64" table:formula="of:=[.AT21]" office:value-type="percentage" office:value="0.2183" calcext:value-type="percentage">
            <text:p>21.83%</text:p>
          </table:table-cell>
          <table:table-cell table:style-name="ce64" table:formula="of:=[.AU21]" office:value-type="percentage" office:value="0.1792" calcext:value-type="percentage">
            <text:p>17.92%</text:p>
          </table:table-cell>
          <table:table-cell table:style-name="ce63" table:formula="of:=[.AV21]" office:value-type="percentage" office:value="1" calcext:value-type="percentage">
            <text:p>100.00%</text:p>
          </table:table-cell>
          <table:table-cell table:style-name="ce64" table:formula="of:=[.AT39]" office:value-type="percentage" office:value="0.8197" calcext:value-type="percentage">
            <text:p>81.97%</text:p>
          </table:table-cell>
          <table:table-cell table:style-name="ce64" table:formula="of:=[.AU39]" office:value-type="percentage" office:value="0.4618" calcext:value-type="percentage">
            <text:p>46.18%</text:p>
          </table:table-cell>
          <table:table-cell table:style-name="ce64" table:formula="of:=[.AV39]" office:value-type="percentage" office:value="0.0122" calcext:value-type="percentage">
            <text:p>1.22%</text:p>
          </table:table-cell>
          <table:table-cell table:style-name="ce64" table:formula="of:=[.AT57]" office:value-type="percentage" office:value="0.7856" calcext:value-type="percentage">
            <text:p>78.56%</text:p>
          </table:table-cell>
          <table:table-cell table:style-name="ce64" table:formula="of:=[.AU57]" office:value-type="percentage" office:value="0.5832" calcext:value-type="percentage">
            <text:p>58.32%</text:p>
          </table:table-cell>
          <table:table-cell table:style-name="ce64" table:formula="of:=[.AV57]" office:value-type="percentage" office:value="0.2083" calcext:value-type="percentage">
            <text:p>20.83%</text:p>
          </table:table-cell>
          <table:table-cell table:style-name="ce64" table:formula="of:=[.AT75]" office:value-type="percentage" office:value="0.813" calcext:value-type="percentage">
            <text:p>81.30%</text:p>
          </table:table-cell>
          <table:table-cell table:style-name="ce64" table:formula="of:=[.AU75]" office:value-type="percentage" office:value="0.4607" calcext:value-type="percentage">
            <text:p>46.07%</text:p>
          </table:table-cell>
          <table:table-cell table:style-name="ce64" table:formula="of:=[.AV75]" office:value-type="percentage" office:value="0.0137" calcext:value-type="percentage">
            <text:p>1.37%</text:p>
          </table:table-cell>
          <table:table-cell table:style-name="ce74" table:formula="of:=AVERAGE([.AZ37];[.BC37];[.BF37];[.BI37])" office:value-type="percentage" office:value="0.421225" calcext:value-type="percentage">
            <text:p>42.12%</text:p>
          </table:table-cell>
          <table:table-cell table:number-columns-repeated="25"/>
          <table:table-cell table:style-name="ce33"/>
        </table:table-row>
        <table:table-row table:style-name="ro3">
          <table:table-cell/>
          <table:table-cell office:value-type="string" calcext:value-type="string">
            <text:p>IF</text:p>
          </table:table-cell>
          <table:table-cell office:value-type="percentage" office:value="0.861" calcext:value-type="percentage">
            <text:p>86.10%</text:p>
          </table:table-cell>
          <table:table-cell office:value-type="percentage" office:value="0.7409" calcext:value-type="percentage">
            <text:p>74.09%</text:p>
          </table:table-cell>
          <table:table-cell office:value-type="percentage" office:value="0.7539" calcext:value-type="percentage">
            <text:p>75.39%</text:p>
          </table:table-cell>
          <table:table-cell office:value-type="percentage" office:value="0.8979" calcext:value-type="percentage">
            <text:p>89.79%</text:p>
          </table:table-cell>
          <table:table-cell office:value-type="percentage" office:value="0.8111" calcext:value-type="percentage">
            <text:p>81.11%</text:p>
          </table:table-cell>
          <table:table-cell office:value-type="percentage" office:value="0.9184" calcext:value-type="percentage">
            <text:p>91.84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8554" calcext:value-type="percentage">
            <text:p>85.54%</text:p>
          </table:table-cell>
          <table:table-cell office:value-type="percentage" office:value="0.7319" calcext:value-type="percentage">
            <text:p>73.19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467" calcext:value-type="percentage">
            <text:p>46.70%</text:p>
          </table:table-cell>
          <table:table-cell office:value-type="percentage" office:value="0.4336" calcext:value-type="percentage">
            <text:p>43.36%</text:p>
          </table:table-cell>
          <table:table-cell office:value-type="percentage" office:value="0.8664" calcext:value-type="percentage">
            <text:p>86.64%</text:p>
          </table:table-cell>
          <table:table-cell office:value-type="percentage" office:value="0.8679" calcext:value-type="percentage">
            <text:p>86.79%</text:p>
          </table:table-cell>
          <table:table-cell office:value-type="percentage" office:value="0.4649" calcext:value-type="percentage">
            <text:p>46.49%</text:p>
          </table:table-cell>
          <table:table-cell office:value-type="percentage" office:value="0.0003" calcext:value-type="percentage">
            <text:p>0.03%</text:p>
          </table:table-cell>
          <table:table-cell office:value-type="percentage" office:value="0.7849" calcext:value-type="percentage">
            <text:p>78.49%</text:p>
          </table:table-cell>
          <table:table-cell office:value-type="percentage" office:value="0.4426" calcext:value-type="percentage">
            <text:p>44.26%</text:p>
          </table:table-cell>
          <table:table-cell office:value-type="percentage" office:value="0.0049" calcext:value-type="percentage">
            <text:p>0.49%</text:p>
          </table:table-cell>
          <table:table-cell/>
          <table:table-cell office:value-type="string" calcext:value-type="string">
            <text:p>Raw-Features-HBOS</text:p>
          </table:table-cell>
          <table:table-cell table:style-name="ce58" table:formula="of:=[.C22]" office:value-type="percentage" office:value="0.9159" calcext:value-type="percentage">
            <text:p>91.59%</text:p>
          </table:table-cell>
          <table:table-cell table:style-name="ce58" table:formula="of:=[.D22]" office:value-type="percentage" office:value="0.669" calcext:value-type="percentage">
            <text:p>66.90%</text:p>
          </table:table-cell>
          <table:table-cell table:style-name="ce58" table:formula="of:=[.E22]" office:value-type="percentage" office:value="0.6567" calcext:value-type="percentage">
            <text:p>65.67%</text:p>
          </table:table-cell>
          <table:table-cell table:style-name="ce61" table:formula="of:=[.C40]" office:value-type="percentage" office:value="0.8881" calcext:value-type="percentage">
            <text:p>88.81%</text:p>
          </table:table-cell>
          <table:table-cell table:style-name="ce61" table:formula="of:=[.D40]" office:value-type="percentage" office:value="0.7882" calcext:value-type="percentage">
            <text:p>78.82%</text:p>
          </table:table-cell>
          <table:table-cell table:style-name="ce67" table:formula="of:=[.E40]" office:value-type="percentage" office:value="0.8422" calcext:value-type="percentage">
            <text:p>84.22%</text:p>
          </table:table-cell>
          <table:table-cell table:style-name="ce61" table:formula="of:=[.C58]" office:value-type="percentage" office:value="0.9682" calcext:value-type="percentage">
            <text:p>96.82%</text:p>
          </table:table-cell>
          <table:table-cell table:style-name="ce61" table:formula="of:=[.D58]" office:value-type="percentage" office:value="0.8078" calcext:value-type="percentage">
            <text:p>80.78%</text:p>
          </table:table-cell>
          <table:table-cell table:style-name="ce61" table:formula="of:=[.E58]" office:value-type="percentage" office:value="0.6668" calcext:value-type="percentage">
            <text:p>66.68%</text:p>
          </table:table-cell>
          <table:table-cell table:style-name="ce61" table:formula="of:=[.C76]" office:value-type="percentage" office:value="0.7637" calcext:value-type="percentage">
            <text:p>76.37%</text:p>
          </table:table-cell>
          <table:table-cell table:style-name="ce67" table:formula="of:=[.D76]" office:value-type="percentage" office:value="0.5699" calcext:value-type="percentage">
            <text:p>56.99%</text:p>
          </table:table-cell>
          <table:table-cell table:style-name="ce67" table:formula="of:=[.E76]" office:value-type="percentage" office:value="0.3574" calcext:value-type="percentage">
            <text:p>35.74%</text:p>
          </table:table-cell>
          <table:table-cell table:style-name="ce69" table:formula="of:=AVERAGE([.Z38];[.AC38];[.AF38];[.AI38])" office:value-type="percentage" office:value="0.708725" calcext:value-type="percentage">
            <text:p>70.87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131" calcext:value-type="percentage">
            <text:p>91.31%</text:p>
          </table:table-cell>
          <table:table-cell office:value-type="percentage" office:value="0.8568" calcext:value-type="percentage">
            <text:p>85.68%</text:p>
          </table:table-cell>
          <table:table-cell office:value-type="percentage" office:value="0.8253" calcext:value-type="percentage">
            <text:p>82.53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4529" calcext:value-type="percentage">
            <text:p>45.29%</text:p>
          </table:table-cell>
          <table:table-cell office:value-type="percentage" office:value="0.0003" calcext:value-type="percentage">
            <text:p>0.03%</text:p>
          </table:table-cell>
          <table:table-cell office:value-type="percentage" office:value="0.8276" calcext:value-type="percentage">
            <text:p>82.76%</text:p>
          </table:table-cell>
          <table:table-cell office:value-type="percentage" office:value="0.5295" calcext:value-type="percentage">
            <text:p>52.95%</text:p>
          </table:table-cell>
          <table:table-cell office:value-type="percentage" office:value="0.0913" calcext:value-type="percentage">
            <text:p>9.13%</text:p>
          </table:table-cell>
          <table:table-cell/>
          <table:table-cell table:style-name="ce55" office:value-type="string" calcext:value-type="string">
            <text:p>Raw-Features-HBOS</text:p>
          </table:table-cell>
          <table:table-cell table:style-name="ce67" table:formula="of:=[.AN22]" office:value-type="percentage" office:value="0.9218" calcext:value-type="percentage">
            <text:p>92.18%</text:p>
          </table:table-cell>
          <table:table-cell table:style-name="ce67" table:formula="of:=[.AO22]" office:value-type="percentage" office:value="0.8941" calcext:value-type="percentage">
            <text:p>89.41%</text:p>
          </table:table-cell>
          <table:table-cell table:style-name="ce58" table:formula="of:=[.AP22]" office:value-type="percentage" office:value="0.9402" calcext:value-type="percentage">
            <text:p>94.02%</text:p>
          </table:table-cell>
          <table:table-cell table:style-name="ce67" table:formula="of:=[.AN40]" office:value-type="percentage" office:value="0.9301" calcext:value-type="percentage">
            <text:p>93.01%</text:p>
          </table:table-cell>
          <table:table-cell table:style-name="ce67" table:formula="of:=[.AO40]" office:value-type="percentage" office:value="0.8911" calcext:value-type="percentage">
            <text:p>89.11%</text:p>
          </table:table-cell>
          <table:table-cell table:style-name="ce67" table:formula="of:=[.AP40]" office:value-type="percentage" office:value="0.9571" calcext:value-type="percentage">
            <text:p>95.71%</text:p>
          </table:table-cell>
          <table:table-cell table:style-name="ce67" table:formula="of:=[.AN58]" office:value-type="percentage" office:value="0.8404" calcext:value-type="percentage">
            <text:p>84.04%</text:p>
          </table:table-cell>
          <table:table-cell table:style-name="ce67" table:formula="of:=[.AO58]" office:value-type="percentage" office:value="0.7517" calcext:value-type="percentage">
            <text:p>75.17%</text:p>
          </table:table-cell>
          <table:table-cell table:style-name="ce58" table:formula="of:=[.AP58]" office:value-type="percentage" office:value="0.5556" calcext:value-type="percentage">
            <text:p>55.56%</text:p>
          </table:table-cell>
          <table:table-cell table:style-name="ce67" table:formula="of:=[.AN76]" office:value-type="percentage" office:value="0.8942" calcext:value-type="percentage">
            <text:p>89.42%</text:p>
          </table:table-cell>
          <table:table-cell table:style-name="ce67" table:formula="of:=[.AO76]" office:value-type="percentage" office:value="0.7971" calcext:value-type="percentage">
            <text:p>79.71%</text:p>
          </table:table-cell>
          <table:table-cell table:style-name="ce67" table:formula="of:=[.AP76]" office:value-type="percentage" office:value="0.5843" calcext:value-type="percentage">
            <text:p>58.43%</text:p>
          </table:table-cell>
          <table:table-cell table:style-name="ce75" table:formula="of:=AVERAGE([.AZ38];[.BC38];[.BF38];[.BI38])" office:value-type="percentage" office:value="0.8335" calcext:value-type="percentage">
            <text:p>83.35%</text:p>
          </table:table-cell>
          <table:table-cell table:number-columns-repeated="25"/>
          <table:table-cell table:style-name="ce33"/>
        </table:table-row>
        <table:table-row table:style-name="ro3">
          <table:table-cell/>
          <table:table-cell office:value-type="string" calcext:value-type="string">
            <text:p>CBLOF</text:p>
          </table:table-cell>
          <table:table-cell office:value-type="percentage" office:value="0.9461" calcext:value-type="percentage">
            <text:p>94.61%</text:p>
          </table:table-cell>
          <table:table-cell office:value-type="percentage" office:value="0.8618" calcext:value-type="percentage">
            <text:p>86.18%</text:p>
          </table:table-cell>
          <table:table-cell office:value-type="percentage" office:value="0.6916" calcext:value-type="percentage">
            <text:p>69.16%</text:p>
          </table:table-cell>
          <table:table-cell office:value-type="percentage" office:value="0.978" calcext:value-type="percentage">
            <text:p>97.80%</text:p>
          </table:table-cell>
          <table:table-cell office:value-type="percentage" office:value="0.9438" calcext:value-type="percentage">
            <text:p>94.38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8288" calcext:value-type="percentage">
            <text:p>82.88%</text:p>
          </table:table-cell>
          <table:table-cell office:value-type="percentage" office:value="0.6816" calcext:value-type="percentage">
            <text:p>68.16%</text:p>
          </table:table-cell>
          <table:table-cell office:value-type="percentage" office:value="0.6221" calcext:value-type="percentage">
            <text:p>62.21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7311" calcext:value-type="percentage">
            <text:p>73.11%</text:p>
          </table:table-cell>
          <table:table-cell office:value-type="percentage" office:value="0.4876" calcext:value-type="percentage">
            <text:p>48.76%</text:p>
          </table:table-cell>
          <table:table-cell office:value-type="percentage" office:value="0.1615" calcext:value-type="percentage">
            <text:p>16.15%</text:p>
          </table:table-cell>
          <table:table-cell office:value-type="percentage" office:value="0.7123" calcext:value-type="percentage">
            <text:p>71.23%</text:p>
          </table:table-cell>
          <table:table-cell office:value-type="percentage" office:value="0.4171" calcext:value-type="percentage">
            <text:p>41.71%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691" calcext:value-type="percentage">
            <text:p>46.91%</text:p>
          </table:table-cell>
          <table:table-cell office:value-type="percentage" office:value="0.354" calcext:value-type="percentage">
            <text:p>35.40%</text:p>
          </table:table-cell>
          <table:table-cell office:value-type="percentage" office:value="0.1813" calcext:value-type="percentage">
            <text:p>18.13%</text:p>
          </table:table-cell>
          <table:table-cell/>
          <table:table-cell table:style-name="ce56" office:value-type="string" calcext:value-type="string">
            <text:p>Anomal-E-HBOS</text:p>
          </table:table-cell>
          <table:table-cell table:style-name="ce62" table:formula="of:=[.F22]" office:value-type="percentage" office:value="0.9862" calcext:value-type="percentage">
            <text:p>98.62%</text:p>
          </table:table-cell>
          <table:table-cell table:style-name="ce62" table:formula="of:=[.G22]" office:value-type="percentage" office:value="0.9189" calcext:value-type="percentage">
            <text:p>91.89%</text:p>
          </table:table-cell>
          <table:table-cell table:style-name="ce62" table:formula="of:=[.H22]" office:value-type="percentage" office:value="0.9492" calcext:value-type="percentage">
            <text:p>94.92%</text:p>
          </table:table-cell>
          <table:table-cell table:style-name="ce68" table:formula="of:=[.F40]" office:value-type="percentage" office:value="0.9686" calcext:value-type="percentage">
            <text:p>96.86%</text:p>
          </table:table-cell>
          <table:table-cell table:style-name="ce62" table:formula="of:=[.G40]" office:value-type="percentage" office:value="0.9189" calcext:value-type="percentage">
            <text:p>91.89%</text:p>
          </table:table-cell>
          <table:table-cell table:style-name="ce68" table:formula="of:=[.H40]" office:value-type="percentage" office:value="0.7779" calcext:value-type="percentage">
            <text:p>77.79%</text:p>
          </table:table-cell>
          <table:table-cell table:style-name="ce59" table:formula="of:=[.F58]" office:value-type="percentage" office:value="0.999" calcext:value-type="percentage">
            <text:p>99.90%</text:p>
          </table:table-cell>
          <table:table-cell table:style-name="ce59" table:formula="of:=[.G58]" office:value-type="percentage" office:value="0.9938" calcext:value-type="percentage">
            <text:p>99.38%</text:p>
          </table:table-cell>
          <table:table-cell table:formula="of:=[.H58]" office:value-type="percentage" office:value="1" calcext:value-type="percentage">
            <text:p>100.00%</text:p>
          </table:table-cell>
          <table:table-cell table:style-name="ce62" table:formula="of:=[.F76]" office:value-type="percentage" office:value="0.833" calcext:value-type="percentage">
            <text:p>83.30%</text:p>
          </table:table-cell>
          <table:table-cell table:style-name="ce62" table:formula="of:=[.G76]" office:value-type="percentage" office:value="0.4841" calcext:value-type="percentage">
            <text:p>48.41%</text:p>
          </table:table-cell>
          <table:table-cell table:style-name="ce62" table:formula="of:=[.H76]" office:value-type="percentage" office:value="0.041" calcext:value-type="percentage">
            <text:p>4.10%</text:p>
          </table:table-cell>
          <table:table-cell table:style-name="ce71" table:formula="of:=AVERAGE([.Z39];[.AC39];[.AF39];[.AI39])" office:value-type="percentage" office:value="0.828925" calcext:value-type="percentage">
            <text:p>82.89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8667" calcext:value-type="percentage">
            <text:p>86.67%</text:p>
          </table:table-cell>
          <table:table-cell office:value-type="percentage" office:value="0.6927" calcext:value-type="percentage">
            <text:p>69.27%</text:p>
          </table:table-cell>
          <table:table-cell office:value-type="percentage" office:value="0.3297" calcext:value-type="percentage">
            <text:p>32.97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4529" calcext:value-type="percentage">
            <text:p>45.29%</text:p>
          </table:table-cell>
          <table:table-cell office:value-type="percentage" office:value="0.0003" calcext:value-type="percentage">
            <text:p>0.03%</text:p>
          </table:table-cell>
          <table:table-cell office:value-type="percentage" office:value="0.8197" calcext:value-type="percentage">
            <text:p>81.97%</text:p>
          </table:table-cell>
          <table:table-cell office:value-type="percentage" office:value="0.4618" calcext:value-type="percentage">
            <text:p>46.18%</text:p>
          </table:table-cell>
          <table:table-cell office:value-type="percentage" office:value="0.0122" calcext:value-type="percentage">
            <text:p>1.22%</text:p>
          </table:table-cell>
          <table:table-cell/>
          <table:table-cell table:style-name="ce56" office:value-type="string" calcext:value-type="string">
            <text:p>Anomal-E-HBOS</text:p>
          </table:table-cell>
          <table:table-cell table:style-name="ce68" table:formula="of:=[.AQ22]" office:value-type="percentage" office:value="0.2183" calcext:value-type="percentage">
            <text:p>21.83%</text:p>
          </table:table-cell>
          <table:table-cell table:style-name="ce68" table:formula="of:=[.AR22]" office:value-type="percentage" office:value="0.1792" calcext:value-type="percentage">
            <text:p>17.92%</text:p>
          </table:table-cell>
          <table:table-cell table:style-name="ce59" table:formula="of:=[.AS22]" office:value-type="percentage" office:value="1" calcext:value-type="percentage">
            <text:p>100.00%</text:p>
          </table:table-cell>
          <table:table-cell table:style-name="ce68" table:formula="of:=[.AQ40]" office:value-type="percentage" office:value="0.8268" calcext:value-type="percentage">
            <text:p>82.68%</text:p>
          </table:table-cell>
          <table:table-cell table:style-name="ce68" table:formula="of:=[.AR40]" office:value-type="percentage" office:value="0.4529" calcext:value-type="percentage">
            <text:p>45.29%</text:p>
          </table:table-cell>
          <table:table-cell table:style-name="ce68" table:formula="of:=[.AS40]" office:value-type="percentage" office:value="0.0003" calcext:value-type="percentage">
            <text:p>0.03%</text:p>
          </table:table-cell>
          <table:table-cell table:style-name="ce68" table:formula="of:=[.AQ58]" office:value-type="percentage" office:value="0.2183" calcext:value-type="percentage">
            <text:p>21.83%</text:p>
          </table:table-cell>
          <table:table-cell table:style-name="ce68" table:formula="of:=[.AR58]" office:value-type="percentage" office:value="0.1792" calcext:value-type="percentage">
            <text:p>17.92%</text:p>
          </table:table-cell>
          <table:table-cell table:style-name="ce59" table:formula="of:=[.AS58]" office:value-type="percentage" office:value="1" calcext:value-type="percentage">
            <text:p>100.00%</text:p>
          </table:table-cell>
          <table:table-cell table:style-name="ce68" table:formula="of:=[.AQ76]" office:value-type="percentage" office:value="0.8267" calcext:value-type="percentage">
            <text:p>82.67%</text:p>
          </table:table-cell>
          <table:table-cell table:style-name="ce68" table:formula="of:=[.AR76]" office:value-type="percentage" office:value="0.4526" calcext:value-type="percentage">
            <text:p>45.26%</text:p>
          </table:table-cell>
          <table:table-cell table:style-name="ce68" table:formula="of:=[.AS76]" office:value-type="percentage" office:value="0" calcext:value-type="percentage">
            <text:p>0.00%</text:p>
          </table:table-cell>
          <table:table-cell table:style-name="ce74" table:formula="of:=AVERAGE([.AZ39];[.BC39];[.BF39];[.BI39])" office:value-type="percentage" office:value="0.315975" calcext:value-type="percentage">
            <text:p>31.60%</text:p>
          </table:table-cell>
          <table:table-cell table:number-columns-repeated="25"/>
          <table:table-cell table:style-name="ce33"/>
        </table:table-row>
        <table:table-row table:style-name="ro3">
          <table:table-cell/>
          <table:table-cell office:value-type="string" calcext:value-type="string">
            <text:p>HBOS</text:p>
          </table:table-cell>
          <table:table-cell office:value-type="percentage" office:value="0.8881" calcext:value-type="percentage">
            <text:p>88.81%</text:p>
          </table:table-cell>
          <table:table-cell office:value-type="percentage" office:value="0.7882" calcext:value-type="percentage">
            <text:p>78.82%</text:p>
          </table:table-cell>
          <table:table-cell office:value-type="percentage" office:value="0.8422" calcext:value-type="percentage">
            <text:p>84.22%</text:p>
          </table:table-cell>
          <table:table-cell office:value-type="percentage" office:value="0.9686" calcext:value-type="percentage">
            <text:p>96.86%</text:p>
          </table:table-cell>
          <table:table-cell office:value-type="percentage" office:value="0.9189" calcext:value-type="percentage">
            <text:p>91.89%</text:p>
          </table:table-cell>
          <table:table-cell office:value-type="percentage" office:value="0.7779" calcext:value-type="percentage">
            <text:p>77.79%</text:p>
          </table:table-cell>
          <table:table-cell office:value-type="percentage" office:value="0.9709" calcext:value-type="percentage">
            <text:p>97.09%</text:p>
          </table:table-cell>
          <table:table-cell office:value-type="percentage" office:value="0.9284" calcext:value-type="percentage">
            <text:p>92.84%</text:p>
          </table:table-cell>
          <table:table-cell office:value-type="percentage" office:value="0.8379" calcext:value-type="percentage">
            <text:p>83.79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4665" calcext:value-type="percentage">
            <text:p>46.65%</text:p>
          </table:table-cell>
          <table:table-cell office:value-type="percentage" office:value="0.4365" calcext:value-type="percentage">
            <text:p>43.65%</text:p>
          </table:table-cell>
          <table:table-cell office:value-type="percentage" office:value="0.9122" calcext:value-type="percentage">
            <text:p>91.22%</text:p>
          </table:table-cell>
          <table:table-cell office:value-type="percentage" office:value="0.4938" calcext:value-type="percentage">
            <text:p>49.38%</text:p>
          </table:table-cell>
          <table:table-cell office:value-type="percentage" office:value="0.3407" calcext:value-type="percentage">
            <text:p>34.07%</text:p>
          </table:table-cell>
          <table:table-cell office:value-type="percentage" office:value="0.0459" calcext:value-type="percentage">
            <text:p>4.59%</text:p>
          </table:table-cell>
          <table:table-cell office:value-type="percentage" office:value="0.4365" calcext:value-type="percentage">
            <text:p>43.65%</text:p>
          </table:table-cell>
          <table:table-cell office:value-type="percentage" office:value="0.3467" calcext:value-type="percentage">
            <text:p>34.67%</text:p>
          </table:table-cell>
          <table:table-cell office:value-type="percentage" office:value="0.2536" calcext:value-type="percentage">
            <text:p>25.36%</text:p>
          </table:table-cell>
          <table:table-cell/>
          <table:table-cell table:style-name="ce57" office:value-type="string" calcext:value-type="string">
            <text:p><text:span text:style-name="T1">Multimodal-</text:span>Anomal-E-HBOS</text:p>
          </table:table-cell>
          <table:table-cell table:style-name="ce63" table:formula="of:=[.I22]" office:value-type="percentage" office:value="0.9865" calcext:value-type="percentage">
            <text:p>98.65%</text:p>
          </table:table-cell>
          <table:table-cell table:style-name="ce63" table:formula="of:=[.J22]" office:value-type="percentage" office:value="0.9228" calcext:value-type="percentage">
            <text:p>92.28%</text:p>
          </table:table-cell>
          <table:table-cell table:style-name="ce63" table:formula="of:=[.K22]" office:value-type="percentage" office:value="0.9839" calcext:value-type="percentage">
            <text:p>98.39%</text:p>
          </table:table-cell>
          <table:table-cell table:style-name="ce63" table:formula="of:=[.I40]" office:value-type="percentage" office:value="0.9709" calcext:value-type="percentage">
            <text:p>97.09%</text:p>
          </table:table-cell>
          <table:table-cell table:style-name="ce63" table:formula="of:=[.J40]" office:value-type="percentage" office:value="0.9284" calcext:value-type="percentage">
            <text:p>92.84%</text:p>
          </table:table-cell>
          <table:table-cell table:style-name="ce64" table:formula="of:=[.K40]" office:value-type="percentage" office:value="0.8379" calcext:value-type="percentage">
            <text:p>83.79%</text:p>
          </table:table-cell>
          <table:table-cell table:style-name="ce64" table:formula="of:=[.I58]" office:value-type="percentage" office:value="0.9982" calcext:value-type="percentage">
            <text:p>99.82%</text:p>
          </table:table-cell>
          <table:table-cell table:style-name="ce64" table:formula="of:=[.J58]" office:value-type="percentage" office:value="0.9888" calcext:value-type="percentage">
            <text:p>98.88%</text:p>
          </table:table-cell>
          <table:table-cell table:style-name="ce64" table:formula="of:=[.K58]" office:value-type="percentage" office:value="0.9808" calcext:value-type="percentage">
            <text:p>98.08%</text:p>
          </table:table-cell>
          <table:table-cell table:style-name="ce63" table:formula="of:=[.I76]" office:value-type="percentage" office:value="0.8371" calcext:value-type="percentage">
            <text:p>83.71%</text:p>
          </table:table-cell>
          <table:table-cell table:style-name="ce64" table:formula="of:=[.J76]" office:value-type="percentage" office:value="0.4856" calcext:value-type="percentage">
            <text:p>48.56%</text:p>
          </table:table-cell>
          <table:table-cell table:style-name="ce64" table:formula="of:=[.K76]" office:value-type="percentage" office:value="0.0404" calcext:value-type="percentage">
            <text:p>4.04%</text:p>
          </table:table-cell>
          <table:table-cell table:style-name="ce73" table:formula="of:=AVERAGE([.Z40];[.AC40];[.AF40];[.AI40])" office:value-type="percentage" office:value="0.8314" calcext:value-type="percentage">
            <text:p>83.14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301" calcext:value-type="percentage">
            <text:p>93.01%</text:p>
          </table:table-cell>
          <table:table-cell office:value-type="percentage" office:value="0.8911" calcext:value-type="percentage">
            <text:p>89.11%</text:p>
          </table:table-cell>
          <table:table-cell office:value-type="percentage" office:value="0.9571" calcext:value-type="percentage">
            <text:p>95.71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4529" calcext:value-type="percentage">
            <text:p>45.29%</text:p>
          </table:table-cell>
          <table:table-cell office:value-type="percentage" office:value="0.0003" calcext:value-type="percentage">
            <text:p>0.03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4529" calcext:value-type="percentage">
            <text:p>45.29%</text:p>
          </table:table-cell>
          <table:table-cell office:value-type="percentage" office:value="0.0003" calcext:value-type="percentage">
            <text:p>0.03%</text:p>
          </table:table-cell>
          <table:table-cell/>
          <table:table-cell table:style-name="ce57" office:value-type="string" calcext:value-type="string">
            <text:p><text:span text:style-name="T1">Multimodal-</text:span>Anomal-E-HBOS</text:p>
          </table:table-cell>
          <table:table-cell table:style-name="ce64" table:formula="of:=[.AT22]" office:value-type="percentage" office:value="0.2183" calcext:value-type="percentage">
            <text:p>21.83%</text:p>
          </table:table-cell>
          <table:table-cell table:style-name="ce64" table:formula="of:=[.AU22]" office:value-type="percentage" office:value="0.1792" calcext:value-type="percentage">
            <text:p>17.92%</text:p>
          </table:table-cell>
          <table:table-cell table:style-name="ce63" table:formula="of:=[.AV22]" office:value-type="percentage" office:value="1" calcext:value-type="percentage">
            <text:p>100.00%</text:p>
          </table:table-cell>
          <table:table-cell table:style-name="ce64" table:formula="of:=[.AT40]" office:value-type="percentage" office:value="0.8268" calcext:value-type="percentage">
            <text:p>82.68%</text:p>
          </table:table-cell>
          <table:table-cell table:style-name="ce64" table:formula="of:=[.AU40]" office:value-type="percentage" office:value="0.4529" calcext:value-type="percentage">
            <text:p>45.29%</text:p>
          </table:table-cell>
          <table:table-cell table:style-name="ce64" table:formula="of:=[.AV40]" office:value-type="percentage" office:value="0.0003" calcext:value-type="percentage">
            <text:p>0.03%</text:p>
          </table:table-cell>
          <table:table-cell table:style-name="ce64" table:formula="of:=[.AT58]" office:value-type="percentage" office:value="0.2183" calcext:value-type="percentage">
            <text:p>21.83%</text:p>
          </table:table-cell>
          <table:table-cell table:style-name="ce64" table:formula="of:=[.AU58]" office:value-type="percentage" office:value="0.1792" calcext:value-type="percentage">
            <text:p>17.92%</text:p>
          </table:table-cell>
          <table:table-cell table:style-name="ce63" table:formula="of:=[.AV58]" office:value-type="percentage" office:value="1" calcext:value-type="percentage">
            <text:p>100.00%</text:p>
          </table:table-cell>
          <table:table-cell table:style-name="ce64" table:formula="of:=[.AT76]" office:value-type="percentage" office:value="0.8267" calcext:value-type="percentage">
            <text:p>82.67%</text:p>
          </table:table-cell>
          <table:table-cell table:style-name="ce64" table:formula="of:=[.AU76]" office:value-type="percentage" office:value="0.4526" calcext:value-type="percentage">
            <text:p>45.26%</text:p>
          </table:table-cell>
          <table:table-cell table:style-name="ce64" table:formula="of:=[.AV76]" office:value-type="percentage" office:value="0" calcext:value-type="percentage">
            <text:p>0.00%</text:p>
          </table:table-cell>
          <table:table-cell table:style-name="ce31" table:formula="of:=AVERAGE([.AZ40];[.BC40];[.BF40];[.BI40])" office:value-type="percentage" office:value="0.315975" calcext:value-type="percentage">
            <text:p>31.60%</text:p>
          </table:table-cell>
          <table:table-cell table:number-columns-repeated="25"/>
          <table:table-cell table:style-name="ce33"/>
        </table:table-row>
        <table:table-row table:style-name="ro3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 table:number-columns-repeated="10"/>
          <table:table-cell table:number-columns-repeated="40"/>
          <table:table-cell table:style-name="ce33"/>
        </table:table-row>
        <table:table-row table:style-name="ro3">
          <table:table-cell/>
          <table:table-cell table:style-name="Default" table:number-columns-repeated="3"/>
          <table:table-cell table:style-name="Default" office:value-type="string" calcext:value-type="string">
            <text:p>NF-UNSW-NB15-v3 results (0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<text:span text:style-name="T1">NF-UNSW-NB15-v3 (0% contamination) train and NF-UNSW-NB15-v2 test</text:span>.</text:p>
          </table:table-cell>
          <table:table-cell table:style-name="Default" table:number-columns-repeated="8"/>
          <table:table-cell/>
          <table:table-cell table:style-name="Default" office:value-type="string" calcext:value-type="string">
            <text:p>Performance evaluation for metrics on all datasets compared with the baseline algorithms (0% contamination). Train graph and test graph are not from the same dataset.</text:p>
          </table:table-cell>
          <table:table-cell table:number-columns-repeated="8"/>
          <table:table-cell table:style-name="Default"/>
          <table:table-cell table:number-columns-repeated="5"/>
          <table:table-cell table:style-name="Default"/>
          <table:table-cell table:style-name="Default" office:value-type="string" calcext:value-type="string">
            <text:p><text:span text:style-name="T1">NF-UNSW-NB15-v3 (0% contamination) train and cleaned_unsw_output test</text:span>.</text:p>
          </table:table-cell>
          <table:table-cell table:style-name="Default" table:number-columns-repeated="8"/>
          <table:table-cell table:number-columns-repeated="40"/>
          <table:table-cell table:style-name="ce33"/>
        </table:table-row>
        <table:table-row table:style-name="ro3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 table:number-columns-repeated="10"/>
          <table:table-cell table:number-columns-repeated="40"/>
          <table:table-cell table:style-name="ce36"/>
        </table:table-row>
        <table:table-row table:style-name="ro3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/>
          <table:table-cell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41"/>
        </table:table-row>
        <table:table-row table:style-name="ro3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41"/>
        </table:table-row>
        <table:table-row table:style-name="ro3">
          <table:table-cell/>
          <table:table-cell office:value-type="string" calcext:value-type="string">
            <text:p>PCA</text:p>
          </table:table-cell>
          <table:table-cell office:value-type="percentage" office:value="0.9873" calcext:value-type="percentage">
            <text:p>98.73%</text:p>
          </table:table-cell>
          <table:table-cell office:value-type="percentage" office:value="0.908" calcext:value-type="percentage">
            <text:p>90.80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8928" calcext:value-type="percentage">
            <text:p>89.28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1187" calcext:value-type="percentage">
            <text:p>11.87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PCA</text:p>
          </table:table-cell>
          <table:table-cell table:style-name="ce65" table:formula="of:=[.N10]" office:value-type="percentage" office:value="0.5696" calcext:value-type="percentage">
            <text:p>56.96%</text:p>
          </table:table-cell>
          <table:table-cell table:style-name="ce65" table:formula="of:=[.O10]" office:value-type="percentage" office:value="0.4354" calcext:value-type="percentage">
            <text:p>43.54%</text:p>
          </table:table-cell>
          <table:table-cell table:style-name="ce65" table:formula="of:=[.P10]" office:value-type="percentage" office:value="1" calcext:value-type="percentage">
            <text:p>100.00%</text:p>
          </table:table-cell>
          <table:table-cell table:style-name="ce66" table:formula="of:=[.N28]" office:value-type="percentage" office:value="0.4315" calcext:value-type="percentage">
            <text:p>43.15%</text:p>
          </table:table-cell>
          <table:table-cell table:style-name="ce65" table:formula="of:=[.O28]" office:value-type="percentage" office:value="0.4075" calcext:value-type="percentage">
            <text:p>40.75%</text:p>
          </table:table-cell>
          <table:table-cell table:style-name="ce65" table:formula="of:=[.P28]" office:value-type="percentage" office:value="0.8892" calcext:value-type="percentage">
            <text:p>88.92%</text:p>
          </table:table-cell>
          <table:table-cell table:style-name="ce67" table:formula="of:=[.N46]" office:value-type="percentage" office:value="0.8928" calcext:value-type="percentage">
            <text:p>89.28%</text:p>
          </table:table-cell>
          <table:table-cell table:style-name="ce67" table:formula="of:=[.O46]" office:value-type="percentage" office:value="0.512" calcext:value-type="percentage">
            <text:p>51.20%</text:p>
          </table:table-cell>
          <table:table-cell table:style-name="ce58" table:formula="of:=[.P46]" office:value-type="percentage" office:value="0.1187" calcext:value-type="percentage">
            <text:p>11.87%</text:p>
          </table:table-cell>
          <table:table-cell table:style-name="ce58" table:formula="of:=[.N64]" office:value-type="percentage" office:value="0.939" calcext:value-type="percentage">
            <text:p>93.90%</text:p>
          </table:table-cell>
          <table:table-cell table:style-name="ce58" table:formula="of:=[.O64]" office:value-type="percentage" office:value="0.8543" calcext:value-type="percentage">
            <text:p>85.43%</text:p>
          </table:table-cell>
          <table:table-cell table:style-name="ce58" table:formula="of:=[.P64]" office:value-type="percentage" office:value="0.7389" calcext:value-type="percentage">
            <text:p>73.89%</text:p>
          </table:table-cell>
          <table:table-cell table:style-name="ce75" table:formula="of:=AVERAGE([.Z46];[.AC46];[.AF46];[.AI46])" office:value-type="percentage" office:value="0.5523" calcext:value-type="percentage">
            <text:p>55.23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754" calcext:value-type="percentage">
            <text:p>75.40%</text:p>
          </table:table-cell>
          <table:table-cell office:value-type="percentage" office:value="0.5632" calcext:value-type="percentage">
            <text:p>56.32%</text:p>
          </table:table-cell>
          <table:table-cell office:value-type="percentage" office:value="0.2132" calcext:value-type="percentage">
            <text:p>21.32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table:number-columns-repeated="41"/>
        </table:table-row>
        <table:table-row table:style-name="ro3">
          <table:table-cell/>
          <table:table-cell office:value-type="string" calcext:value-type="string">
            <text:p>IF</text:p>
          </table:table-cell>
          <table:table-cell office:value-type="percentage" office:value="0.9801" calcext:value-type="percentage">
            <text:p>98.01%</text:p>
          </table:table-cell>
          <table:table-cell office:value-type="percentage" office:value="0.8768" calcext:value-type="percentage">
            <text:p>87.68%</text:p>
          </table:table-cell>
          <table:table-cell office:value-type="percentage" office:value="0.7857" calcext:value-type="percentage">
            <text:p>78.57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9" calcext:value-type="percentage">
            <text:p>99.89%</text:p>
          </table:table-cell>
          <table:table-cell office:value-type="percentage" office:value="0.9929" calcext:value-type="percentage">
            <text:p>99.29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608" calcext:value-type="percentage">
            <text:p>96.08%</text:p>
          </table:table-cell>
          <table:table-cell office:value-type="percentage" office:value="0.5443" calcext:value-type="percentage">
            <text:p>54.43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795" calcext:value-type="percentage">
            <text:p>97.95%</text:p>
          </table:table-cell>
          <table:table-cell office:value-type="percentage" office:value="0.891" calcext:value-type="percentage">
            <text:p>89.10%</text:p>
          </table:table-cell>
          <table:table-cell office:value-type="percentage" office:value="0.9851" calcext:value-type="percentage">
            <text:p>98.51%</text:p>
          </table:table-cell>
          <table:table-cell/>
          <table:table-cell table:style-name="ce56" office:value-type="string" calcext:value-type="string">
            <text:p>Anomal-E-PCA</text:p>
          </table:table-cell>
          <table:table-cell table:style-name="ce66" table:formula="of:=[.Q10]" office:value-type="percentage" office:value="0.041" calcext:value-type="percentage">
            <text:p>4.10%</text:p>
          </table:table-cell>
          <table:table-cell table:style-name="ce66" table:formula="of:=[.R10]" office:value-type="percentage" office:value="0.0394" calcext:value-type="percentage">
            <text:p>3.94%</text:p>
          </table:table-cell>
          <table:table-cell table:style-name="ce65" table:formula="of:=[.S10]" office:value-type="percentage" office:value="1" calcext:value-type="percentage">
            <text:p>100.00%</text:p>
          </table:table-cell>
          <table:table-cell table:style-name="ce65" table:formula="of:=[.Q28]" office:value-type="percentage" office:value="0.4945" calcext:value-type="percentage">
            <text:p>49.45%</text:p>
          </table:table-cell>
          <table:table-cell table:style-name="ce66" table:formula="of:=[.R28]" office:value-type="percentage" office:value="0.3413" calcext:value-type="percentage">
            <text:p>34.13%</text:p>
          </table:table-cell>
          <table:table-cell table:style-name="ce66" table:formula="of:=[.S28]" office:value-type="percentage" office:value="0.0472" calcext:value-type="percentage">
            <text:p>4.72%</text:p>
          </table:table-cell>
          <table:table-cell table:style-name="ce68" table:formula="of:=[.Q46]" office:value-type="percentage" office:value="0.0398" calcext:value-type="percentage">
            <text:p>3.98%</text:p>
          </table:table-cell>
          <table:table-cell table:style-name="ce68" table:formula="of:=[.R46]" office:value-type="percentage" office:value="0.0382" calcext:value-type="percentage">
            <text:p>3.82%</text:p>
          </table:table-cell>
          <table:table-cell table:formula="of:=[.S46]" office:value-type="percentage" office:value="1" calcext:value-type="percentage">
            <text:p>100.00%</text:p>
          </table:table-cell>
          <table:table-cell table:style-name="ce59" table:formula="of:=[.Q64]" office:value-type="percentage" office:value="0.9839" calcext:value-type="percentage">
            <text:p>98.39%</text:p>
          </table:table-cell>
          <table:table-cell table:style-name="ce59" table:formula="of:=[.R64]" office:value-type="percentage" office:value="0.9602" calcext:value-type="percentage">
            <text:p>96.02%</text:p>
          </table:table-cell>
          <table:table-cell table:style-name="ce68" table:formula="of:=[.S64]" office:value-type="percentage" office:value="0.8852" calcext:value-type="percentage">
            <text:p>88.52%</text:p>
          </table:table-cell>
          <table:table-cell table:style-name="ce74" table:formula="of:=AVERAGE([.Z47];[.AC47];[.AF47];[.AI47])" office:value-type="percentage" office:value="0.344775" calcext:value-type="percentage">
            <text:p>34.48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7982" calcext:value-type="percentage">
            <text:p>79.82%</text:p>
          </table:table-cell>
          <table:table-cell office:value-type="percentage" office:value="0.5971" calcext:value-type="percentage">
            <text:p>59.71%</text:p>
          </table:table-cell>
          <table:table-cell office:value-type="percentage" office:value="0.2101" calcext:value-type="percentage">
            <text:p>21.01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7712" calcext:value-type="percentage">
            <text:p>77.12%</text:p>
          </table:table-cell>
          <table:table-cell office:value-type="percentage" office:value="0.4522" calcext:value-type="percentage">
            <text:p>45.22%</text:p>
          </table:table-cell>
          <table:table-cell office:value-type="percentage" office:value="0.0185" calcext:value-type="percentage">
            <text:p>1.85%</text:p>
          </table:table-cell>
          <table:table-cell table:number-columns-repeated="41"/>
        </table:table-row>
        <table:table-row table:style-name="ro3">
          <table:table-cell/>
          <table:table-cell office:value-type="string" calcext:value-type="string">
            <text:p>CBLOF</text:p>
          </table:table-cell>
          <table:table-cell office:value-type="percentage" office:value="0.9484" calcext:value-type="percentage">
            <text:p>94.84%</text:p>
          </table:table-cell>
          <table:table-cell office:value-type="percentage" office:value="0.7506" calcext:value-type="percentage">
            <text:p>75.06%</text:p>
          </table:table-cell>
          <table:table-cell office:value-type="percentage" office:value="0.7059" calcext:value-type="percentage">
            <text:p>70.59%</text:p>
          </table:table-cell>
          <table:table-cell office:value-type="percentage" office:value="0.9802" calcext:value-type="percentage">
            <text:p>98.02%</text:p>
          </table:table-cell>
          <table:table-cell office:value-type="percentage" office:value="0.8975" calcext:value-type="percentage">
            <text:p>89.75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01" calcext:value-type="percentage">
            <text:p>99.01%</text:p>
          </table:table-cell>
          <table:table-cell office:value-type="percentage" office:value="0.9436" calcext:value-type="percentage">
            <text:p>94.36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21" calcext:value-type="percentage">
            <text:p>92.10%</text:p>
          </table:table-cell>
          <table:table-cell office:value-type="percentage" office:value="0.6502" calcext:value-type="percentage">
            <text:p>65.02%</text:p>
          </table:table-cell>
          <table:table-cell office:value-type="percentage" office:value="0.5173" calcext:value-type="percentage">
            <text:p>51.73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572" calcext:value-type="percentage">
            <text:p>25.72%</text:p>
          </table:table-cell>
          <table:table-cell office:value-type="percentage" office:value="0.2065" calcext:value-type="percentage">
            <text:p>20.65%</text:p>
          </table:table-cell>
          <table:table-cell office:value-type="percentage" office:value="0.0544" calcext:value-type="percentage">
            <text:p>5.44%</text:p>
          </table:table-cell>
          <table:table-cell/>
          <table:table-cell table:style-name="ce57" office:value-type="string" calcext:value-type="string">
            <text:p><text:span text:style-name="T1">Multimodal-</text:span>Anomal-E-PCA</text:p>
          </table:table-cell>
          <table:table-cell table:style-name="ce66" table:formula="of:=[.T10]" office:value-type="percentage" office:value="0.041" calcext:value-type="percentage">
            <text:p>4.10%</text:p>
          </table:table-cell>
          <table:table-cell table:style-name="ce66" table:formula="of:=[.U10]" office:value-type="percentage" office:value="0.0394" calcext:value-type="percentage">
            <text:p>3.94%</text:p>
          </table:table-cell>
          <table:table-cell table:style-name="ce65" table:formula="of:=[.V10]" office:value-type="percentage" office:value="1" calcext:value-type="percentage">
            <text:p>100.00%</text:p>
          </table:table-cell>
          <table:table-cell table:style-name="ce66" table:formula="of:=[.T28]" office:value-type="percentage" office:value="0.402" calcext:value-type="percentage">
            <text:p>40.20%</text:p>
          </table:table-cell>
          <table:table-cell table:style-name="ce66" table:formula="of:=[.U28]" office:value-type="percentage" office:value="0.3467" calcext:value-type="percentage">
            <text:p>34.67%</text:p>
          </table:table-cell>
          <table:table-cell table:style-name="ce66" table:formula="of:=[.V28]" office:value-type="percentage" office:value="0.4282" calcext:value-type="percentage">
            <text:p>42.82%</text:p>
          </table:table-cell>
          <table:table-cell table:style-name="ce60" table:formula="of:=[.T46]" office:value-type="percentage" office:value="0.0398" calcext:value-type="percentage">
            <text:p>3.98%</text:p>
          </table:table-cell>
          <table:table-cell table:style-name="ce60" table:formula="of:=[.U46]" office:value-type="percentage" office:value="0.0382" calcext:value-type="percentage">
            <text:p>3.82%</text:p>
          </table:table-cell>
          <table:table-cell table:style-name="ce63" table:formula="of:=[.V46]" office:value-type="percentage" office:value="1" calcext:value-type="percentage">
            <text:p>100.00%</text:p>
          </table:table-cell>
          <table:table-cell table:style-name="ce64" table:formula="of:=[.T64]" office:value-type="percentage" office:value="0.9119" calcext:value-type="percentage">
            <text:p>91.19%</text:p>
          </table:table-cell>
          <table:table-cell table:style-name="ce64" table:formula="of:=[.U64]" office:value-type="percentage" office:value="0.8276" calcext:value-type="percentage">
            <text:p>82.76%</text:p>
          </table:table-cell>
          <table:table-cell table:style-name="ce63" table:formula="of:=[.V64]" office:value-type="percentage" office:value="0.8876" calcext:value-type="percentage">
            <text:p>88.76%</text:p>
          </table:table-cell>
          <table:table-cell table:style-name="ce74" table:formula="of:=AVERAGE([.Z48];[.AC48];[.AF48];[.AI48])" office:value-type="percentage" office:value="0.312975" calcext:value-type="percentage">
            <text:p>31.30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854" calcext:value-type="percentage">
            <text:p>85.40%</text:p>
          </table:table-cell>
          <table:table-cell office:value-type="percentage" office:value="0.766" calcext:value-type="percentage">
            <text:p>76.60%</text:p>
          </table:table-cell>
          <table:table-cell office:value-type="percentage" office:value="0.5515" calcext:value-type="percentage">
            <text:p>55.15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7809" calcext:value-type="percentage">
            <text:p>78.09%</text:p>
          </table:table-cell>
          <table:table-cell office:value-type="percentage" office:value="0.4385" calcext:value-type="percentage">
            <text:p>43.85%</text:p>
          </table:table-cell>
          <table:table-cell office:value-type="percentage" office:value="0" calcext:value-type="percentage">
            <text:p>0.00%</text:p>
          </table:table-cell>
          <table:table-cell table:number-columns-repeated="41"/>
        </table:table-row>
        <table:table-row table:style-name="ro3">
          <table:table-cell/>
          <table:table-cell office:value-type="string" calcext:value-type="string">
            <text:p>HBOS</text:p>
          </table:table-cell>
          <table:table-cell office:value-type="percentage" office:value="0.9772" calcext:value-type="percentage">
            <text:p>97.72%</text:p>
          </table:table-cell>
          <table:table-cell office:value-type="percentage" office:value="0.8526" calcext:value-type="percentage">
            <text:p>85.26%</text:p>
          </table:table-cell>
          <table:table-cell office:value-type="percentage" office:value="0.7063" calcext:value-type="percentage">
            <text:p>70.63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2" calcext:value-type="percentage">
            <text:p>99.20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174" calcext:value-type="percentage">
            <text:p>91.74%</text:p>
          </table:table-cell>
          <table:table-cell office:value-type="percentage" office:value="0.527" calcext:value-type="percentage">
            <text:p>52.70%</text:p>
          </table:table-cell>
          <table:table-cell office:value-type="percentage" office:value="0.112" calcext:value-type="percentage">
            <text:p>11.2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IF</text:p>
          </table:table-cell>
          <table:table-cell table:style-name="ce58" table:formula="of:=[.N11]" office:value-type="percentage" office:value="0.5866" calcext:value-type="percentage">
            <text:p>58.66%</text:p>
          </table:table-cell>
          <table:table-cell table:style-name="ce58" table:formula="of:=[.O11]" office:value-type="percentage" office:value="0.4423" calcext:value-type="percentage">
            <text:p>44.23%</text:p>
          </table:table-cell>
          <table:table-cell table:style-name="ce58" table:formula="of:=[.P11]" office:value-type="percentage" office:value="0.9505" calcext:value-type="percentage">
            <text:p>95.05%</text:p>
          </table:table-cell>
          <table:table-cell table:style-name="ce61" table:formula="of:=[.N29]" office:value-type="percentage" office:value="0.5306" calcext:value-type="percentage">
            <text:p>53.06%</text:p>
          </table:table-cell>
          <table:table-cell table:style-name="ce61" table:formula="of:=[.O29]" office:value-type="percentage" office:value="0.4531" calcext:value-type="percentage">
            <text:p>45.31%</text:p>
          </table:table-cell>
          <table:table-cell table:style-name="ce67" table:formula="of:=[.P29]" office:value-type="percentage" office:value="0.596" calcext:value-type="percentage">
            <text:p>59.60%</text:p>
          </table:table-cell>
          <table:table-cell table:style-name="ce58" table:formula="of:=[.N47]" office:value-type="percentage" office:value="0.9608" calcext:value-type="percentage">
            <text:p>96.08%</text:p>
          </table:table-cell>
          <table:table-cell table:style-name="ce61" table:formula="of:=[.O47]" office:value-type="percentage" office:value="0.5443" calcext:value-type="percentage">
            <text:p>54.43%</text:p>
          </table:table-cell>
          <table:table-cell table:style-name="ce61" table:formula="of:=[.P47]" office:value-type="percentage" office:value="0.06" calcext:value-type="percentage">
            <text:p>6.00%</text:p>
          </table:table-cell>
          <table:table-cell table:style-name="ce58" table:formula="of:=[.N65]" office:value-type="percentage" office:value="0.9378" calcext:value-type="percentage">
            <text:p>93.78%</text:p>
          </table:table-cell>
          <table:table-cell table:style-name="ce61" table:formula="of:=[.O65]" office:value-type="percentage" office:value="0.8384" calcext:value-type="percentage">
            <text:p>83.84%</text:p>
          </table:table-cell>
          <table:table-cell table:style-name="ce61" table:formula="of:=[.P65]" office:value-type="percentage" office:value="0.6422" calcext:value-type="percentage">
            <text:p>64.22%</text:p>
          </table:table-cell>
          <table:table-cell table:style-name="ce69" table:formula="of:=AVERAGE([.Z49];[.AC49];[.AF49];[.AI49])" office:value-type="percentage" office:value="0.569525" calcext:value-type="percentage">
            <text:p>56.95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8399" calcext:value-type="percentage">
            <text:p>83.99%</text:p>
          </table:table-cell>
          <table:table-cell office:value-type="percentage" office:value="0.7505" calcext:value-type="percentage">
            <text:p>75.05%</text:p>
          </table:table-cell>
          <table:table-cell office:value-type="percentage" office:value="0.553" calcext:value-type="percentage">
            <text:p>55.30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table:number-columns-repeated="41"/>
        </table:table-row>
        <table:table-row table:style-name="ro3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56" office:value-type="string" calcext:value-type="string">
            <text:p>Anomal-E-IF</text:p>
          </table:table-cell>
          <table:table-cell table:style-name="ce62" table:formula="of:=[.Q11]" office:value-type="percentage" office:value="0.9698" calcext:value-type="percentage">
            <text:p>96.98%</text:p>
          </table:table-cell>
          <table:table-cell table:style-name="ce62" table:formula="of:=[.R11]" office:value-type="percentage" office:value="0.7012" calcext:value-type="percentage">
            <text:p>70.12%</text:p>
          </table:table-cell>
          <table:table-cell table:style-name="ce62" table:formula="of:=[.S11]" office:value-type="percentage" office:value="0.2643" calcext:value-type="percentage">
            <text:p>26.43%</text:p>
          </table:table-cell>
          <table:table-cell table:style-name="ce59" table:formula="of:=[.Q29]" office:value-type="percentage" office:value="0.8704" calcext:value-type="percentage">
            <text:p>87.04%</text:p>
          </table:table-cell>
          <table:table-cell table:style-name="ce59" table:formula="of:=[.R29]" office:value-type="percentage" office:value="0.4653" calcext:value-type="percentage">
            <text:p>46.53%</text:p>
          </table:table-cell>
          <table:table-cell table:style-name="ce68" table:formula="of:=[.S29]" office:value-type="percentage" office:value="0" calcext:value-type="percentage">
            <text:p>0.00%</text:p>
          </table:table-cell>
          <table:table-cell table:style-name="ce68" table:formula="of:=[.Q47]" office:value-type="percentage" office:value="0.0398" calcext:value-type="percentage">
            <text:p>3.98%</text:p>
          </table:table-cell>
          <table:table-cell table:style-name="ce68" table:formula="of:=[.R47]" office:value-type="percentage" office:value="0.0382" calcext:value-type="percentage">
            <text:p>3.82%</text:p>
          </table:table-cell>
          <table:table-cell table:formula="of:=[.S47]" office:value-type="percentage" office:value="1" calcext:value-type="percentage">
            <text:p>100.00%</text:p>
          </table:table-cell>
          <table:table-cell table:style-name="ce59" table:formula="of:=[.Q65]" office:value-type="percentage" office:value="0.9827" calcext:value-type="percentage">
            <text:p>98.27%</text:p>
          </table:table-cell>
          <table:table-cell table:style-name="ce59" table:formula="of:=[.R65]" office:value-type="percentage" office:value="0.9568" calcext:value-type="percentage">
            <text:p>95.68%</text:p>
          </table:table-cell>
          <table:table-cell table:style-name="ce68" table:formula="of:=[.S65]" office:value-type="percentage" office:value="0.8698" calcext:value-type="percentage">
            <text:p>86.98%</text:p>
          </table:table-cell>
          <table:table-cell table:style-name="ce74" table:formula="of:=AVERAGE([.Z50];[.AC50];[.AF50];[.AI50])" office:value-type="percentage" office:value="0.540375" calcext:value-type="percentage">
            <text:p>54.04%</text:p>
          </table:table-cell>
          <table:table-cell/>
          <table:table-cell table:style-name="Default" table:number-columns-repeated="10"/>
          <table:table-cell table:number-columns-repeated="41"/>
        </table:table-row>
        <table:table-row table:style-name="ro3">
          <table:table-cell/>
          <table:table-cell table:style-name="Default" table:number-columns-repeated="3"/>
          <table:table-cell table:style-name="Default" office:value-type="string" calcext:value-type="string">
            <text:p>NF-UNSW-NB15-v3 results (4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<text:span text:style-name="T1">NF-UNSW-NB15-v3 (4% contamination) train and NF-UNSW-NB15-v2 test</text:span>.</text:p>
          </table:table-cell>
          <table:table-cell table:style-name="Default" table:number-columns-repeated="8"/>
          <table:table-cell/>
          <table:table-cell table:style-name="ce57" office:value-type="string" calcext:value-type="string">
            <text:p><text:span text:style-name="T1">Multimodal-</text:span>Anomal-E-IF</text:p>
          </table:table-cell>
          <table:table-cell table:style-name="ce63" table:formula="of:=[.T11]" office:value-type="percentage" office:value="0.9999" calcext:value-type="percentage">
            <text:p>99.99%</text:p>
          </table:table-cell>
          <table:table-cell table:style-name="ce63" table:formula="of:=[.U11]" office:value-type="percentage" office:value="0.9991" calcext:value-type="percentage">
            <text:p>99.91%</text:p>
          </table:table-cell>
          <table:table-cell table:style-name="ce63" table:formula="of:=[.V11]" office:value-type="percentage" office:value="0.9998" calcext:value-type="percentage">
            <text:p>99.98%</text:p>
          </table:table-cell>
          <table:table-cell table:style-name="ce64" table:formula="of:=[.T29]" office:value-type="percentage" office:value="0.6167" calcext:value-type="percentage">
            <text:p>61.67%</text:p>
          </table:table-cell>
          <table:table-cell table:style-name="ce64" table:formula="of:=[.U29]" office:value-type="percentage" office:value="0.3907" calcext:value-type="percentage">
            <text:p>39.07%</text:p>
          </table:table-cell>
          <table:table-cell table:style-name="ce64" table:formula="of:=[.V29]" office:value-type="percentage" office:value="0.0294" calcext:value-type="percentage">
            <text:p>2.94%</text:p>
          </table:table-cell>
          <table:table-cell table:style-name="ce63" table:formula="of:=[.T47]" office:value-type="percentage" office:value="0.9795" calcext:value-type="percentage">
            <text:p>97.95%</text:p>
          </table:table-cell>
          <table:table-cell table:style-name="ce63" table:formula="of:=[.U47]" office:value-type="percentage" office:value="0.891" calcext:value-type="percentage">
            <text:p>89.10%</text:p>
          </table:table-cell>
          <table:table-cell table:style-name="ce64" table:formula="of:=[.V47]" office:value-type="percentage" office:value="0.9851" calcext:value-type="percentage">
            <text:p>98.51%</text:p>
          </table:table-cell>
          <table:table-cell table:style-name="ce64" table:formula="of:=[.T65]" office:value-type="percentage" office:value="0.9815" calcext:value-type="percentage">
            <text:p>98.15%</text:p>
          </table:table-cell>
          <table:table-cell table:style-name="ce64" table:formula="of:=[.U65]" office:value-type="percentage" office:value="0.9546" calcext:value-type="percentage">
            <text:p>95.46%</text:p>
          </table:table-cell>
          <table:table-cell table:style-name="ce63" table:formula="of:=[.V65]" office:value-type="percentage" office:value="0.8853" calcext:value-type="percentage">
            <text:p>88.53%</text:p>
          </table:table-cell>
          <table:table-cell table:style-name="ce72" table:formula="of:=AVERAGE([.Z51];[.AC51];[.AF51];[.AI51])" office:value-type="percentage" office:value="0.80885" calcext:value-type="percentage">
            <text:p>80.89%</text:p>
          </table:table-cell>
          <table:table-cell/>
          <table:table-cell table:style-name="Default"/>
          <table:table-cell table:style-name="Default" office:value-type="string" calcext:value-type="string">
            <text:p><text:span text:style-name="T1">NF-UNSW-NB15-v3 (4% contamination) train and cleaned_unsw_output test</text:span>.</text:p>
          </table:table-cell>
          <table:table-cell table:style-name="Default" table:number-columns-repeated="8"/>
          <table:table-cell table:number-columns-repeated="41"/>
        </table:table-row>
        <table:table-row table:style-name="ro3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office:value-type="string" calcext:value-type="string">
            <text:p>Raw-Features-CBLOF</text:p>
          </table:table-cell>
          <table:table-cell table:style-name="ce58" table:formula="of:=[.N12]" office:value-type="percentage" office:value="0.9589" calcext:value-type="percentage">
            <text:p>95.89%</text:p>
          </table:table-cell>
          <table:table-cell table:style-name="ce58" table:formula="of:=[.O12]" office:value-type="percentage" office:value="0.7175" calcext:value-type="percentage">
            <text:p>71.75%</text:p>
          </table:table-cell>
          <table:table-cell table:style-name="ce58" table:formula="of:=[.P12]" office:value-type="percentage" office:value="0.4207" calcext:value-type="percentage">
            <text:p>42.07%</text:p>
          </table:table-cell>
          <table:table-cell table:style-name="ce67" table:formula="of:=[.N30]" office:value-type="percentage" office:value="0.7702" calcext:value-type="percentage">
            <text:p>77.02%</text:p>
          </table:table-cell>
          <table:table-cell table:style-name="ce67" table:formula="of:=[.O30]" office:value-type="percentage" office:value="0.491" calcext:value-type="percentage">
            <text:p>49.10%</text:p>
          </table:table-cell>
          <table:table-cell table:style-name="ce67" table:formula="of:=[.P30]" office:value-type="percentage" office:value="0.1145" calcext:value-type="percentage">
            <text:p>11.45%</text:p>
          </table:table-cell>
          <table:table-cell table:style-name="ce67" table:formula="of:=[.N48]" office:value-type="percentage" office:value="0.921" calcext:value-type="percentage">
            <text:p>92.10%</text:p>
          </table:table-cell>
          <table:table-cell table:style-name="ce67" table:formula="of:=[.O48]" office:value-type="percentage" office:value="0.6502" calcext:value-type="percentage">
            <text:p>65.02%</text:p>
          </table:table-cell>
          <table:table-cell table:style-name="ce58" table:formula="of:=[.P48]" office:value-type="percentage" office:value="0.5173" calcext:value-type="percentage">
            <text:p>51.73%</text:p>
          </table:table-cell>
          <table:table-cell table:style-name="ce58" table:formula="of:=[.N66]" office:value-type="percentage" office:value="0.9537" calcext:value-type="percentage">
            <text:p>95.37%</text:p>
          </table:table-cell>
          <table:table-cell table:style-name="ce58" table:formula="of:=[.O66]" office:value-type="percentage" office:value="0.891" calcext:value-type="percentage">
            <text:p>89.10%</text:p>
          </table:table-cell>
          <table:table-cell table:style-name="ce58" table:formula="of:=[.P66]" office:value-type="percentage" office:value="0.8162" calcext:value-type="percentage">
            <text:p>81.62%</text:p>
          </table:table-cell>
          <table:table-cell table:style-name="ce75" table:formula="of:=AVERAGE([.Z52];[.AC52];[.AF52];[.AI52])" office:value-type="percentage" office:value="0.687425" calcext:value-type="percentage">
            <text:p>68.74%</text:p>
          </table:table-cell>
          <table:table-cell/>
          <table:table-cell table:style-name="Default" table:number-columns-repeated="10"/>
          <table:table-cell table:number-columns-repeated="41"/>
        </table:table-row>
        <table:table-row table:style-name="ro3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/>
          <table:table-cell table:style-name="ce56" office:value-type="string" calcext:value-type="string">
            <text:p>Anomal-E-CBLOF</text:p>
          </table:table-cell>
          <table:table-cell table:style-name="ce59" table:formula="of:=[.Q12]" office:value-type="percentage" office:value="0.9992" calcext:value-type="percentage">
            <text:p>99.92%</text:p>
          </table:table-cell>
          <table:table-cell table:style-name="ce59" table:formula="of:=[.R12]" office:value-type="percentage" office:value="0.995" calcext:value-type="percentage">
            <text:p>99.50%</text:p>
          </table:table-cell>
          <table:table-cell table:style-name="ce59" table:formula="of:=[.S12]" office:value-type="percentage" office:value="1" calcext:value-type="percentage">
            <text:p>100.00%</text:p>
          </table:table-cell>
          <table:table-cell table:style-name="ce68" table:formula="of:=[.Q30]" office:value-type="percentage" office:value="0.5497" calcext:value-type="percentage">
            <text:p>54.97%</text:p>
          </table:table-cell>
          <table:table-cell table:style-name="ce68" table:formula="of:=[.R30]" office:value-type="percentage" office:value="0.3664" calcext:value-type="percentage">
            <text:p>36.64%</text:p>
          </table:table-cell>
          <table:table-cell table:style-name="ce68" table:formula="of:=[.S30]" office:value-type="percentage" office:value="0.0456" calcext:value-type="percentage">
            <text:p>4.56%</text:p>
          </table:table-cell>
          <table:table-cell table:style-name="ce62" table:formula="of:=[.Q48]" office:value-type="percentage" office:value="0.0398" calcext:value-type="percentage">
            <text:p>3.98%</text:p>
          </table:table-cell>
          <table:table-cell table:style-name="ce62" table:formula="of:=[.R48]" office:value-type="percentage" office:value="0.0382" calcext:value-type="percentage">
            <text:p>3.82%</text:p>
          </table:table-cell>
          <table:table-cell table:formula="of:=[.S48]" office:value-type="percentage" office:value="1" calcext:value-type="percentage">
            <text:p>100.00%</text:p>
          </table:table-cell>
          <table:table-cell table:style-name="ce59" table:formula="of:=[.Q66]" office:value-type="percentage" office:value="0.9828" calcext:value-type="percentage">
            <text:p>98.28%</text:p>
          </table:table-cell>
          <table:table-cell table:style-name="ce59" table:formula="of:=[.R66]" office:value-type="percentage" office:value="0.9573" calcext:value-type="percentage">
            <text:p>95.73%</text:p>
          </table:table-cell>
          <table:table-cell table:style-name="ce62" table:formula="of:=[.S66]" office:value-type="percentage" office:value="0.8764" calcext:value-type="percentage">
            <text:p>87.64%</text:p>
          </table:table-cell>
          <table:table-cell table:style-name="ce74" table:formula="of:=AVERAGE([.Z53];[.AC53];[.AF53];[.AI53])" office:value-type="percentage" office:value="0.589225" calcext:value-type="percentage">
            <text:p>58.92%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41"/>
        </table:table-row>
        <table:table-row table:style-name="ro3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57" office:value-type="string" calcext:value-type="string">
            <text:p><text:span text:style-name="T1">Multimodal-</text:span>Anomal-E-CBLOF</text:p>
          </table:table-cell>
          <table:table-cell table:style-name="ce60" table:formula="of:=[.T12]" office:value-type="percentage" office:value="0.9628" calcext:value-type="percentage">
            <text:p>96.28%</text:p>
          </table:table-cell>
          <table:table-cell table:style-name="ce60" table:formula="of:=[.U12]" office:value-type="percentage" office:value="0.7624" calcext:value-type="percentage">
            <text:p>76.24%</text:p>
          </table:table-cell>
          <table:table-cell table:style-name="ce60" table:formula="of:=[.V12]" office:value-type="percentage" office:value="0.542" calcext:value-type="percentage">
            <text:p>54.20%</text:p>
          </table:table-cell>
          <table:table-cell table:style-name="ce64" table:formula="of:=[.T30]" office:value-type="percentage" office:value="0.5543" calcext:value-type="percentage">
            <text:p>55.43%</text:p>
          </table:table-cell>
          <table:table-cell table:style-name="ce64" table:formula="of:=[.U30]" office:value-type="percentage" office:value="0.3686" calcext:value-type="percentage">
            <text:p>36.86%</text:p>
          </table:table-cell>
          <table:table-cell table:style-name="ce64" table:formula="of:=[.V30]" office:value-type="percentage" office:value="0.0461" calcext:value-type="percentage">
            <text:p>4.61%</text:p>
          </table:table-cell>
          <table:table-cell table:style-name="ce64" table:formula="of:=[.T48]" office:value-type="percentage" office:value="0.2572" calcext:value-type="percentage">
            <text:p>25.72%</text:p>
          </table:table-cell>
          <table:table-cell table:style-name="ce64" table:formula="of:=[.U48]" office:value-type="percentage" office:value="0.2065" calcext:value-type="percentage">
            <text:p>20.65%</text:p>
          </table:table-cell>
          <table:table-cell table:style-name="ce64" table:formula="of:=[.V48]" office:value-type="percentage" office:value="0.0544" calcext:value-type="percentage">
            <text:p>5.44%</text:p>
          </table:table-cell>
          <table:table-cell table:style-name="ce64" table:formula="of:=[.T66]" office:value-type="percentage" office:value="0.962" calcext:value-type="percentage">
            <text:p>96.20%</text:p>
          </table:table-cell>
          <table:table-cell table:style-name="ce64" table:formula="of:=[.U66]" office:value-type="percentage" office:value="0.9132" calcext:value-type="percentage">
            <text:p>91.32%</text:p>
          </table:table-cell>
          <table:table-cell table:style-name="ce63" table:formula="of:=[.V66]" office:value-type="percentage" office:value="0.8857" calcext:value-type="percentage">
            <text:p>88.57%</text:p>
          </table:table-cell>
          <table:table-cell table:style-name="ce71" table:formula="of:=AVERAGE([.Z54];[.AC54];[.AF54];[.AI54])" office:value-type="percentage" office:value="0.562675" calcext:value-type="percentage">
            <text:p>56.27%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41"/>
        </table:table-row>
        <table:table-row table:style-name="ro3">
          <table:table-cell/>
          <table:table-cell office:value-type="string" calcext:value-type="string">
            <text:p>PCA</text:p>
          </table:table-cell>
          <table:table-cell office:value-type="percentage" office:value="0.9655" calcext:value-type="percentage">
            <text:p>96.55%</text:p>
          </table:table-cell>
          <table:table-cell office:value-type="percentage" office:value="0.7821" calcext:value-type="percentage">
            <text:p>78.21%</text:p>
          </table:table-cell>
          <table:table-cell office:value-type="percentage" office:value="0.5859" calcext:value-type="percentage">
            <text:p>58.59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79" calcext:value-type="percentage">
            <text:p>99.79%</text:p>
          </table:table-cell>
          <table:table-cell office:value-type="percentage" office:value="0.9864" calcext:value-type="percentage">
            <text:p>98.64%</text:p>
          </table:table-cell>
          <table:table-cell office:value-type="percentage" office:value="0.9717" calcext:value-type="percentage">
            <text:p>97.17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8992" calcext:value-type="percentage">
            <text:p>89.92%</text:p>
          </table:table-cell>
          <table:table-cell office:value-type="percentage" office:value="0.5156" calcext:value-type="percentage">
            <text:p>51.56%</text:p>
          </table:table-cell>
          <table:table-cell office:value-type="percentage" office:value="0.1169" calcext:value-type="percentage">
            <text:p>11.69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HBOS</text:p>
          </table:table-cell>
          <table:table-cell table:style-name="ce67" table:formula="of:=[.N13]" office:value-type="percentage" office:value="0.5735" calcext:value-type="percentage">
            <text:p>57.35%</text:p>
          </table:table-cell>
          <table:table-cell table:style-name="ce67" table:formula="of:=[.O13]" office:value-type="percentage" office:value="0.4376" calcext:value-type="percentage">
            <text:p>43.76%</text:p>
          </table:table-cell>
          <table:table-cell table:style-name="ce61" table:formula="of:=[.P13]" office:value-type="percentage" office:value="0.9995" calcext:value-type="percentage">
            <text:p>99.95%</text:p>
          </table:table-cell>
          <table:table-cell table:style-name="ce61" table:formula="of:=[.N31]" office:value-type="percentage" office:value="0.4682" calcext:value-type="percentage">
            <text:p>46.82%</text:p>
          </table:table-cell>
          <table:table-cell table:style-name="ce67" table:formula="of:=[.O31]" office:value-type="percentage" office:value="0.4389" calcext:value-type="percentage">
            <text:p>43.89%</text:p>
          </table:table-cell>
          <table:table-cell table:style-name="ce67" table:formula="of:=[.P31]" office:value-type="percentage" office:value="0.9275" calcext:value-type="percentage">
            <text:p>92.75%</text:p>
          </table:table-cell>
          <table:table-cell table:style-name="ce67" table:formula="of:=[.N49]" office:value-type="percentage" office:value="0.9174" calcext:value-type="percentage">
            <text:p>91.74%</text:p>
          </table:table-cell>
          <table:table-cell table:style-name="ce67" table:formula="of:=[.O49]" office:value-type="percentage" office:value="0.527" calcext:value-type="percentage">
            <text:p>52.70%</text:p>
          </table:table-cell>
          <table:table-cell table:style-name="ce61" table:formula="of:=[.P49]" office:value-type="percentage" office:value="0.112" calcext:value-type="percentage">
            <text:p>11.20%</text:p>
          </table:table-cell>
          <table:table-cell table:style-name="ce61" table:formula="of:=[.N67]" office:value-type="percentage" office:value="0.9399" calcext:value-type="percentage">
            <text:p>93.99%</text:p>
          </table:table-cell>
          <table:table-cell table:style-name="ce58" table:formula="of:=[.O67]" office:value-type="percentage" office:value="0.8489" calcext:value-type="percentage">
            <text:p>84.89%</text:p>
          </table:table-cell>
          <table:table-cell table:style-name="ce61" table:formula="of:=[.P67]" office:value-type="percentage" office:value="0.6857" calcext:value-type="percentage">
            <text:p>68.57%</text:p>
          </table:table-cell>
          <table:table-cell table:style-name="ce75" table:formula="of:=AVERAGE([.Z55];[.AC55];[.AF55];[.AI55])" office:value-type="percentage" office:value="0.5631" calcext:value-type="percentage">
            <text:p>56.31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7313" calcext:value-type="percentage">
            <text:p>73.13%</text:p>
          </table:table-cell>
          <table:table-cell office:value-type="percentage" office:value="0.5549" calcext:value-type="percentage">
            <text:p>55.49%</text:p>
          </table:table-cell>
          <table:table-cell office:value-type="percentage" office:value="0.2331" calcext:value-type="percentage">
            <text:p>23.31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table:number-columns-repeated="41"/>
        </table:table-row>
        <table:table-row table:style-name="ro3">
          <table:table-cell/>
          <table:table-cell office:value-type="string" calcext:value-type="string">
            <text:p>IF</text:p>
          </table:table-cell>
          <table:table-cell office:value-type="percentage" office:value="0.9692" calcext:value-type="percentage">
            <text:p>96.92%</text:p>
          </table:table-cell>
          <table:table-cell office:value-type="percentage" office:value="0.8249" calcext:value-type="percentage">
            <text:p>82.49%</text:p>
          </table:table-cell>
          <table:table-cell office:value-type="percentage" office:value="0.748" calcext:value-type="percentage">
            <text:p>74.80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1" calcext:value-type="percentage">
            <text:p>99.81%</text:p>
          </table:table-cell>
          <table:table-cell office:value-type="percentage" office:value="0.988" calcext:value-type="percentage">
            <text:p>98.80%</text:p>
          </table:table-cell>
          <table:table-cell office:value-type="percentage" office:value="0.9781" calcext:value-type="percentage">
            <text:p>97.81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426" calcext:value-type="percentage">
            <text:p>94.26%</text:p>
          </table:table-cell>
          <table:table-cell office:value-type="percentage" office:value="0.508" calcext:value-type="percentage">
            <text:p>50.80%</text:p>
          </table:table-cell>
          <table:table-cell office:value-type="percentage" office:value="0.0345" calcext:value-type="percentage">
            <text:p>3.45%</text:p>
          </table:table-cell>
          <table:table-cell office:value-type="percentage" office:value="0.9642" calcext:value-type="percentage">
            <text:p>96.42%</text:p>
          </table:table-cell>
          <table:table-cell office:value-type="percentage" office:value="0.4899" calcext:value-type="percentage">
            <text:p>48.9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971" calcext:value-type="percentage">
            <text:p>97.10%</text:p>
          </table:table-cell>
          <table:table-cell office:value-type="percentage" office:value="0.7689" calcext:value-type="percentage">
            <text:p>76.89%</text:p>
          </table:table-cell>
          <table:table-cell office:value-type="percentage" office:value="0.4501" calcext:value-type="percentage">
            <text:p>45.01%</text:p>
          </table:table-cell>
          <table:table-cell/>
          <table:table-cell table:style-name="ce56" office:value-type="string" calcext:value-type="string">
            <text:p>Anomal-E-HBOS</text:p>
          </table:table-cell>
          <table:table-cell table:style-name="ce62" table:formula="of:=[.Q13]" office:value-type="percentage" office:value="0.041" calcext:value-type="percentage">
            <text:p>4.10%</text:p>
          </table:table-cell>
          <table:table-cell table:style-name="ce62" table:formula="of:=[.R13]" office:value-type="percentage" office:value="0.0394" calcext:value-type="percentage">
            <text:p>3.94%</text:p>
          </table:table-cell>
          <table:table-cell table:style-name="ce59" table:formula="of:=[.S13]" office:value-type="percentage" office:value="1" calcext:value-type="percentage">
            <text:p>100.00%</text:p>
          </table:table-cell>
          <table:table-cell table:style-name="ce59" table:formula="of:=[.Q31]" office:value-type="percentage" office:value="0.4988" calcext:value-type="percentage">
            <text:p>49.88%</text:p>
          </table:table-cell>
          <table:table-cell table:style-name="ce68" table:formula="of:=[.R31]" office:value-type="percentage" office:value="0.343" calcext:value-type="percentage">
            <text:p>34.30%</text:p>
          </table:table-cell>
          <table:table-cell table:style-name="ce68" table:formula="of:=[.S31]" office:value-type="percentage" office:value="0.0458" calcext:value-type="percentage">
            <text:p>4.58%</text:p>
          </table:table-cell>
          <table:table-cell table:style-name="ce68" table:formula="of:=[.Q49]" office:value-type="percentage" office:value="0.0398" calcext:value-type="percentage">
            <text:p>3.98%</text:p>
          </table:table-cell>
          <table:table-cell table:style-name="ce68" table:formula="of:=[.R49]" office:value-type="percentage" office:value="0.0382" calcext:value-type="percentage">
            <text:p>3.82%</text:p>
          </table:table-cell>
          <table:table-cell table:formula="of:=[.S49]" office:value-type="percentage" office:value="1" calcext:value-type="percentage">
            <text:p>100.00%</text:p>
          </table:table-cell>
          <table:table-cell table:style-name="ce59" table:formula="of:=[.Q67]" office:value-type="percentage" office:value="0.9838" calcext:value-type="percentage">
            <text:p>98.38%</text:p>
          </table:table-cell>
          <table:table-cell table:style-name="ce59" table:formula="of:=[.R67]" office:value-type="percentage" office:value="0.9599" calcext:value-type="percentage">
            <text:p>95.99%</text:p>
          </table:table-cell>
          <table:table-cell table:style-name="ce68" table:formula="of:=[.S67]" office:value-type="percentage" office:value="0.8852" calcext:value-type="percentage">
            <text:p>88.52%</text:p>
          </table:table-cell>
          <table:table-cell table:style-name="ce71" table:formula="of:=AVERAGE([.Z56];[.AC56];[.AF56];[.AI56])" office:value-type="percentage" office:value="0.345125" calcext:value-type="percentage">
            <text:p>34.51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5503" calcext:value-type="percentage">
            <text:p>55.03%</text:p>
          </table:table-cell>
          <table:table-cell office:value-type="percentage" office:value="0.1334" calcext:value-type="percentage">
            <text:p>13.34%</text:p>
          </table:table-cell>
          <table:table-cell office:value-type="percentage" office:value="0.7895" calcext:value-type="percentage">
            <text:p>78.95%</text:p>
          </table:table-cell>
          <table:table-cell office:value-type="percentage" office:value="0.4748" calcext:value-type="percentage">
            <text:p>47.48%</text:p>
          </table:table-cell>
          <table:table-cell office:value-type="percentage" office:value="0.0354" calcext:value-type="percentage">
            <text:p>3.54%</text:p>
          </table:table-cell>
          <table:table-cell office:value-type="percentage" office:value="0.7885" calcext:value-type="percentage">
            <text:p>78.85%</text:p>
          </table:table-cell>
          <table:table-cell office:value-type="percentage" office:value="0.471" calcext:value-type="percentage">
            <text:p>47.10%</text:p>
          </table:table-cell>
          <table:table-cell office:value-type="percentage" office:value="0.0316" calcext:value-type="percentage">
            <text:p>3.16%</text:p>
          </table:table-cell>
          <table:table-cell table:number-columns-repeated="41"/>
        </table:table-row>
        <table:table-row table:style-name="ro3">
          <table:table-cell/>
          <table:table-cell office:value-type="string" calcext:value-type="string">
            <text:p>CBLOF</text:p>
          </table:table-cell>
          <table:table-cell office:value-type="percentage" office:value="0.955" calcext:value-type="percentage">
            <text:p>95.50%</text:p>
          </table:table-cell>
          <table:table-cell office:value-type="percentage" office:value="0.7453" calcext:value-type="percentage">
            <text:p>74.53%</text:p>
          </table:table-cell>
          <table:table-cell office:value-type="percentage" office:value="0.5816" calcext:value-type="percentage">
            <text:p>58.16%</text:p>
          </table:table-cell>
          <table:table-cell office:value-type="percentage" office:value="0.9979" calcext:value-type="percentage">
            <text:p>99.79%</text:p>
          </table:table-cell>
          <table:table-cell office:value-type="percentage" office:value="0.9869" calcext:value-type="percentage">
            <text:p>98.69%</text:p>
          </table:table-cell>
          <table:table-cell office:value-type="percentage" office:value="0.9735" calcext:value-type="percentage">
            <text:p>97.35%</text:p>
          </table:table-cell>
          <table:table-cell office:value-type="percentage" office:value="0.9958" calcext:value-type="percentage">
            <text:p>99.58%</text:p>
          </table:table-cell>
          <table:table-cell office:value-type="percentage" office:value="0.9734" calcext:value-type="percentage">
            <text:p>97.34%</text:p>
          </table:table-cell>
          <table:table-cell office:value-type="percentage" office:value="0.953" calcext:value-type="percentage">
            <text:p>95.30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538" calcext:value-type="percentage">
            <text:p>95.38%</text:p>
          </table:table-cell>
          <table:table-cell office:value-type="percentage" office:value="0.7153" calcext:value-type="percentage">
            <text:p>71.53%</text:p>
          </table:table-cell>
          <table:table-cell office:value-type="percentage" office:value="0.4841" calcext:value-type="percentage">
            <text:p>48.41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25" calcext:value-type="percentage">
            <text:p>92.50%</text:p>
          </table:table-cell>
          <table:table-cell office:value-type="percentage" office:value="0.5063" calcext:value-type="percentage">
            <text:p>50.63%</text:p>
          </table:table-cell>
          <table:table-cell office:value-type="percentage" office:value="0.0514" calcext:value-type="percentage">
            <text:p>5.14%</text:p>
          </table:table-cell>
          <table:table-cell/>
          <table:table-cell table:style-name="ce57" office:value-type="string" calcext:value-type="string">
            <text:p><text:span text:style-name="T1">Multimodal-</text:span>Anomal-E-HBOS</text:p>
          </table:table-cell>
          <table:table-cell table:style-name="ce64" table:formula="of:=[.T13]" office:value-type="percentage" office:value="0.041" calcext:value-type="percentage">
            <text:p>4.10%</text:p>
          </table:table-cell>
          <table:table-cell table:style-name="ce64" table:formula="of:=[.U13]" office:value-type="percentage" office:value="0.0394" calcext:value-type="percentage">
            <text:p>3.94%</text:p>
          </table:table-cell>
          <table:table-cell table:style-name="ce63" table:formula="of:=[.V13]" office:value-type="percentage" office:value="1" calcext:value-type="percentage">
            <text:p>100.00%</text:p>
          </table:table-cell>
          <table:table-cell table:style-name="ce64" table:formula="of:=[.T31]" office:value-type="percentage" office:value="0.4622" calcext:value-type="percentage">
            <text:p>46.22%</text:p>
          </table:table-cell>
          <table:table-cell table:style-name="ce64" table:formula="of:=[.U31]" office:value-type="percentage" office:value="0.3582" calcext:value-type="percentage">
            <text:p>35.82%</text:p>
          </table:table-cell>
          <table:table-cell table:style-name="ce64" table:formula="of:=[.V31]" office:value-type="percentage" office:value="0.23" calcext:value-type="percentage">
            <text:p>23.00%</text:p>
          </table:table-cell>
          <table:table-cell table:style-name="ce64" table:formula="of:=[.T49]" office:value-type="percentage" office:value="0.0398" calcext:value-type="percentage">
            <text:p>3.98%</text:p>
          </table:table-cell>
          <table:table-cell table:style-name="ce64" table:formula="of:=[.U49]" office:value-type="percentage" office:value="0.0382" calcext:value-type="percentage">
            <text:p>3.82%</text:p>
          </table:table-cell>
          <table:table-cell table:style-name="ce63" table:formula="of:=[.V49]" office:value-type="percentage" office:value="1" calcext:value-type="percentage">
            <text:p>100.00%</text:p>
          </table:table-cell>
          <table:table-cell table:style-name="ce64" table:formula="of:=[.T67]" office:value-type="percentage" office:value="0.9791" calcext:value-type="percentage">
            <text:p>97.91%</text:p>
          </table:table-cell>
          <table:table-cell table:style-name="ce64" table:formula="of:=[.U67]" office:value-type="percentage" office:value="0.9493" calcext:value-type="percentage">
            <text:p>94.93%</text:p>
          </table:table-cell>
          <table:table-cell table:style-name="ce63" table:formula="of:=[.V67]" office:value-type="percentage" office:value="0.8853" calcext:value-type="percentage">
            <text:p>88.53%</text:p>
          </table:table-cell>
          <table:table-cell table:style-name="ce31" table:formula="of:=AVERAGE([.Z57];[.AC57];[.AF57];[.AI57])" office:value-type="percentage" office:value="0.346275" calcext:value-type="percentage">
            <text:p>34.63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8895" calcext:value-type="percentage">
            <text:p>88.95%</text:p>
          </table:table-cell>
          <table:table-cell office:value-type="percentage" office:value="0.8101" calcext:value-type="percentage">
            <text:p>81.01%</text:p>
          </table:table-cell>
          <table:table-cell office:value-type="percentage" office:value="0.5566" calcext:value-type="percentage">
            <text:p>55.66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7856" calcext:value-type="percentage">
            <text:p>78.56%</text:p>
          </table:table-cell>
          <table:table-cell office:value-type="percentage" office:value="0.5832" calcext:value-type="percentage">
            <text:p>58.32%</text:p>
          </table:table-cell>
          <table:table-cell office:value-type="percentage" office:value="0.2083" calcext:value-type="percentage">
            <text:p>20.83%</text:p>
          </table:table-cell>
          <table:table-cell table:number-columns-repeated="41"/>
        </table:table-row>
        <table:table-row table:style-name="ro3">
          <table:table-cell/>
          <table:table-cell office:value-type="string" calcext:value-type="string">
            <text:p>HBOS</text:p>
          </table:table-cell>
          <table:table-cell office:value-type="percentage" office:value="0.9682" calcext:value-type="percentage">
            <text:p>96.82%</text:p>
          </table:table-cell>
          <table:table-cell office:value-type="percentage" office:value="0.8078" calcext:value-type="percentage">
            <text:p>80.78%</text:p>
          </table:table-cell>
          <table:table-cell office:value-type="percentage" office:value="0.6668" calcext:value-type="percentage">
            <text:p>66.68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2" calcext:value-type="percentage">
            <text:p>99.82%</text:p>
          </table:table-cell>
          <table:table-cell office:value-type="percentage" office:value="0.9888" calcext:value-type="percentage">
            <text:p>98.88%</text:p>
          </table:table-cell>
          <table:table-cell office:value-type="percentage" office:value="0.9808" calcext:value-type="percentage">
            <text:p>98.08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224" calcext:value-type="percentage">
            <text:p>92.24%</text:p>
          </table:table-cell>
          <table:table-cell office:value-type="percentage" office:value="0.5307" calcext:value-type="percentage">
            <text:p>53.07%</text:p>
          </table:table-cell>
          <table:table-cell office:value-type="percentage" office:value="0.1108" calcext:value-type="percentage">
            <text:p>11.08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style-name="ce52" table:number-columns-repeated="14"/>
          <table:table-cell/>
          <table:table-cell office:value-type="string" calcext:value-type="string">
            <text:p>HBOS</text:p>
          </table:table-cell>
          <table:table-cell office:value-type="percentage" office:value="0.8404" calcext:value-type="percentage">
            <text:p>84.04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1" calcext:value-type="percentage">
            <text:p>100.00%</text:p>
          </table:table-cell>
          <table:table-cell table:number-columns-repeated="41"/>
        </table:table-row>
        <table:table-row table:style-name="ro3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52" table:number-columns-repeated="14"/>
          <table:table-cell/>
          <table:table-cell table:style-name="Default" table:number-columns-repeated="10"/>
          <table:table-cell table:number-columns-repeated="41"/>
        </table:table-row>
        <table:table-row table:style-name="ro3">
          <table:table-cell/>
          <table:table-cell table:style-name="Default" table:number-columns-repeated="3"/>
          <table:table-cell table:style-name="Default" office:value-type="string" calcext:value-type="string">
            <text:p>NF-CSE-CIC-IDS2018-v3 results (0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NF-CSE-CIC-IDS2018-v3 (0% contamination) train and NF-CSE-CIC-IDS2018-v2 test.</text:p>
          </table:table-cell>
          <table:table-cell table:style-name="Default" table:number-columns-repeated="8"/>
          <table:table-cell/>
          <table:table-cell table:style-name="ce52" table:number-columns-repeated="14"/>
          <table:table-cell/>
          <table:table-cell table:style-name="Default"/>
          <table:table-cell table:style-name="Default" office:value-type="string" calcext:value-type="string">
            <text:p><text:span text:style-name="T1">NF-CSE-CIC-IDS2018-v3 (0% contamination) train and cleaned_cse_output</text:span> test.</text:p>
          </table:table-cell>
          <table:table-cell table:style-name="Default" table:number-columns-repeated="8"/>
          <table:table-cell table:number-columns-repeated="41"/>
        </table:table-row>
        <table:table-row table:style-name="ro3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office:value-type="string" calcext:value-type="string">
            <text:p>Performance evaluation for metrics on all datasets compared with the baseline algorithms (contaminated). Train graph and test graph are not from the same dataset.</text:p>
          </table:table-cell>
          <table:table-cell table:number-columns-repeated="8"/>
          <table:table-cell table:style-name="Default"/>
          <table:table-cell table:number-columns-repeated="5"/>
          <table:table-cell table:style-name="Default" table:number-columns-repeated="10"/>
          <table:table-cell table:number-columns-repeated="41"/>
        </table:table-row>
        <table:table-row table:style-name="ro3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/>
          <table:table-cell table:style-name="Default"/>
          <table:table-cell table:number-columns-repeated="8"/>
          <table:table-cell table:style-name="Default"/>
          <table:table-cell table:number-columns-repeated="6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41"/>
        </table:table-row>
        <table:table-row table:style-name="ro3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41"/>
        </table:table-row>
        <table:table-row table:style-name="ro3">
          <table:table-cell/>
          <table:table-cell office:value-type="string" calcext:value-type="string">
            <text:p>PCA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5103" calcext:value-type="percentage">
            <text:p>51.03%</text:p>
          </table:table-cell>
          <table:table-cell office:value-type="percentage" office:value="0.1204" calcext:value-type="percentage">
            <text:p>12.04%</text:p>
          </table:table-cell>
          <table:table-cell office:value-type="percentage" office:value="0.8294" calcext:value-type="percentage">
            <text:p>82.94%</text:p>
          </table:table-cell>
          <table:table-cell office:value-type="percentage" office:value="0.4822" calcext:value-type="percentage">
            <text:p>48.22%</text:p>
          </table:table-cell>
          <table:table-cell office:value-type="percentage" office:value="0.0407" calcext:value-type="percentage">
            <text:p>4.07%</text:p>
          </table:table-cell>
          <table:table-cell office:value-type="percentage" office:value="0.8645" calcext:value-type="percentage">
            <text:p>86.45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0258" calcext:value-type="percentage">
            <text:p>2.58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939" calcext:value-type="percentage">
            <text:p>93.90%</text:p>
          </table:table-cell>
          <table:table-cell office:value-type="percentage" office:value="0.8543" calcext:value-type="percentage">
            <text:p>85.43%</text:p>
          </table:table-cell>
          <table:table-cell office:value-type="percentage" office:value="0.7389" calcext:value-type="percentage">
            <text:p>73.89%</text:p>
          </table:table-cell>
          <table:table-cell office:value-type="percentage" office:value="0.9839" calcext:value-type="percentage">
            <text:p>98.39%</text:p>
          </table:table-cell>
          <table:table-cell office:value-type="percentage" office:value="0.9602" calcext:value-type="percentage">
            <text:p>96.02%</text:p>
          </table:table-cell>
          <table:table-cell office:value-type="percentage" office:value="0.8852" calcext:value-type="percentage">
            <text:p>88.52%</text:p>
          </table:table-cell>
          <table:table-cell office:value-type="percentage" office:value="0.9119" calcext:value-type="percentage">
            <text:p>91.19%</text:p>
          </table:table-cell>
          <table:table-cell office:value-type="percentage" office:value="0.8276" calcext:value-type="percentage">
            <text:p>82.76%</text:p>
          </table:table-cell>
          <table:table-cell office:value-type="percentage" office:value="0.8876" calcext:value-type="percentage">
            <text:p>88.76%</text:p>
          </table:table-cell>
          <table:table-cell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5894" calcext:value-type="percentage">
            <text:p>58.94%</text:p>
          </table:table-cell>
          <table:table-cell office:value-type="percentage" office:value="0.418" calcext:value-type="percentage">
            <text:p>41.80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4526" calcext:value-type="percentage">
            <text:p>45.2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79" calcext:value-type="percentage">
            <text:p>72.79%</text:p>
          </table:table-cell>
          <table:table-cell office:value-type="percentage" office:value="0.5848" calcext:value-type="percentage">
            <text:p>58.48%</text:p>
          </table:table-cell>
          <table:table-cell office:value-type="percentage" office:value="0.4064" calcext:value-type="percentage">
            <text:p>40.64%</text:p>
          </table:table-cell>
          <table:table-cell table:number-columns-repeated="41"/>
        </table:table-row>
        <table:table-row table:style-name="ro3">
          <table:table-cell/>
          <table:table-cell office:value-type="string" calcext:value-type="string">
            <text:p>IF</text:p>
          </table:table-cell>
          <table:table-cell office:value-type="percentage" office:value="0.8178" calcext:value-type="percentage">
            <text:p>81.78%</text:p>
          </table:table-cell>
          <table:table-cell office:value-type="percentage" office:value="0.5852" calcext:value-type="percentage">
            <text:p>58.52%</text:p>
          </table:table-cell>
          <table:table-cell office:value-type="percentage" office:value="0.2668" calcext:value-type="percentage">
            <text:p>26.68%</text:p>
          </table:table-cell>
          <table:table-cell office:value-type="percentage" office:value="0.8382" calcext:value-type="percentage">
            <text:p>83.82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6" calcext:value-type="percentage">
            <text:p>4.06%</text:p>
          </table:table-cell>
          <table:table-cell office:value-type="percentage" office:value="0.8647" calcext:value-type="percentage">
            <text:p>86.47%</text:p>
          </table:table-cell>
          <table:table-cell office:value-type="percentage" office:value="0.4912" calcext:value-type="percentage">
            <text:p>49.12%</text:p>
          </table:table-cell>
          <table:table-cell office:value-type="percentage" office:value="0.0305" calcext:value-type="percentage">
            <text:p>3.05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378" calcext:value-type="percentage">
            <text:p>93.78%</text:p>
          </table:table-cell>
          <table:table-cell office:value-type="percentage" office:value="0.8384" calcext:value-type="percentage">
            <text:p>83.84%</text:p>
          </table:table-cell>
          <table:table-cell office:value-type="percentage" office:value="0.6422" calcext:value-type="percentage">
            <text:p>64.22%</text:p>
          </table:table-cell>
          <table:table-cell office:value-type="percentage" office:value="0.9827" calcext:value-type="percentage">
            <text:p>98.27%</text:p>
          </table:table-cell>
          <table:table-cell office:value-type="percentage" office:value="0.9568" calcext:value-type="percentage">
            <text:p>95.68%</text:p>
          </table:table-cell>
          <table:table-cell office:value-type="percentage" office:value="0.8698" calcext:value-type="percentage">
            <text:p>86.98%</text:p>
          </table:table-cell>
          <table:table-cell office:value-type="percentage" office:value="0.9815" calcext:value-type="percentage">
            <text:p>98.15%</text:p>
          </table:table-cell>
          <table:table-cell office:value-type="percentage" office:value="0.9546" calcext:value-type="percentage">
            <text:p>95.46%</text:p>
          </table:table-cell>
          <table:table-cell office:value-type="percentage" office:value="0.8853" calcext:value-type="percentage">
            <text:p>88.53%</text:p>
          </table:table-cell>
          <table:table-cell/>
          <table:table-cell office:value-type="string" calcext:value-type="string">
            <text:p>Raw-Features-PCA</text:p>
          </table:table-cell>
          <table:table-cell table:style-name="ce67" table:formula="of:=[.N19]" office:value-type="percentage" office:value="0.5947" calcext:value-type="percentage">
            <text:p>59.47%</text:p>
          </table:table-cell>
          <table:table-cell table:style-name="ce67" table:formula="of:=[.O19]" office:value-type="percentage" office:value="0.4502" calcext:value-type="percentage">
            <text:p>45.02%</text:p>
          </table:table-cell>
          <table:table-cell table:style-name="ce58" table:formula="of:=[.P19]" office:value-type="percentage" office:value="0.9999" calcext:value-type="percentage">
            <text:p>99.99%</text:p>
          </table:table-cell>
          <table:table-cell table:style-name="ce58" table:formula="of:=[.N37]" office:value-type="percentage" office:value="0.4285" calcext:value-type="percentage">
            <text:p>42.85%</text:p>
          </table:table-cell>
          <table:table-cell table:style-name="ce67" table:formula="of:=[.O37]" office:value-type="percentage" office:value="0.4026" calcext:value-type="percentage">
            <text:p>40.26%</text:p>
          </table:table-cell>
          <table:table-cell table:style-name="ce67" table:formula="of:=[.P37]" office:value-type="percentage" office:value="0.8513" calcext:value-type="percentage">
            <text:p>85.13%</text:p>
          </table:table-cell>
          <table:table-cell table:style-name="ce67" table:formula="of:=[.N55]" office:value-type="percentage" office:value="0.8992" calcext:value-type="percentage">
            <text:p>89.92%</text:p>
          </table:table-cell>
          <table:table-cell table:style-name="ce67" table:formula="of:=[.O55]" office:value-type="percentage" office:value="0.5156" calcext:value-type="percentage">
            <text:p>51.56%</text:p>
          </table:table-cell>
          <table:table-cell table:style-name="ce58" table:formula="of:=[.P55]" office:value-type="percentage" office:value="0.1169" calcext:value-type="percentage">
            <text:p>11.69%</text:p>
          </table:table-cell>
          <table:table-cell table:style-name="ce58" table:formula="of:=[.N73]" office:value-type="percentage" office:value="0.939" calcext:value-type="percentage">
            <text:p>93.90%</text:p>
          </table:table-cell>
          <table:table-cell table:style-name="ce58" table:formula="of:=[.O73]" office:value-type="percentage" office:value="0.8543" calcext:value-type="percentage">
            <text:p>85.43%</text:p>
          </table:table-cell>
          <table:table-cell table:style-name="ce58" table:formula="of:=[.P73]" office:value-type="percentage" office:value="0.7389" calcext:value-type="percentage">
            <text:p>73.89%</text:p>
          </table:table-cell>
          <table:table-cell table:style-name="ce75" table:formula="of:=AVERAGE([.Z65];[.AC65];[.AF65];[.AI65])" office:value-type="percentage" office:value="0.555675" calcext:value-type="percentage">
            <text:p>55.57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736" calcext:value-type="percentage">
            <text:p>73.60%</text:p>
          </table:table-cell>
          <table:table-cell office:value-type="percentage" office:value="0.4159" calcext:value-type="percentage">
            <text:p>41.59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4526" calcext:value-type="percentage">
            <text:p>45.2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4527" calcext:value-type="percentage">
            <text:p>45.27%</text:p>
          </table:table-cell>
          <table:table-cell office:value-type="percentage" office:value="0.0001" calcext:value-type="percentage">
            <text:p>0.01%</text:p>
          </table:table-cell>
          <table:table-cell table:number-columns-repeated="41"/>
        </table:table-row>
        <table:table-row table:style-name="ro3">
          <table:table-cell/>
          <table:table-cell office:value-type="string" calcext:value-type="string">
            <text:p>CBLOF</text:p>
          </table:table-cell>
          <table:table-cell office:value-type="percentage" office:value="0.7822" calcext:value-type="percentage">
            <text:p>78.22%</text:p>
          </table:table-cell>
          <table:table-cell office:value-type="percentage" office:value="0.6537" calcext:value-type="percentage">
            <text:p>65.37%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282" calcext:value-type="percentage">
            <text:p>72.82%</text:p>
          </table:table-cell>
          <table:table-cell office:value-type="percentage" office:value="0.5196" calcext:value-type="percentage">
            <text:p>51.96%</text:p>
          </table:table-cell>
          <table:table-cell office:value-type="percentage" office:value="0.2672" calcext:value-type="percentage">
            <text:p>26.72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6693" calcext:value-type="percentage">
            <text:p>66.93%</text:p>
          </table:table-cell>
          <table:table-cell office:value-type="percentage" office:value="0.4614" calcext:value-type="percentage">
            <text:p>46.14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537" calcext:value-type="percentage">
            <text:p>95.37%</text:p>
          </table:table-cell>
          <table:table-cell office:value-type="percentage" office:value="0.891" calcext:value-type="percentage">
            <text:p>89.10%</text:p>
          </table:table-cell>
          <table:table-cell office:value-type="percentage" office:value="0.8162" calcext:value-type="percentage">
            <text:p>81.62%</text:p>
          </table:table-cell>
          <table:table-cell office:value-type="percentage" office:value="0.9828" calcext:value-type="percentage">
            <text:p>98.28%</text:p>
          </table:table-cell>
          <table:table-cell office:value-type="percentage" office:value="0.9573" calcext:value-type="percentage">
            <text:p>95.73%</text:p>
          </table:table-cell>
          <table:table-cell office:value-type="percentage" office:value="0.8764" calcext:value-type="percentage">
            <text:p>87.64%</text:p>
          </table:table-cell>
          <table:table-cell office:value-type="percentage" office:value="0.962" calcext:value-type="percentage">
            <text:p>96.20%</text:p>
          </table:table-cell>
          <table:table-cell office:value-type="percentage" office:value="0.9132" calcext:value-type="percentage">
            <text:p>91.32%</text:p>
          </table:table-cell>
          <table:table-cell office:value-type="percentage" office:value="0.8857" calcext:value-type="percentage">
            <text:p>88.57%</text:p>
          </table:table-cell>
          <table:table-cell/>
          <table:table-cell table:style-name="ce56" office:value-type="string" calcext:value-type="string">
            <text:p>Anomal-E-PCA</text:p>
          </table:table-cell>
          <table:table-cell table:style-name="ce68" table:formula="of:=[.Q19]" office:value-type="percentage" office:value="0.041" calcext:value-type="percentage">
            <text:p>4.10%</text:p>
          </table:table-cell>
          <table:table-cell table:style-name="ce68" table:formula="of:=[.R19]" office:value-type="percentage" office:value="0.0394" calcext:value-type="percentage">
            <text:p>3.94%</text:p>
          </table:table-cell>
          <table:table-cell table:style-name="ce59" table:formula="of:=[.S19]" office:value-type="percentage" office:value="1" calcext:value-type="percentage">
            <text:p>100.00%</text:p>
          </table:table-cell>
          <table:table-cell table:style-name="ce59" table:formula="of:=[.Q37]" office:value-type="percentage" office:value="0.4646" calcext:value-type="percentage">
            <text:p>46.46%</text:p>
          </table:table-cell>
          <table:table-cell table:style-name="ce68" table:formula="of:=[.R37]" office:value-type="percentage" office:value="0.327" calcext:value-type="percentage">
            <text:p>32.70%</text:p>
          </table:table-cell>
          <table:table-cell table:style-name="ce68" table:formula="of:=[.S37]" office:value-type="percentage" office:value="0.048" calcext:value-type="percentage">
            <text:p>4.80%</text:p>
          </table:table-cell>
          <table:table-cell table:style-name="ce68" table:formula="of:=[.Q55]" office:value-type="percentage" office:value="0.0398" calcext:value-type="percentage">
            <text:p>3.98%</text:p>
          </table:table-cell>
          <table:table-cell table:style-name="ce68" table:formula="of:=[.R55]" office:value-type="percentage" office:value="0.0382" calcext:value-type="percentage">
            <text:p>3.82%</text:p>
          </table:table-cell>
          <table:table-cell table:formula="of:=[.S55]" office:value-type="percentage" office:value="1" calcext:value-type="percentage">
            <text:p>100.00%</text:p>
          </table:table-cell>
          <table:table-cell table:style-name="ce59" table:formula="of:=[.Q73]" office:value-type="percentage" office:value="0.9838" calcext:value-type="percentage">
            <text:p>98.38%</text:p>
          </table:table-cell>
          <table:table-cell table:style-name="ce59" table:formula="of:=[.R73]" office:value-type="percentage" office:value="0.9599" calcext:value-type="percentage">
            <text:p>95.99%</text:p>
          </table:table-cell>
          <table:table-cell table:style-name="ce59" table:formula="of:=[.S73]" office:value-type="percentage" office:value="0.8852" calcext:value-type="percentage">
            <text:p>88.52%</text:p>
          </table:table-cell>
          <table:table-cell table:style-name="ce74" table:formula="of:=AVERAGE([.Z66];[.AC66];[.AF66];[.AI66])" office:value-type="percentage" office:value="0.341125" calcext:value-type="percentage">
            <text:p>34.11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8451" calcext:value-type="percentage">
            <text:p>84.51%</text:p>
          </table:table-cell>
          <table:table-cell office:value-type="percentage" office:value="0.6115" calcext:value-type="percentage">
            <text:p>61.15%</text:p>
          </table:table-cell>
          <table:table-cell office:value-type="percentage" office:value="0.2011" calcext:value-type="percentage">
            <text:p>20.11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4526" calcext:value-type="percentage">
            <text:p>45.2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8136" calcext:value-type="percentage">
            <text:p>81.36%</text:p>
          </table:table-cell>
          <table:table-cell office:value-type="percentage" office:value="0.4635" calcext:value-type="percentage">
            <text:p>46.35%</text:p>
          </table:table-cell>
          <table:table-cell office:value-type="percentage" office:value="0.0168" calcext:value-type="percentage">
            <text:p>1.68%</text:p>
          </table:table-cell>
          <table:table-cell table:number-columns-repeated="41"/>
        </table:table-row>
        <table:table-row table:style-name="ro3">
          <table:table-cell/>
          <table:table-cell office:value-type="string" calcext:value-type="string">
            <text:p>HBOS</text:p>
          </table:table-cell>
          <table:table-cell office:value-type="percentage" office:value="0.7603" calcext:value-type="percentage">
            <text:p>76.03%</text:p>
          </table:table-cell>
          <table:table-cell office:value-type="percentage" office:value="0.5894" calcext:value-type="percentage">
            <text:p>58.94%</text:p>
          </table:table-cell>
          <table:table-cell office:value-type="percentage" office:value="0.4452" calcext:value-type="percentage">
            <text:p>44.52%</text:p>
          </table:table-cell>
          <table:table-cell office:value-type="percentage" office:value="0.839" calcext:value-type="percentage">
            <text:p>83.90%</text:p>
          </table:table-cell>
          <table:table-cell office:value-type="percentage" office:value="0.4868" calcext:value-type="percentage">
            <text:p>48.68%</text:p>
          </table:table-cell>
          <table:table-cell office:value-type="percentage" office:value="0.0408" calcext:value-type="percentage">
            <text:p>4.08%</text:p>
          </table:table-cell>
          <table:table-cell office:value-type="percentage" office:value="0.8364" calcext:value-type="percentage">
            <text:p>83.64%</text:p>
          </table:table-cell>
          <table:table-cell office:value-type="percentage" office:value="0.4857" calcext:value-type="percentage">
            <text:p>48.57%</text:p>
          </table:table-cell>
          <table:table-cell office:value-type="percentage" office:value="0.0409" calcext:value-type="percentage">
            <text:p>4.09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399" calcext:value-type="percentage">
            <text:p>93.99%</text:p>
          </table:table-cell>
          <table:table-cell office:value-type="percentage" office:value="0.8489" calcext:value-type="percentage">
            <text:p>84.89%</text:p>
          </table:table-cell>
          <table:table-cell office:value-type="percentage" office:value="0.6857" calcext:value-type="percentage">
            <text:p>68.57%</text:p>
          </table:table-cell>
          <table:table-cell office:value-type="percentage" office:value="0.9838" calcext:value-type="percentage">
            <text:p>98.38%</text:p>
          </table:table-cell>
          <table:table-cell office:value-type="percentage" office:value="0.9599" calcext:value-type="percentage">
            <text:p>95.99%</text:p>
          </table:table-cell>
          <table:table-cell office:value-type="percentage" office:value="0.8852" calcext:value-type="percentage">
            <text:p>88.52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9493" calcext:value-type="percentage">
            <text:p>94.93%</text:p>
          </table:table-cell>
          <table:table-cell office:value-type="percentage" office:value="0.8853" calcext:value-type="percentage">
            <text:p>88.53%</text:p>
          </table:table-cell>
          <table:table-cell/>
          <table:table-cell table:style-name="ce57" office:value-type="string" calcext:value-type="string">
            <text:p><text:span text:style-name="T1">Multimodal-</text:span>Anomal-E-PCA</text:p>
          </table:table-cell>
          <table:table-cell table:style-name="ce60" table:formula="of:=[.T19]" office:value-type="percentage" office:value="0.041" calcext:value-type="percentage">
            <text:p>4.10%</text:p>
          </table:table-cell>
          <table:table-cell table:style-name="ce60" table:formula="of:=[.U19]" office:value-type="percentage" office:value="0.0394" calcext:value-type="percentage">
            <text:p>3.94%</text:p>
          </table:table-cell>
          <table:table-cell table:style-name="ce63" table:formula="of:=[.V19]" office:value-type="percentage" office:value="1" calcext:value-type="percentage">
            <text:p>100.00%</text:p>
          </table:table-cell>
          <table:table-cell table:style-name="ce64" table:formula="of:=[.T37]" office:value-type="percentage" office:value="0.3767" calcext:value-type="percentage">
            <text:p>37.67%</text:p>
          </table:table-cell>
          <table:table-cell table:style-name="ce64" table:formula="of:=[.U37]" office:value-type="percentage" office:value="0.3427" calcext:value-type="percentage">
            <text:p>34.27%</text:p>
          </table:table-cell>
          <table:table-cell table:style-name="ce64" table:formula="of:=[.V37]" office:value-type="percentage" office:value="0.5757" calcext:value-type="percentage">
            <text:p>57.57%</text:p>
          </table:table-cell>
          <table:table-cell table:style-name="ce60" table:formula="of:=[.T55]" office:value-type="percentage" office:value="0.0398" calcext:value-type="percentage">
            <text:p>3.98%</text:p>
          </table:table-cell>
          <table:table-cell table:style-name="ce60" table:formula="of:=[.U55]" office:value-type="percentage" office:value="0.0382" calcext:value-type="percentage">
            <text:p>3.82%</text:p>
          </table:table-cell>
          <table:table-cell table:style-name="ce63" table:formula="of:=[.V55]" office:value-type="percentage" office:value="1" calcext:value-type="percentage">
            <text:p>100.00%</text:p>
          </table:table-cell>
          <table:table-cell table:style-name="ce64" table:formula="of:=[.T73]" office:value-type="percentage" office:value="0.9392" calcext:value-type="percentage">
            <text:p>93.92%</text:p>
          </table:table-cell>
          <table:table-cell table:style-name="ce64" table:formula="of:=[.U73]" office:value-type="percentage" office:value="0.8425" calcext:value-type="percentage">
            <text:p>84.25%</text:p>
          </table:table-cell>
          <table:table-cell table:style-name="ce64" table:formula="of:=[.V73]" office:value-type="percentage" office:value="0.6505" calcext:value-type="percentage">
            <text:p>65.05%</text:p>
          </table:table-cell>
          <table:table-cell table:style-name="ce74" table:formula="of:=AVERAGE([.Z67];[.AC67];[.AF67];[.AI67])" office:value-type="percentage" office:value="0.3157" calcext:value-type="percentage">
            <text:p>31.57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234" calcext:value-type="percentage">
            <text:p>92.34%</text:p>
          </table:table-cell>
          <table:table-cell office:value-type="percentage" office:value="0.8788" calcext:value-type="percentage">
            <text:p>87.88%</text:p>
          </table:table-cell>
          <table:table-cell office:value-type="percentage" office:value="0.9135" calcext:value-type="percentage">
            <text:p>91.35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4526" calcext:value-type="percentage">
            <text:p>45.2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4526" calcext:value-type="percentage">
            <text:p>45.26%</text:p>
          </table:table-cell>
          <table:table-cell office:value-type="percentage" office:value="0" calcext:value-type="percentage">
            <text:p>0.00%</text:p>
          </table:table-cell>
          <table:table-cell table:number-columns-repeated="41"/>
        </table:table-row>
        <table:table-row table:style-name="ro3">
          <table:table-cell/>
          <table:table-cell table:style-name="Default" table:number-columns-repeated="6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/>
          <table:table-cell office:value-type="string" calcext:value-type="string">
            <text:p>Raw-Features-IF</text:p>
          </table:table-cell>
          <table:table-cell table:style-name="ce58" table:formula="of:=[.N20]" office:value-type="percentage" office:value="0.6251" calcext:value-type="percentage">
            <text:p>62.51%</text:p>
          </table:table-cell>
          <table:table-cell table:style-name="ce58" table:formula="of:=[.O20]" office:value-type="percentage" office:value="0.4648" calcext:value-type="percentage">
            <text:p>46.48%</text:p>
          </table:table-cell>
          <table:table-cell table:style-name="ce58" table:formula="of:=[.P20]" office:value-type="percentage" office:value="0.9495" calcext:value-type="percentage">
            <text:p>94.95%</text:p>
          </table:table-cell>
          <table:table-cell table:style-name="ce61" table:formula="of:=[.N38]" office:value-type="percentage" office:value="0.467" calcext:value-type="percentage">
            <text:p>46.70%</text:p>
          </table:table-cell>
          <table:table-cell table:style-name="ce61" table:formula="of:=[.O38]" office:value-type="percentage" office:value="0.4336" calcext:value-type="percentage">
            <text:p>43.36%</text:p>
          </table:table-cell>
          <table:table-cell table:style-name="ce67" table:formula="of:=[.P38]" office:value-type="percentage" office:value="0.8664" calcext:value-type="percentage">
            <text:p>86.64%</text:p>
          </table:table-cell>
          <table:table-cell table:style-name="ce61" table:formula="of:=[.N56]" office:value-type="percentage" office:value="0.9426" calcext:value-type="percentage">
            <text:p>94.26%</text:p>
          </table:table-cell>
          <table:table-cell table:style-name="ce61" table:formula="of:=[.O56]" office:value-type="percentage" office:value="0.508" calcext:value-type="percentage">
            <text:p>50.80%</text:p>
          </table:table-cell>
          <table:table-cell table:style-name="ce61" table:formula="of:=[.P56]" office:value-type="percentage" office:value="0.0345" calcext:value-type="percentage">
            <text:p>3.45%</text:p>
          </table:table-cell>
          <table:table-cell table:style-name="ce61" table:formula="of:=[.N74]" office:value-type="percentage" office:value="0.9387" calcext:value-type="percentage">
            <text:p>93.87%</text:p>
          </table:table-cell>
          <table:table-cell table:style-name="ce61" table:formula="of:=[.O74]" office:value-type="percentage" office:value="0.8497" calcext:value-type="percentage">
            <text:p>84.97%</text:p>
          </table:table-cell>
          <table:table-cell table:style-name="ce61" table:formula="of:=[.P74]" office:value-type="percentage" office:value="0.7079" calcext:value-type="percentage">
            <text:p>70.79%</text:p>
          </table:table-cell>
          <table:table-cell table:style-name="ce69" table:formula="of:=AVERAGE([.Z68];[.AC68];[.AF68];[.AI68])" office:value-type="percentage" office:value="0.564025" calcext:value-type="percentage">
            <text:p>56.40%</text:p>
          </table:table-cell>
          <table:table-cell/>
          <table:table-cell table:style-name="Default" table:number-columns-repeated="6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number-columns-repeated="41"/>
        </table:table-row>
        <table:table-row table:style-name="ro3">
          <table:table-cell/>
          <table:table-cell table:style-name="Default" table:number-columns-repeated="3"/>
          <table:table-cell table:style-name="Default" office:value-type="string" calcext:value-type="string">
            <text:p>NF-CSE-CIC-IDS2018-v3 results (14.8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<text:span text:style-name="T1">NF-CSE-CIC-IDS2018-v3 (14.8% contamination) train and NF-CSE-CIC-IDS2018-v2 test</text:span>.</text:p>
          </table:table-cell>
          <table:table-cell table:style-name="Default" table:number-columns-repeated="8"/>
          <table:table-cell/>
          <table:table-cell table:style-name="ce56" office:value-type="string" calcext:value-type="string">
            <text:p>Anomal-E-IF</text:p>
          </table:table-cell>
          <table:table-cell table:style-name="ce59" table:formula="of:=[.Q20]" office:value-type="percentage" office:value="0.9999" calcext:value-type="percentage">
            <text:p>99.99%</text:p>
          </table:table-cell>
          <table:table-cell table:style-name="ce59" table:formula="of:=[.R20]" office:value-type="percentage" office:value="0.9992" calcext:value-type="percentage">
            <text:p>99.92%</text:p>
          </table:table-cell>
          <table:table-cell table:style-name="ce59" table:formula="of:=[.S20]" office:value-type="percentage" office:value="1" calcext:value-type="percentage">
            <text:p>100.00%</text:p>
          </table:table-cell>
          <table:table-cell table:style-name="ce59" table:formula="of:=[.Q38]" office:value-type="percentage" office:value="0.8679" calcext:value-type="percentage">
            <text:p>86.79%</text:p>
          </table:table-cell>
          <table:table-cell table:style-name="ce59" table:formula="of:=[.R38]" office:value-type="percentage" office:value="0.4649" calcext:value-type="percentage">
            <text:p>46.49%</text:p>
          </table:table-cell>
          <table:table-cell table:style-name="ce68" table:formula="of:=[.S38]" office:value-type="percentage" office:value="0.0003" calcext:value-type="percentage">
            <text:p>0.03%</text:p>
          </table:table-cell>
          <table:table-cell table:style-name="ce68" table:formula="of:=[.Q56]" office:value-type="percentage" office:value="0.9642" calcext:value-type="percentage">
            <text:p>96.42%</text:p>
          </table:table-cell>
          <table:table-cell table:style-name="ce68" table:formula="of:=[.R56]" office:value-type="percentage" office:value="0.4899" calcext:value-type="percentage">
            <text:p>48.99%</text:p>
          </table:table-cell>
          <table:table-cell table:style-name="ce68" table:formula="of:=[.S56]" office:value-type="percentage" office:value="0" calcext:value-type="percentage">
            <text:p>0.00%</text:p>
          </table:table-cell>
          <table:table-cell table:style-name="ce68" table:formula="of:=[.Q74]" office:value-type="percentage" office:value="0.9808" calcext:value-type="percentage">
            <text:p>98.08%</text:p>
          </table:table-cell>
          <table:table-cell table:style-name="ce68" table:formula="of:=[.R74]" office:value-type="percentage" office:value="0.9533" calcext:value-type="percentage">
            <text:p>95.33%</text:p>
          </table:table-cell>
          <table:table-cell table:style-name="ce68" table:formula="of:=[.S74]" office:value-type="percentage" office:value="0.8852" calcext:value-type="percentage">
            <text:p>88.52%</text:p>
          </table:table-cell>
          <table:table-cell table:style-name="ce74" table:formula="of:=AVERAGE([.Z69];[.AC69];[.AF69];[.AI69])" office:value-type="percentage" office:value="0.726825" calcext:value-type="percentage">
            <text:p>72.68%</text:p>
          </table:table-cell>
          <table:table-cell/>
          <table:table-cell table:style-name="Default"/>
          <table:table-cell table:style-name="Default" office:value-type="string" calcext:value-type="string">
            <text:p><text:span text:style-name="T1">NF-CSE-CIC-IDS2018-v3 (14.8% contamination) train and cleaned_cse_output test</text:span>.</text:p>
          </table:table-cell>
          <table:table-cell table:style-name="Default" table:number-columns-repeated="8"/>
          <table:table-cell table:number-columns-repeated="41"/>
        </table:table-row>
        <table:table-row table:style-name="ro3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57" office:value-type="string" calcext:value-type="string">
            <text:p><text:span text:style-name="T1">Multimodal-</text:span>Anomal-E-IF</text:p>
          </table:table-cell>
          <table:table-cell table:style-name="ce64" table:formula="of:=[.T20]" office:value-type="percentage" office:value="0.9998" calcext:value-type="percentage">
            <text:p>99.98%</text:p>
          </table:table-cell>
          <table:table-cell table:style-name="ce64" table:formula="of:=[.U20]" office:value-type="percentage" office:value="0.9987" calcext:value-type="percentage">
            <text:p>99.87%</text:p>
          </table:table-cell>
          <table:table-cell table:style-name="ce64" table:formula="of:=[.V20]" office:value-type="percentage" office:value="0.9983" calcext:value-type="percentage">
            <text:p>99.83%</text:p>
          </table:table-cell>
          <table:table-cell table:style-name="ce64" table:formula="of:=[.T38]" office:value-type="percentage" office:value="0.7849" calcext:value-type="percentage">
            <text:p>78.49%</text:p>
          </table:table-cell>
          <table:table-cell table:style-name="ce64" table:formula="of:=[.U38]" office:value-type="percentage" office:value="0.4426" calcext:value-type="percentage">
            <text:p>44.26%</text:p>
          </table:table-cell>
          <table:table-cell table:style-name="ce64" table:formula="of:=[.V38]" office:value-type="percentage" office:value="0.0049" calcext:value-type="percentage">
            <text:p>0.49%</text:p>
          </table:table-cell>
          <table:table-cell table:style-name="ce63" table:formula="of:=[.T56]" office:value-type="percentage" office:value="0.971" calcext:value-type="percentage">
            <text:p>97.10%</text:p>
          </table:table-cell>
          <table:table-cell table:style-name="ce63" table:formula="of:=[.U56]" office:value-type="percentage" office:value="0.7689" calcext:value-type="percentage">
            <text:p>76.89%</text:p>
          </table:table-cell>
          <table:table-cell table:style-name="ce63" table:formula="of:=[.V56]" office:value-type="percentage" office:value="0.4501" calcext:value-type="percentage">
            <text:p>45.01%</text:p>
          </table:table-cell>
          <table:table-cell table:style-name="ce63" table:formula="of:=[.T74]" office:value-type="percentage" office:value="0.9827" calcext:value-type="percentage">
            <text:p>98.27%</text:p>
          </table:table-cell>
          <table:table-cell table:style-name="ce63" table:formula="of:=[.U74]" office:value-type="percentage" office:value="0.9573" calcext:value-type="percentage">
            <text:p>95.73%</text:p>
          </table:table-cell>
          <table:table-cell table:style-name="ce63" table:formula="of:=[.V74]" office:value-type="percentage" office:value="0.8853" calcext:value-type="percentage">
            <text:p>88.53%</text:p>
          </table:table-cell>
          <table:table-cell table:style-name="ce72" table:formula="of:=AVERAGE([.Z70];[.AC70];[.AF70];[.AI70])" office:value-type="percentage" office:value="0.791875" calcext:value-type="percentage">
            <text:p>79.19%</text:p>
          </table:table-cell>
          <table:table-cell/>
          <table:table-cell table:style-name="Default" table:number-columns-repeated="10"/>
          <table:table-cell table:number-columns-repeated="41"/>
        </table:table-row>
        <table:table-row table:style-name="ro3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/>
          <table:table-cell office:value-type="string" calcext:value-type="string">
            <text:p>Raw-Features-CBLOF</text:p>
          </table:table-cell>
          <table:table-cell table:style-name="ce58" table:formula="of:=[.N21]" office:value-type="percentage" office:value="0.9325" calcext:value-type="percentage">
            <text:p>93.25%</text:p>
          </table:table-cell>
          <table:table-cell table:style-name="ce58" table:formula="of:=[.O21]" office:value-type="percentage" office:value="0.7261" calcext:value-type="percentage">
            <text:p>72.61%</text:p>
          </table:table-cell>
          <table:table-cell table:style-name="ce58" table:formula="of:=[.P21]" office:value-type="percentage" office:value="0.7859" calcext:value-type="percentage">
            <text:p>78.59%</text:p>
          </table:table-cell>
          <table:table-cell table:style-name="ce67" table:formula="of:=[.N39]" office:value-type="percentage" office:value="0.7311" calcext:value-type="percentage">
            <text:p>73.11%</text:p>
          </table:table-cell>
          <table:table-cell table:style-name="ce67" table:formula="of:=[.O39]" office:value-type="percentage" office:value="0.4876" calcext:value-type="percentage">
            <text:p>48.76%</text:p>
          </table:table-cell>
          <table:table-cell table:style-name="ce58" table:formula="of:=[.P39]" office:value-type="percentage" office:value="0.1615" calcext:value-type="percentage">
            <text:p>16.15%</text:p>
          </table:table-cell>
          <table:table-cell table:style-name="ce67" table:formula="of:=[.N57]" office:value-type="percentage" office:value="0.9538" calcext:value-type="percentage">
            <text:p>95.38%</text:p>
          </table:table-cell>
          <table:table-cell table:style-name="ce67" table:formula="of:=[.O57]" office:value-type="percentage" office:value="0.7153" calcext:value-type="percentage">
            <text:p>71.53%</text:p>
          </table:table-cell>
          <table:table-cell table:style-name="ce58" table:formula="of:=[.P57]" office:value-type="percentage" office:value="0.4841" calcext:value-type="percentage">
            <text:p>48.41%</text:p>
          </table:table-cell>
          <table:table-cell table:style-name="ce58" table:formula="of:=[.N75]" office:value-type="percentage" office:value="0.9538" calcext:value-type="percentage">
            <text:p>95.38%</text:p>
          </table:table-cell>
          <table:table-cell table:style-name="ce58" table:formula="of:=[.O75]" office:value-type="percentage" office:value="0.8911" calcext:value-type="percentage">
            <text:p>89.11%</text:p>
          </table:table-cell>
          <table:table-cell table:style-name="ce58" table:formula="of:=[.P75]" office:value-type="percentage" office:value="0.8157" calcext:value-type="percentage">
            <text:p>81.57%</text:p>
          </table:table-cell>
          <table:table-cell table:style-name="ce75" table:formula="of:=AVERAGE([.Z71];[.AC71];[.AF71];[.AI71])" office:value-type="percentage" office:value="0.705025" calcext:value-type="percentage">
            <text:p>70.50%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41"/>
        </table:table-row>
        <table:table-row table:style-name="ro3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56" office:value-type="string" calcext:value-type="string">
            <text:p>Anomal-E-CBLOF</text:p>
          </table:table-cell>
          <table:table-cell table:style-name="ce59" table:formula="of:=[.Q21]" office:value-type="percentage" office:value="0.9992" calcext:value-type="percentage">
            <text:p>99.92%</text:p>
          </table:table-cell>
          <table:table-cell table:style-name="ce59" table:formula="of:=[.R21]" office:value-type="percentage" office:value="0.995" calcext:value-type="percentage">
            <text:p>99.50%</text:p>
          </table:table-cell>
          <table:table-cell table:style-name="ce59" table:formula="of:=[.S21]" office:value-type="percentage" office:value="1" calcext:value-type="percentage">
            <text:p>100.00%</text:p>
          </table:table-cell>
          <table:table-cell table:style-name="ce68" table:formula="of:=[.Q39]" office:value-type="percentage" office:value="0.7123" calcext:value-type="percentage">
            <text:p>71.23%</text:p>
          </table:table-cell>
          <table:table-cell table:style-name="ce68" table:formula="of:=[.R39]" office:value-type="percentage" office:value="0.4171" calcext:value-type="percentage">
            <text:p>41.71%</text:p>
          </table:table-cell>
          <table:table-cell table:style-name="ce68" table:formula="of:=[.S39]" office:value-type="percentage" office:value="0.0026" calcext:value-type="percentage">
            <text:p>0.26%</text:p>
          </table:table-cell>
          <table:table-cell table:style-name="ce68" table:formula="of:=[.Q57]" office:value-type="percentage" office:value="0.0398" calcext:value-type="percentage">
            <text:p>3.98%</text:p>
          </table:table-cell>
          <table:table-cell table:style-name="ce68" table:formula="of:=[.R57]" office:value-type="percentage" office:value="0.0382" calcext:value-type="percentage">
            <text:p>3.82%</text:p>
          </table:table-cell>
          <table:table-cell table:formula="of:=[.S57]" office:value-type="percentage" office:value="1" calcext:value-type="percentage">
            <text:p>100.00%</text:p>
          </table:table-cell>
          <table:table-cell table:style-name="ce59" table:formula="of:=[.Q75]" office:value-type="percentage" office:value="0.9822" calcext:value-type="percentage">
            <text:p>98.22%</text:p>
          </table:table-cell>
          <table:table-cell table:style-name="ce59" table:formula="of:=[.R75]" office:value-type="percentage" office:value="0.956" calcext:value-type="percentage">
            <text:p>95.60%</text:p>
          </table:table-cell>
          <table:table-cell table:style-name="ce68" table:formula="of:=[.S75]" office:value-type="percentage" office:value="0.8764" calcext:value-type="percentage">
            <text:p>87.64%</text:p>
          </table:table-cell>
          <table:table-cell table:style-name="ce74" table:formula="of:=AVERAGE([.Z72];[.AC72];[.AF72];[.AI72])" office:value-type="percentage" office:value="0.601575" calcext:value-type="percentage">
            <text:p>60.16%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41"/>
        </table:table-row>
        <table:table-row table:style-name="ro3">
          <table:table-cell/>
          <table:table-cell office:value-type="string" calcext:value-type="string">
            <text:p>PCA</text:p>
          </table:table-cell>
          <table:table-cell office:value-type="percentage" office:value="0.7972" calcext:value-type="percentage">
            <text:p>79.72%</text:p>
          </table:table-cell>
          <table:table-cell office:value-type="percentage" office:value="0.5006" calcext:value-type="percentage">
            <text:p>50.06%</text:p>
          </table:table-cell>
          <table:table-cell office:value-type="percentage" office:value="0.1026" calcext:value-type="percentage">
            <text:p>10.26%</text:p>
          </table:table-cell>
          <table:table-cell office:value-type="percentage" office:value="0.8285" calcext:value-type="percentage">
            <text:p>82.85%</text:p>
          </table:table-cell>
          <table:table-cell office:value-type="percentage" office:value="0.4818" calcext:value-type="percentage">
            <text:p>48.18%</text:p>
          </table:table-cell>
          <table:table-cell office:value-type="percentage" office:value="0.0406" calcext:value-type="percentage">
            <text:p>4.06%</text:p>
          </table:table-cell>
          <table:table-cell office:value-type="percentage" office:value="0.838" calcext:value-type="percentage">
            <text:p>83.80%</text:p>
          </table:table-cell>
          <table:table-cell office:value-type="percentage" office:value="0.485" calcext:value-type="percentage">
            <text:p>48.50%</text:p>
          </table:table-cell>
          <table:table-cell office:value-type="percentage" office:value="0.0389" calcext:value-type="percentage">
            <text:p>3.89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939" calcext:value-type="percentage">
            <text:p>93.90%</text:p>
          </table:table-cell>
          <table:table-cell office:value-type="percentage" office:value="0.8543" calcext:value-type="percentage">
            <text:p>85.43%</text:p>
          </table:table-cell>
          <table:table-cell office:value-type="percentage" office:value="0.7389" calcext:value-type="percentage">
            <text:p>73.89%</text:p>
          </table:table-cell>
          <table:table-cell office:value-type="percentage" office:value="0.9838" calcext:value-type="percentage">
            <text:p>98.38%</text:p>
          </table:table-cell>
          <table:table-cell office:value-type="percentage" office:value="0.9599" calcext:value-type="percentage">
            <text:p>95.99%</text:p>
          </table:table-cell>
          <table:table-cell office:value-type="percentage" office:value="0.8852" calcext:value-type="percentage">
            <text:p>88.52%</text:p>
          </table:table-cell>
          <table:table-cell office:value-type="percentage" office:value="0.9392" calcext:value-type="percentage">
            <text:p>93.92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6505" calcext:value-type="percentage">
            <text:p>65.05%</text:p>
          </table:table-cell>
          <table:table-cell/>
          <table:table-cell table:style-name="ce57" office:value-type="string" calcext:value-type="string">
            <text:p><text:span text:style-name="T1">Multimodal-</text:span>Anomal-E-CBLOF</text:p>
          </table:table-cell>
          <table:table-cell table:style-name="ce60" table:formula="of:=[.T21]" office:value-type="percentage" office:value="0.9653" calcext:value-type="percentage">
            <text:p>96.53%</text:p>
          </table:table-cell>
          <table:table-cell table:style-name="ce60" table:formula="of:=[.U21]" office:value-type="percentage" office:value="0.7589" calcext:value-type="percentage">
            <text:p>75.89%</text:p>
          </table:table-cell>
          <table:table-cell table:style-name="ce60" table:formula="of:=[.V21]" office:value-type="percentage" office:value="0.4888" calcext:value-type="percentage">
            <text:p>48.88%</text:p>
          </table:table-cell>
          <table:table-cell table:style-name="ce60" table:formula="of:=[.T39]" office:value-type="percentage" office:value="0.4691" calcext:value-type="percentage">
            <text:p>46.91%</text:p>
          </table:table-cell>
          <table:table-cell table:style-name="ce60" table:formula="of:=[.U39]" office:value-type="percentage" office:value="0.354" calcext:value-type="percentage">
            <text:p>35.40%</text:p>
          </table:table-cell>
          <table:table-cell table:style-name="ce63" table:formula="of:=[.V39]" office:value-type="percentage" office:value="0.1813" calcext:value-type="percentage">
            <text:p>18.13%</text:p>
          </table:table-cell>
          <table:table-cell table:style-name="ce60" table:formula="of:=[.T57]" office:value-type="percentage" office:value="0.925" calcext:value-type="percentage">
            <text:p>92.50%</text:p>
          </table:table-cell>
          <table:table-cell table:style-name="ce60" table:formula="of:=[.U57]" office:value-type="percentage" office:value="0.5063" calcext:value-type="percentage">
            <text:p>50.63%</text:p>
          </table:table-cell>
          <table:table-cell table:style-name="ce60" table:formula="of:=[.V57]" office:value-type="percentage" office:value="0.0514" calcext:value-type="percentage">
            <text:p>5.14%</text:p>
          </table:table-cell>
          <table:table-cell table:style-name="ce60" table:formula="of:=[.T75]" office:value-type="percentage" office:value="0.9626" calcext:value-type="percentage">
            <text:p>96.26%</text:p>
          </table:table-cell>
          <table:table-cell table:style-name="ce60" table:formula="of:=[.U75]" office:value-type="percentage" office:value="0.9146" calcext:value-type="percentage">
            <text:p>91.46%</text:p>
          </table:table-cell>
          <table:table-cell table:style-name="ce63" table:formula="of:=[.V75]" office:value-type="percentage" office:value="0.8895" calcext:value-type="percentage">
            <text:p>88.95%</text:p>
          </table:table-cell>
          <table:table-cell table:style-name="ce71" table:formula="of:=AVERAGE([.Z73];[.AC73];[.AF73];[.AI73])" office:value-type="percentage" office:value="0.63345" calcext:value-type="percentage">
            <text:p>63.35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7459" calcext:value-type="percentage">
            <text:p>74.59%</text:p>
          </table:table-cell>
          <table:table-cell office:value-type="percentage" office:value="0.6003" calcext:value-type="percentage">
            <text:p>60.03%</text:p>
          </table:table-cell>
          <table:table-cell office:value-type="percentage" office:value="0.4109" calcext:value-type="percentage">
            <text:p>41.09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4526" calcext:value-type="percentage">
            <text:p>45.2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74" calcext:value-type="percentage">
            <text:p>72.74%</text:p>
          </table:table-cell>
          <table:table-cell office:value-type="percentage" office:value="0.5831" calcext:value-type="percentage">
            <text:p>58.31%</text:p>
          </table:table-cell>
          <table:table-cell office:value-type="percentage" office:value="0.4013" calcext:value-type="percentage">
            <text:p>40.13%</text:p>
          </table:table-cell>
          <table:table-cell table:number-columns-repeated="41"/>
        </table:table-row>
        <table:table-row table:style-name="ro3">
          <table:table-cell/>
          <table:table-cell office:value-type="string" calcext:value-type="string">
            <text:p>IF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0.5229" calcext:value-type="percentage">
            <text:p>52.29%</text:p>
          </table:table-cell>
          <table:table-cell office:value-type="percentage" office:value="0.2589" calcext:value-type="percentage">
            <text:p>25.89%</text:p>
          </table:table-cell>
          <table:table-cell office:value-type="percentage" office:value="0.8384" calcext:value-type="percentage">
            <text:p>83.84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5" calcext:value-type="percentage">
            <text:p>4.05%</text:p>
          </table:table-cell>
          <table:table-cell office:value-type="percentage" office:value="0.8382" calcext:value-type="percentage">
            <text:p>83.82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6" calcext:value-type="percentage">
            <text:p>4.06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387" calcext:value-type="percentage">
            <text:p>93.87%</text:p>
          </table:table-cell>
          <table:table-cell office:value-type="percentage" office:value="0.8497" calcext:value-type="percentage">
            <text:p>84.97%</text:p>
          </table:table-cell>
          <table:table-cell office:value-type="percentage" office:value="0.7079" calcext:value-type="percentage">
            <text:p>70.79%</text:p>
          </table:table-cell>
          <table:table-cell office:value-type="percentage" office:value="0.9808" calcext:value-type="percentage">
            <text:p>98.08%</text:p>
          </table:table-cell>
          <table:table-cell office:value-type="percentage" office:value="0.9533" calcext:value-type="percentage">
            <text:p>95.33%</text:p>
          </table:table-cell>
          <table:table-cell office:value-type="percentage" office:value="0.8852" calcext:value-type="percentage">
            <text:p>88.52%</text:p>
          </table:table-cell>
          <table:table-cell office:value-type="percentage" office:value="0.9827" calcext:value-type="percentage">
            <text:p>98.27%</text:p>
          </table:table-cell>
          <table:table-cell office:value-type="percentage" office:value="0.9573" calcext:value-type="percentage">
            <text:p>95.73%</text:p>
          </table:table-cell>
          <table:table-cell office:value-type="percentage" office:value="0.8853" calcext:value-type="percentage">
            <text:p>88.53%</text:p>
          </table:table-cell>
          <table:table-cell/>
          <table:table-cell office:value-type="string" calcext:value-type="string">
            <text:p>Raw-Features-HBOS</text:p>
          </table:table-cell>
          <table:table-cell table:style-name="ce67" table:formula="of:=[.N22]" office:value-type="percentage" office:value="0.5839" calcext:value-type="percentage">
            <text:p>58.39%</text:p>
          </table:table-cell>
          <table:table-cell table:style-name="ce67" table:formula="of:=[.O22]" office:value-type="percentage" office:value="0.4437" calcext:value-type="percentage">
            <text:p>44.37%</text:p>
          </table:table-cell>
          <table:table-cell table:style-name="ce58" table:formula="of:=[.P22]" office:value-type="percentage" office:value="0.9995" calcext:value-type="percentage">
            <text:p>99.95%</text:p>
          </table:table-cell>
          <table:table-cell table:style-name="ce61" table:formula="of:=[.N40]" office:value-type="percentage" office:value="0.4665" calcext:value-type="percentage">
            <text:p>46.65%</text:p>
          </table:table-cell>
          <table:table-cell table:style-name="ce67" table:formula="of:=[.O40]" office:value-type="percentage" office:value="0.4365" calcext:value-type="percentage">
            <text:p>43.65%</text:p>
          </table:table-cell>
          <table:table-cell table:style-name="ce67" table:formula="of:=[.P40]" office:value-type="percentage" office:value="0.9122" calcext:value-type="percentage">
            <text:p>91.22%</text:p>
          </table:table-cell>
          <table:table-cell table:style-name="ce67" table:formula="of:=[.N58]" office:value-type="percentage" office:value="0.9224" calcext:value-type="percentage">
            <text:p>92.24%</text:p>
          </table:table-cell>
          <table:table-cell table:style-name="ce67" table:formula="of:=[.O58]" office:value-type="percentage" office:value="0.5307" calcext:value-type="percentage">
            <text:p>53.07%</text:p>
          </table:table-cell>
          <table:table-cell table:style-name="ce61" table:formula="of:=[.P58]" office:value-type="percentage" office:value="0.1108" calcext:value-type="percentage">
            <text:p>11.08%</text:p>
          </table:table-cell>
          <table:table-cell table:style-name="ce61" table:formula="of:=[.N76]" office:value-type="percentage" office:value="0.9395" calcext:value-type="percentage">
            <text:p>93.95%</text:p>
          </table:table-cell>
          <table:table-cell table:style-name="ce61" table:formula="of:=[.O76]" office:value-type="percentage" office:value="0.8527" calcext:value-type="percentage">
            <text:p>85.27%</text:p>
          </table:table-cell>
          <table:table-cell table:style-name="ce61" table:formula="of:=[.P76]" office:value-type="percentage" office:value="0.7186" calcext:value-type="percentage">
            <text:p>71.86%</text:p>
          </table:table-cell>
          <table:table-cell table:style-name="ce75" table:formula="of:=AVERAGE([.Z74];[.AC74];[.AF74];[.AI74])" office:value-type="percentage" office:value="0.5659" calcext:value-type="percentage">
            <text:p>56.59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8677" calcext:value-type="percentage">
            <text:p>86.77%</text:p>
          </table:table-cell>
          <table:table-cell office:value-type="percentage" office:value="0.697" calcext:value-type="percentage">
            <text:p>69.70%</text:p>
          </table:table-cell>
          <table:table-cell office:value-type="percentage" office:value="0.3381" calcext:value-type="percentage">
            <text:p>33.81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4527" calcext:value-type="percentage">
            <text:p>45.27%</text:p>
          </table:table-cell>
          <table:table-cell office:value-type="percentage" office:value="0.0001" calcext:value-type="percentage">
            <text:p>0.01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4526" calcext:value-type="percentage">
            <text:p>45.26%</text:p>
          </table:table-cell>
          <table:table-cell office:value-type="percentage" office:value="0" calcext:value-type="percentage">
            <text:p>0.00%</text:p>
          </table:table-cell>
          <table:table-cell table:number-columns-repeated="41"/>
        </table:table-row>
        <table:table-row table:style-name="ro3">
          <table:table-cell/>
          <table:table-cell office:value-type="string" calcext:value-type="string">
            <text:p>CBLOF</text:p>
          </table:table-cell>
          <table:table-cell office:value-type="percentage" office:value="0.8273" calcext:value-type="percentage">
            <text:p>82.73%</text:p>
          </table:table-cell>
          <table:table-cell office:value-type="percentage" office:value="0.6866" calcext:value-type="percentage">
            <text:p>68.66%</text:p>
          </table:table-cell>
          <table:table-cell office:value-type="percentage" office:value="0.6079" calcext:value-type="percentage">
            <text:p>60.79%</text:p>
          </table:table-cell>
          <table:table-cell office:value-type="percentage" office:value="0.8384" calcext:value-type="percentage">
            <text:p>83.84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4" calcext:value-type="percentage">
            <text:p>4.04%</text:p>
          </table:table-cell>
          <table:table-cell office:value-type="percentage" office:value="0.7461" calcext:value-type="percentage">
            <text:p>74.61%</text:p>
          </table:table-cell>
          <table:table-cell office:value-type="percentage" office:value="0.5419" calcext:value-type="percentage">
            <text:p>54.19%</text:p>
          </table:table-cell>
          <table:table-cell office:value-type="percentage" office:value="0.3025" calcext:value-type="percentage">
            <text:p>30.25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538" calcext:value-type="percentage">
            <text:p>95.38%</text:p>
          </table:table-cell>
          <table:table-cell office:value-type="percentage" office:value="0.8911" calcext:value-type="percentage">
            <text:p>89.11%</text:p>
          </table:table-cell>
          <table:table-cell office:value-type="percentage" office:value="0.8157" calcext:value-type="percentage">
            <text:p>81.57%</text:p>
          </table:table-cell>
          <table:table-cell office:value-type="percentage" office:value="0.9822" calcext:value-type="percentage">
            <text:p>98.22%</text:p>
          </table:table-cell>
          <table:table-cell office:value-type="percentage" office:value="0.956" calcext:value-type="percentage">
            <text:p>95.60%</text:p>
          </table:table-cell>
          <table:table-cell office:value-type="percentage" office:value="0.8764" calcext:value-type="percentage">
            <text:p>87.64%</text:p>
          </table:table-cell>
          <table:table-cell office:value-type="percentage" office:value="0.9626" calcext:value-type="percentage">
            <text:p>96.26%</text:p>
          </table:table-cell>
          <table:table-cell office:value-type="percentage" office:value="0.9146" calcext:value-type="percentage">
            <text:p>91.46%</text:p>
          </table:table-cell>
          <table:table-cell office:value-type="percentage" office:value="0.8895" calcext:value-type="percentage">
            <text:p>88.95%</text:p>
          </table:table-cell>
          <table:table-cell/>
          <table:table-cell table:style-name="ce56" office:value-type="string" calcext:value-type="string">
            <text:p>Anomal-E-HBOS</text:p>
          </table:table-cell>
          <table:table-cell table:style-name="ce62" table:formula="of:=[.Q22]" office:value-type="percentage" office:value="0.041" calcext:value-type="percentage">
            <text:p>4.10%</text:p>
          </table:table-cell>
          <table:table-cell table:style-name="ce62" table:formula="of:=[.R22]" office:value-type="percentage" office:value="0.0394" calcext:value-type="percentage">
            <text:p>3.94%</text:p>
          </table:table-cell>
          <table:table-cell table:style-name="ce59" table:formula="of:=[.S22]" office:value-type="percentage" office:value="1" calcext:value-type="percentage">
            <text:p>100.00%</text:p>
          </table:table-cell>
          <table:table-cell table:style-name="ce59" table:formula="of:=[.Q40]" office:value-type="percentage" office:value="0.4938" calcext:value-type="percentage">
            <text:p>49.38%</text:p>
          </table:table-cell>
          <table:table-cell table:style-name="ce68" table:formula="of:=[.R40]" office:value-type="percentage" office:value="0.3407" calcext:value-type="percentage">
            <text:p>34.07%</text:p>
          </table:table-cell>
          <table:table-cell table:style-name="ce68" table:formula="of:=[.S40]" office:value-type="percentage" office:value="0.0459" calcext:value-type="percentage">
            <text:p>4.59%</text:p>
          </table:table-cell>
          <table:table-cell table:style-name="ce68" table:formula="of:=[.Q58]" office:value-type="percentage" office:value="0.0398" calcext:value-type="percentage">
            <text:p>3.98%</text:p>
          </table:table-cell>
          <table:table-cell table:style-name="ce68" table:formula="of:=[.R58]" office:value-type="percentage" office:value="0.0382" calcext:value-type="percentage">
            <text:p>3.82%</text:p>
          </table:table-cell>
          <table:table-cell table:formula="of:=[.S58]" office:value-type="percentage" office:value="1" calcext:value-type="percentage">
            <text:p>100.00%</text:p>
          </table:table-cell>
          <table:table-cell table:style-name="ce62" table:formula="of:=[.Q76]" office:value-type="percentage" office:value="0.9831" calcext:value-type="percentage">
            <text:p>98.31%</text:p>
          </table:table-cell>
          <table:table-cell table:style-name="ce62" table:formula="of:=[.R76]" office:value-type="percentage" office:value="0.9582" calcext:value-type="percentage">
            <text:p>95.82%</text:p>
          </table:table-cell>
          <table:table-cell table:style-name="ce59" table:formula="of:=[.S76]" office:value-type="percentage" office:value="0.8853" calcext:value-type="percentage">
            <text:p>88.53%</text:p>
          </table:table-cell>
          <table:table-cell table:style-name="ce71" table:formula="of:=AVERAGE([.Z75];[.AC75];[.AF75];[.AI75])" office:value-type="percentage" office:value="0.344125" calcext:value-type="percentage">
            <text:p>34.41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8277" calcext:value-type="percentage">
            <text:p>82.77%</text:p>
          </table:table-cell>
          <table:table-cell office:value-type="percentage" office:value="0.4794" calcext:value-type="percentage">
            <text:p>47.94%</text:p>
          </table:table-cell>
          <table:table-cell office:value-type="percentage" office:value="0.0281" calcext:value-type="percentage">
            <text:p>2.81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4526" calcext:value-type="percentage">
            <text:p>45.2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813" calcext:value-type="percentage">
            <text:p>81.30%</text:p>
          </table:table-cell>
          <table:table-cell office:value-type="percentage" office:value="0.4607" calcext:value-type="percentage">
            <text:p>46.07%</text:p>
          </table:table-cell>
          <table:table-cell office:value-type="percentage" office:value="0.0137" calcext:value-type="percentage">
            <text:p>1.37%</text:p>
          </table:table-cell>
          <table:table-cell table:number-columns-repeated="41"/>
        </table:table-row>
        <table:table-row table:style-name="ro3">
          <table:table-cell/>
          <table:table-cell office:value-type="string" calcext:value-type="string">
            <text:p>HBOS</text:p>
          </table:table-cell>
          <table:table-cell office:value-type="percentage" office:value="0.7637" calcext:value-type="percentage">
            <text:p>76.37%</text:p>
          </table:table-cell>
          <table:table-cell office:value-type="percentage" office:value="0.5699" calcext:value-type="percentage">
            <text:p>56.99%</text:p>
          </table:table-cell>
          <table:table-cell office:value-type="percentage" office:value="0.3574" calcext:value-type="percentage">
            <text:p>35.74%</text:p>
          </table:table-cell>
          <table:table-cell office:value-type="percentage" office:value="0.833" calcext:value-type="percentage">
            <text:p>83.30%</text:p>
          </table:table-cell>
          <table:table-cell office:value-type="percentage" office:value="0.4841" calcext:value-type="percentage">
            <text:p>48.41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8371" calcext:value-type="percentage">
            <text:p>83.71%</text:p>
          </table:table-cell>
          <table:table-cell office:value-type="percentage" office:value="0.4856" calcext:value-type="percentage">
            <text:p>48.56%</text:p>
          </table:table-cell>
          <table:table-cell office:value-type="percentage" office:value="0.0404" calcext:value-type="percentage">
            <text:p>4.04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395" calcext:value-type="percentage">
            <text:p>93.95%</text:p>
          </table:table-cell>
          <table:table-cell office:value-type="percentage" office:value="0.8527" calcext:value-type="percentage">
            <text:p>85.27%</text:p>
          </table:table-cell>
          <table:table-cell office:value-type="percentage" office:value="0.7186" calcext:value-type="percentage">
            <text:p>71.86%</text:p>
          </table:table-cell>
          <table:table-cell office:value-type="percentage" office:value="0.9831" calcext:value-type="percentage">
            <text:p>98.31%</text:p>
          </table:table-cell>
          <table:table-cell office:value-type="percentage" office:value="0.9582" calcext:value-type="percentage">
            <text:p>95.82%</text:p>
          </table:table-cell>
          <table:table-cell office:value-type="percentage" office:value="0.8853" calcext:value-type="percentage">
            <text:p>88.53%</text:p>
          </table:table-cell>
          <table:table-cell office:value-type="percentage" office:value="0.9838" calcext:value-type="percentage">
            <text:p>98.38%</text:p>
          </table:table-cell>
          <table:table-cell office:value-type="percentage" office:value="0.9598" calcext:value-type="percentage">
            <text:p>95.98%</text:p>
          </table:table-cell>
          <table:table-cell office:value-type="percentage" office:value="0.8853" calcext:value-type="percentage">
            <text:p>88.53%</text:p>
          </table:table-cell>
          <table:table-cell/>
          <table:table-cell table:style-name="ce57" office:value-type="string" calcext:value-type="string">
            <text:p><text:span text:style-name="T1">Multimodal-</text:span>Anomal-E-HBOS</text:p>
          </table:table-cell>
          <table:table-cell table:style-name="ce64" table:formula="of:=[.T22]" office:value-type="percentage" office:value="0.041" calcext:value-type="percentage">
            <text:p>4.10%</text:p>
          </table:table-cell>
          <table:table-cell table:style-name="ce64" table:formula="of:=[.U22]" office:value-type="percentage" office:value="0.0394" calcext:value-type="percentage">
            <text:p>3.94%</text:p>
          </table:table-cell>
          <table:table-cell table:style-name="ce63" table:formula="of:=[.V22]" office:value-type="percentage" office:value="1" calcext:value-type="percentage">
            <text:p>100.00%</text:p>
          </table:table-cell>
          <table:table-cell table:style-name="ce64" table:formula="of:=[.T40]" office:value-type="percentage" office:value="0.4365" calcext:value-type="percentage">
            <text:p>43.65%</text:p>
          </table:table-cell>
          <table:table-cell table:style-name="ce64" table:formula="of:=[.U40]" office:value-type="percentage" office:value="0.3467" calcext:value-type="percentage">
            <text:p>34.67%</text:p>
          </table:table-cell>
          <table:table-cell table:style-name="ce64" table:formula="of:=[.V40]" office:value-type="percentage" office:value="0.2536" calcext:value-type="percentage">
            <text:p>25.36%</text:p>
          </table:table-cell>
          <table:table-cell table:style-name="ce64" table:formula="of:=[.T58]" office:value-type="percentage" office:value="0.0398" calcext:value-type="percentage">
            <text:p>3.98%</text:p>
          </table:table-cell>
          <table:table-cell table:style-name="ce64" table:formula="of:=[.U58]" office:value-type="percentage" office:value="0.0382" calcext:value-type="percentage">
            <text:p>3.82%</text:p>
          </table:table-cell>
          <table:table-cell table:style-name="ce63" table:formula="of:=[.V58]" office:value-type="percentage" office:value="1" calcext:value-type="percentage">
            <text:p>100.00%</text:p>
          </table:table-cell>
          <table:table-cell table:style-name="ce63" table:formula="of:=[.T76]" office:value-type="percentage" office:value="0.9838" calcext:value-type="percentage">
            <text:p>98.38%</text:p>
          </table:table-cell>
          <table:table-cell table:style-name="ce63" table:formula="of:=[.U76]" office:value-type="percentage" office:value="0.9598" calcext:value-type="percentage">
            <text:p>95.98%</text:p>
          </table:table-cell>
          <table:table-cell table:style-name="ce63" table:formula="of:=[.V76]" office:value-type="percentage" office:value="0.8853" calcext:value-type="percentage">
            <text:p>88.53%</text:p>
          </table:table-cell>
          <table:table-cell table:style-name="ce31" table:formula="of:=AVERAGE([.Z76];[.AC76];[.AF76];[.AI76])" office:value-type="percentage" office:value="0.346025" calcext:value-type="percentage">
            <text:p>34.60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8942" calcext:value-type="percentage">
            <text:p>89.42%</text:p>
          </table:table-cell>
          <table:table-cell office:value-type="percentage" office:value="0.7971" calcext:value-type="percentage">
            <text:p>79.71%</text:p>
          </table:table-cell>
          <table:table-cell office:value-type="percentage" office:value="0.5843" calcext:value-type="percentage">
            <text:p>58.43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4526" calcext:value-type="percentage">
            <text:p>45.2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4526" calcext:value-type="percentage">
            <text:p>45.26%</text:p>
          </table:table-cell>
          <table:table-cell office:value-type="percentage" office:value="0" calcext:value-type="percentage">
            <text:p>0.00%</text:p>
          </table:table-cell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HK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HK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6">00/00/0000</text:date>, <text:time style:data-style-name="N2" text:time-value="08:12:50.7066818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16T11:27:47.802264583</dc:date>
    <meta:editing-duration>P1DT9H32M44S</meta:editing-duration>
    <meta:editing-cycles>331</meta:editing-cycles>
    <meta:generator>LibreOffice/25.2.3.2$Linux_X86_64 LibreOffice_project/520$Build-2</meta:generator>
    <meta:document-statistic meta:table-count="1" meta:cell-count="2721" meta:object-count="0"/>
    <meta:user-defined meta:name=""/>
    <meta:user-defined meta:name="qrichtext">1</meta:user-defined>
  </office:meta>
</office:document-meta>
</file>